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1.95in" fo:margin-left="-0.075in" fo:margin-top="0in" fo:margin-bottom="0in" table:align="left" style:writing-mode="lr-tb"/>
    </style:style>
    <style:style style:name="Table1.A" style:family="table-column">
      <style:table-column-properties style:column-width="0.6285in"/>
    </style:style>
    <style:style style:name="Table1.B" style:family="table-column">
      <style:table-column-properties style:column-width="1.320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7.075in" fo:margin-left="-0.075in" fo:margin-top="0in" fo:margin-bottom="0in" table:align="left" style:writing-mode="lr-tb"/>
    </style:style>
    <style:style style:name="Table2.A" style:family="table-column">
      <style:table-column-properties style:column-width="0.5396in"/>
    </style:style>
    <style:style style:name="Table2.B" style:family="table-column">
      <style:table-column-properties style:column-width="0.9854in"/>
    </style:style>
    <style:style style:name="Table2.C" style:family="table-column">
      <style:table-column-properties style:column-width="1.3in"/>
    </style:style>
    <style:style style:name="Table2.D" style:family="table-column">
      <style:table-column-properties style:column-width="1.625in"/>
    </style:style>
    <style:style style:name="Table2.E" style:family="table-column">
      <style:table-column-properties style:column-width="1.7493in"/>
    </style:style>
    <style:style style:name="Table2.F" style:family="table-column">
      <style:table-column-properties style:column-width="0.87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3" style:family="table-cell">
      <style:table-cell-properties style:vertical-align="" fo:padding-left="0.075in" fo:padding-right="0.075in" fo:padding-top="0in" fo:padding-bottom="0in" fo:border-left="none" fo:border-right="none" fo:border-top="0.5pt solid #000000" fo:border-bottom="0.5pt solid #000000"/>
    </style:style>
    <style:style style:name="Table2.A1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5.1417in" fo:margin-left="-0.075in" fo:margin-top="0in" fo:margin-bottom="0in" table:align="left" style:writing-mode="lr-tb"/>
    </style:style>
    <style:style style:name="Table3.A" style:family="table-column">
      <style:table-column-properties style:column-width="0.6292in"/>
    </style:style>
    <style:style style:name="Table3.B" style:family="table-column">
      <style:table-column-properties style:column-width="3.666in"/>
    </style:style>
    <style:style style:name="Table3.C" style:family="table-column">
      <style:table-column-properties style:column-width="0.846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3.A3" style:family="table-cell">
      <style:table-cell-properties style:vertical-align="" fo:padding-left="0.075in" fo:padding-right="0.075in" fo:padding-top="0in" fo:padding-bottom="0in" fo:border-left="none" fo:border-right="none" fo:border-top="0.5pt solid #000000" fo:border-bottom="0.5pt solid #000000"/>
    </style:style>
    <style:style style:name="Table3.A24"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5.5146in" fo:margin-left="-0.075in" fo:margin-top="0in" fo:margin-bottom="0in" table:align="left" style:writing-mode="lr-tb"/>
    </style:style>
    <style:style style:name="Table4.A" style:family="table-column">
      <style:table-column-properties style:column-width="0.6292in"/>
    </style:style>
    <style:style style:name="Table4.B" style:family="table-column">
      <style:table-column-properties style:column-width="4.0229in"/>
    </style:style>
    <style:style style:name="Table4.C" style:family="table-column">
      <style:table-column-properties style:column-width="0.8625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4.A3" style:family="table-cell">
      <style:table-cell-properties style:vertical-align="" fo:padding-left="0.075in" fo:padding-right="0.075in" fo:padding-top="0in" fo:padding-bottom="0in" fo:border-left="none" fo:border-right="none" fo:border-top="0.5pt solid #000000" fo:border-bottom="0.5pt solid #000000"/>
    </style:style>
    <style:style style:name="Table4.A25"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3.825in" fo:margin-left="-0.075in" fo:margin-top="0in" fo:margin-bottom="0in" table:align="left" style:writing-mode="lr-tb"/>
    </style:style>
    <style:style style:name="Table5.A" style:family="table-column">
      <style:table-column-properties style:column-width="0.6292in"/>
    </style:style>
    <style:style style:name="Table5.B" style:family="table-column">
      <style:table-column-properties style:column-width="3.1951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14"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5.7833in" fo:margin-left="-0.075in" fo:margin-top="0in" fo:margin-bottom="0in" table:align="left" style:writing-mode="lr-tb"/>
    </style:style>
    <style:style style:name="Table6.A" style:family="table-column">
      <style:table-column-properties style:column-width="0.6292in"/>
    </style:style>
    <style:style style:name="Table6.B" style:family="table-column">
      <style:table-column-properties style:column-width="3.7611in"/>
    </style:style>
    <style:style style:name="Table6.C" style:family="table-column">
      <style:table-column-properties style:column-width="1.3931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19"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3.2215in" fo:margin-left="-0.075in" fo:margin-top="0in" fo:margin-bottom="0in" table:align="left" style:writing-mode="lr-tb"/>
    </style:style>
    <style:style style:name="Table7.A" style:family="table-column">
      <style:table-column-properties style:column-width="2.3722in"/>
    </style:style>
    <style:style style:name="Table7.B" style:family="table-column">
      <style:table-column-properties style:column-width="0.8486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13"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2.4181in" fo:margin-left="-0.075in" fo:margin-top="0in" fo:margin-bottom="0in" table:align="left" style:writing-mode="lr-tb"/>
    </style:style>
    <style:style style:name="Table8.A" style:family="table-column">
      <style:table-column-properties style:column-width="0.566in"/>
    </style:style>
    <style:style style:name="Table8.B" style:family="table-column">
      <style:table-column-properties style:column-width="1.8514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9"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3.9222in" fo:margin-left="-0.075in" fo:margin-top="0in" fo:margin-bottom="0in" table:align="left" style:writing-mode="lr-tb"/>
    </style:style>
    <style:style style:name="Table9.A" style:family="table-column">
      <style:table-column-properties style:column-width="0.566in"/>
    </style:style>
    <style:style style:name="Table9.B" style:family="table-column">
      <style:table-column-properties style:column-width="3.3556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1"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6.6104in" fo:margin-left="-0.075in" fo:margin-top="0in" fo:margin-bottom="0in" table:align="left" style:writing-mode="lr-tb"/>
    </style:style>
    <style:style style:name="Table10.A" style:family="table-column">
      <style:table-column-properties style:column-width="0.566in"/>
    </style:style>
    <style:style style:name="Table10.B" style:family="table-column">
      <style:table-column-properties style:column-width="6.0438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3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3.6097in" fo:margin-left="-0.075in" fo:margin-top="0in" fo:margin-bottom="0in" table:align="left" style:writing-mode="lr-tb"/>
    </style:style>
    <style:style style:name="Table11.A" style:family="table-column">
      <style:table-column-properties style:column-width="0.5667in"/>
    </style:style>
    <style:style style:name="Table11.B" style:family="table-column">
      <style:table-column-properties style:column-width="2.0326in"/>
    </style:style>
    <style:style style:name="Table11.C" style:family="table-column">
      <style:table-column-properties style:column-width="1.0104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2" style:family="table-row">
      <style:table-row-properties fo:keep-together="auto"/>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31"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45in" fo:margin-left="-0.075in" fo:margin-top="0in" fo:margin-bottom="0in" table:align="left" style:writing-mode="lr-tb"/>
    </style:style>
    <style:style style:name="Table12.A" style:family="table-column">
      <style:table-column-properties style:column-width="3.4215in"/>
    </style:style>
    <style:style style:name="Table12.B" style:family="table-column">
      <style:table-column-properties style:column-width="1.0278in"/>
    </style:style>
    <style:style style:name="Table12.1" style:family="table-row">
      <style:table-row-properties fo:keep-together="auto"/>
    </style:style>
    <style:style style:name="Table12.A1" style:family="table-cell">
      <style:table-cell-properties style:vertical-align="bottom" fo:padding-left="0.075in" fo:padding-right="0.075in" fo:padding-top="0in" fo:padding-bottom="0in" fo:border-left="none" fo:border-right="none" fo:border-top="none" fo:border-bottom="0.5pt solid #000000"/>
    </style:style>
    <style:style style:name="Table12.B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5"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7.075in" fo:margin-left="-0.075in" fo:margin-top="0in" fo:margin-bottom="0in" table:align="left" style:writing-mode="lr-tb"/>
    </style:style>
    <style:style style:name="Table13.A" style:family="table-column">
      <style:table-column-properties style:column-width="0.7514in"/>
    </style:style>
    <style:style style:name="Table13.B" style:family="table-column">
      <style:table-column-properties style:column-width="1.425in"/>
    </style:style>
    <style:style style:name="Table13.C" style:family="table-column">
      <style:table-column-properties style:column-width="1.634in"/>
    </style:style>
    <style:style style:name="Table13.D" style:family="table-column">
      <style:table-column-properties style:column-width="3.263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4"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6">
      <style:paragraph-properties fo:margin-left="0in" fo:margin-right="0in" fo:text-indent="0in" style:auto-text-indent="false">
        <style:tab-stops/>
      </style:paragraph-properties>
    </style:style>
    <style:style style:name="P2" style:family="paragraph" style:parent-style-name="Heading_20_8">
      <style:paragraph-properties fo:margin-left="0in" fo:margin-right="0in" fo:text-indent="0in" style:auto-text-indent="false">
        <style:tab-stops/>
      </style:paragraph-properties>
    </style:style>
    <style:style style:name="P3" style:family="paragraph" style:parent-style-name="Heading_20_8">
      <style:paragraph-properties fo:margin-left="0in" fo:margin-right="0in" fo:text-align="center" style:justify-single-word="false" fo:text-indent="0in" style:auto-text-indent="false">
        <style:tab-stops/>
      </style:paragraph-properties>
    </style:style>
    <style:style style:name="P4" style:family="paragraph" style:parent-style-name="Heading_20_8">
      <style:paragraph-properties fo:margin-left="0in" fo:margin-right="0in" fo:text-align="end" style:justify-single-word="false" fo:text-indent="0in" style:auto-text-indent="false">
        <style:tab-stops/>
      </style:paragraph-properties>
    </style:style>
    <style:style style:name="P5" style:family="paragraph" style:parent-style-name="Heading_20_1">
      <style:paragraph-properties fo:margin-left="0in" fo:margin-right="0in" fo:text-indent="0in" style:auto-text-indent="false">
        <style:tab-stops/>
      </style:paragraph-properties>
    </style:style>
    <style:style style:name="P6" style:family="paragraph" style:parent-style-name="Preformatted" style:master-page-name="Standard">
      <style:paragraph-properties fo:margin-left="0in" fo:margin-right="0in" fo:orphans="2" fo:widows="2" fo:text-indent="0in" style:auto-text-indent="false" style:page-number="auto"/>
    </style:style>
    <style:style style:name="P7" style:family="paragraph" style:parent-style-name="Heading_20_3">
      <style:paragraph-properties fo:margin-left="0in" fo:margin-right="0in" fo:text-indent="0in" style:auto-text-indent="false">
        <style:tab-stops/>
      </style:paragraph-properties>
    </style:style>
    <style:style style:name="P8" style:family="paragraph" style:parent-style-name="Text_20_body">
      <style:paragraph-properties fo:margin-left="0in" fo:margin-right="0in" fo:text-indent="0in" style:auto-text-indent="false"/>
    </style:style>
    <style:style style:name="P9" style:family="paragraph" style:parent-style-name="Standard">
      <style:paragraph-properties fo:margin-left="0in" fo:margin-right="0in" fo:orphans="2" fo:widows="2" fo:text-indent="0in" style:auto-text-indent="false"/>
    </style:style>
    <style:style style:name="P10" style:family="paragraph" style:parent-style-name="Standard">
      <style:paragraph-properties fo:margin-left="0in" fo:margin-right="0in" fo:orphans="2" fo:widows="2" fo:text-indent="0in" style:auto-text-indent="false">
        <style:tab-stops/>
      </style:paragraph-properties>
    </style:style>
    <style:style style:name="P11" style:family="paragraph" style:parent-style-name="Standard">
      <style:paragraph-properties fo:margin-left="0in" fo:margin-right="0in" fo:orphans="2" fo:widows="2" fo:text-indent="0in" style:auto-text-indent="false"/>
      <style:text-properties style:use-window-font-color="true" style:font-name="Times New Roman" fo:font-size="18pt" style:font-size-asian="18pt"/>
    </style:style>
    <style:style style:name="P12" style:family="paragraph" style:parent-style-name="Standard">
      <style:paragraph-properties fo:margin-left="0in" fo:margin-right="0in" fo:orphans="2" fo:widows="2" fo:text-indent="0in" style:auto-text-indent="false"/>
      <style:text-properties style:use-window-font-color="true" style:font-name="Times New Roman" fo:font-size="12.5pt" style:font-size-asian="12.5pt"/>
    </style:style>
    <style:style style:name="P13" style:family="paragraph" style:parent-style-name="Standard">
      <style:paragraph-properties fo:margin-left="0in" fo:margin-right="0in" fo:orphans="2" fo:widows="2" fo:text-indent="0in" style:auto-text-indent="false"/>
      <style:text-properties style:use-window-font-color="true" style:font-name="Times New Roman" fo:font-size="10.5pt" fo:font-weight="bold" style:font-size-asian="10.5pt" style:font-weight-asian="bold"/>
    </style:style>
    <style:style style:name="P14" style:family="paragraph" style:parent-style-name="Standard">
      <style:paragraph-properties fo:margin-left="0in" fo:margin-right="0in" fo:orphans="2" fo:widows="2" fo:text-indent="0in" style:auto-text-indent="false"/>
      <style:text-properties style:use-window-font-color="true" style:font-name="Times New Roman" fo:font-size="10.5pt" style:font-size-asian="10.5pt"/>
    </style:style>
    <style:style style:name="P15"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6"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17"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8" style:family="paragraph" style:parent-style-name="Standard">
      <style:paragraph-properties fo:margin-left="0in" fo:margin-right="0in" fo:orphans="2" fo:widows="2" fo:text-indent="0in" style:auto-text-indent="false"/>
      <style:text-properties style:use-window-font-color="true" style:font-name="Times New Roman" fo:font-size="10pt" fo:font-style="italic" style:font-size-asian="10pt" style:font-style-asian="italic"/>
    </style:style>
    <style:style style:name="P19" style:family="paragraph" style:parent-style-name="Standard">
      <style:paragraph-properties fo:margin-left="0in" fo:margin-right="0in" fo:orphans="2" fo:widows="2" fo:text-indent="0in" style:auto-text-indent="false"/>
      <style:text-properties style:use-window-font-color="true" style:font-name="Times New Roman" fo:font-size="18.5pt" style:font-size-asian="18.5pt"/>
    </style:style>
    <style:style style:name="P20" style:family="paragraph" style:parent-style-name="Standard">
      <style:paragraph-properties fo:margin-left="0in" fo:margin-right="0in" fo:text-align="center" style:justify-single-word="false" fo:orphans="2" fo:widows="2" fo:text-indent="0in" style:auto-text-indent="false"/>
    </style:style>
    <style:style style:name="P21"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22" style:family="paragraph" style:parent-style-name="Standard">
      <style:paragraph-properties fo:margin-left="0in" fo:margin-right="0in" fo:text-align="center" style:justify-single-word="false" fo:text-indent="0in" style:auto-text-indent="false">
        <style:tab-stops/>
      </style:paragraph-properties>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Standard">
      <style:paragraph-properties fo:margin-left="0in" fo:margin-right="0in" fo:text-align="end" style:justify-single-word="false" fo:orphans="2" fo:widows="2" fo:text-indent="0in" style:auto-text-indent="false"/>
    </style:style>
    <style:style style:name="P25"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26" style:family="paragraph" style:parent-style-name="Standard">
      <style:paragraph-properties fo:margin-left="0in" fo:margin-right="0in" fo:text-align="start"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fo:font-size="10pt" style:font-size-asian="10pt"/>
    </style:style>
    <style:style style:name="T5" style:family="text">
      <style:text-properties style:use-window-font-color="true" style:font-name="Times New Roman" fo:font-size="10pt" fo:font-style="italic" style:font-size-asian="10pt" style:font-style-asian="italic"/>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style:style>
    <style:style style:name="T8" style:family="text">
      <style:text-properties style:use-window-font-color="true" style:text-position="super 58%" style:font-name="Times New Roman" fo:font-size="10pt" fo:font-weight="bold" style:font-size-asian="10pt" style:font-weight-asian="bold"/>
    </style:style>
    <style:style style:name="T9" style:family="text">
      <style:text-properties style:use-window-font-color="true" style:text-position="super 58%" style:font-name="Times New Roman" fo:font-size="10pt" style:font-size-asian="10pt"/>
    </style:style>
    <style:style style:name="T10"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his material is Open Game Content, and is licensed for public use under the terms of the Open Game License v1.0a.</text:span></text:p>
      <text:p text:style-name="P9"><text:span text:style-name="T3">MAGIC ITEMS VI (INTELLIGENT, CURSED, &amp; ARTIFACTS)</text:span></text:p>
      <text:p text:style-name="P11"/>
      <text:p text:style-name="P9"><text:span text:style-name="T3">INTELLIGENT ITEMS</text:span></text:p>
      <text:p text:style-name="P9"><text:span text:style-name="T4">Magic items sometimes have intelligence of their own. Magically imbued with sentience, these items think and feel the same way characters do and should be treated as NPCs. Intelligent items have extra abilities and sometimes extraordinary powers and special purposes. Only permanent magic items (as opposed to single-use items or those with charges) can be intelligent. (This means that potions, scrolls, and wands, among other items, are never intelligent.) In general, less than 1% of magic items have intelligence.</text:span></text:p>
      <text:p text:style-name="P9"><text:span text:style-name="T4">Intelligent items can actually be considered creatures because they have Intelligence, Wisdom, and Charisma scores. Treat them as constructs. Intelligent items often have the ability to illuminate their surroundings at will (as magic weapons do); many cannot see otherwise.</text:span></text:p>
      <text:p text:style-name="P9"><text:span text:style-name="T4">Unlike most magic items, intelligent items can activate their own powers without waiting for a command word from their owner. Intelligent items act during their owner’s turn in the initiative order.</text:span></text:p>
      <text:p text:style-name="P12"/>
      <text:p text:style-name="P9"><text:span text:style-name="T7">INTELLIGENT ITEM ALIGNMENT</text:span></text:p>
      <text:p text:style-name="P9"><text:span text:style-name="T4">Any item with intelligence has an alignment. Note that intelligent weapons already have alignments, either stated or by implication. <text:s/>If you’re generating a random intelligent weapon, that weapon’s alignment must fit with any alignment-oriented special abilities it has.</text:span></text:p>
      <text:p text:style-name="P9"><text:span text:style-name="T4">Any character whose alignment does not correspond to that of the item (except as noted by the asterisks on the table) gains one negative level if he or she so much as picks up the item. Although this negative level never results in actual level loss, it remains as long as the item is in hand and cannot be overcome in any way (including </text:span><text:span text:style-name="T5">restoration </text:span><text:span text:style-name="T4">spells). This negative level is cumulative with any other penalties the item might already place on inappropriate wielders. Items with Ego scores (see below) of 20 to 29 bestow two negative levels. Items with Ego scores of 30 or higher bestow three negative level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0"><text:span text:style-name="T6">Intelligent Item Alignment</text:span></text:p>
          </table:table-cell>
          <table:covered-table-cell/>
        </table:table-row>
        <table:table-row table:style-name="Table1.2">
          <table:table-cell table:style-name="Table1.A2" office:value-type="string">
            <text:p text:style-name="P21"><text:span text:style-name="T6">d%</text:span></text:p>
          </table:table-cell>
          <table:table-cell table:style-name="Table1.A2" office:value-type="string">
            <text:p text:style-name="P10"><text:span text:style-name="T6">Alignment of Item</text:span></text:p>
          </table:table-cell>
        </table:table-row>
        <table:table-row table:style-name="Table1.2">
          <table:table-cell table:style-name="Table1.A2" office:value-type="string">
            <text:p text:style-name="P20"><text:span text:style-name="T4">01–05</text:span></text:p>
          </table:table-cell>
          <table:table-cell table:style-name="Table1.A2" office:value-type="string">
            <text:p text:style-name="P9"><text:span text:style-name="T4">Chaotic good</text:span></text:p>
          </table:table-cell>
        </table:table-row>
        <table:table-row table:style-name="Table1.2">
          <table:table-cell table:style-name="Table1.A2" office:value-type="string">
            <text:p text:style-name="P20"><text:span text:style-name="T4">06–15</text:span></text:p>
          </table:table-cell>
          <table:table-cell table:style-name="Table1.A2" office:value-type="string">
            <text:p text:style-name="P9"><text:span text:style-name="T4">Chaotic neutral*</text:span></text:p>
          </table:table-cell>
        </table:table-row>
        <table:table-row table:style-name="Table1.2">
          <table:table-cell table:style-name="Table1.A2" office:value-type="string">
            <text:p text:style-name="P20"><text:span text:style-name="T4">16–20</text:span></text:p>
          </table:table-cell>
          <table:table-cell table:style-name="Table1.A2" office:value-type="string">
            <text:p text:style-name="P9"><text:span text:style-name="T4">Chaotic evil</text:span></text:p>
          </table:table-cell>
        </table:table-row>
        <table:table-row table:style-name="Table1.2">
          <table:table-cell table:style-name="Table1.A2" office:value-type="string">
            <text:p text:style-name="P20"><text:span text:style-name="T4">21–25</text:span></text:p>
          </table:table-cell>
          <table:table-cell table:style-name="Table1.A2" office:value-type="string">
            <text:p text:style-name="P9"><text:span text:style-name="T4">Neutral evil*</text:span></text:p>
          </table:table-cell>
        </table:table-row>
        <table:table-row table:style-name="Table1.2">
          <table:table-cell table:style-name="Table1.A2" office:value-type="string">
            <text:p text:style-name="P20"><text:span text:style-name="T4">26–30</text:span></text:p>
          </table:table-cell>
          <table:table-cell table:style-name="Table1.A2" office:value-type="string">
            <text:p text:style-name="P9"><text:span text:style-name="T4">Lawful evil</text:span></text:p>
          </table:table-cell>
        </table:table-row>
        <table:table-row table:style-name="Table1.2">
          <table:table-cell table:style-name="Table1.A2" office:value-type="string">
            <text:p text:style-name="P20"><text:span text:style-name="T4">31–55</text:span></text:p>
          </table:table-cell>
          <table:table-cell table:style-name="Table1.A2" office:value-type="string">
            <text:p text:style-name="P9"><text:span text:style-name="T4">Lawful good</text:span></text:p>
          </table:table-cell>
        </table:table-row>
        <table:table-row table:style-name="Table1.2">
          <table:table-cell table:style-name="Table1.A2" office:value-type="string">
            <text:p text:style-name="P20"><text:span text:style-name="T4">56–60</text:span></text:p>
          </table:table-cell>
          <table:table-cell table:style-name="Table1.A2" office:value-type="string">
            <text:p text:style-name="P9"><text:span text:style-name="T4">Lawful neutral*</text:span></text:p>
          </table:table-cell>
        </table:table-row>
        <table:table-row table:style-name="Table1.2">
          <table:table-cell table:style-name="Table1.A2" office:value-type="string">
            <text:p text:style-name="P20"><text:span text:style-name="T4">61–80</text:span></text:p>
          </table:table-cell>
          <table:table-cell table:style-name="Table1.A2" office:value-type="string">
            <text:p text:style-name="P9"><text:span text:style-name="T4">Neutral good*</text:span></text:p>
          </table:table-cell>
        </table:table-row>
        <table:table-row table:style-name="Table1.2">
          <table:table-cell table:style-name="Table1.A2" office:value-type="string">
            <text:p text:style-name="P20"><text:span text:style-name="T4">81–100</text:span></text:p>
          </table:table-cell>
          <table:table-cell table:style-name="Table1.A2" office:value-type="string">
            <text:p text:style-name="P9"><text:span text:style-name="T4">Neutral</text:span></text:p>
          </table:table-cell>
        </table:table-row>
        <table:table-row table:style-name="Table1.1">
          <table:table-cell table:style-name="Table1.A12" table:number-columns-spanned="2" office:value-type="string">
            <text:p text:style-name="P10"><text:span text:style-name="T4">* The item can also be used by any character whose alignment corresponds to the nonneutral portion of the item’s alignment.</text:span></text:p>
          </table:table-cell>
          <table:covered-table-cell/>
        </table:table-row>
      </table:table>
      <text:p text:style-name="P12"><text:soft-page-break/></text:p>
      <text:p text:style-name="P9"><text:span text:style-name="T7">LANGUAGES SPOKEN BY ITEM</text:span></text:p>
      <text:p text:style-name="P9"><text:span text:style-name="T4">Like a character, an intelligent item speaks Common plus one additional language per point of Intelligence bonus. Choose appropriate languages, taking into account the item’s origin and purposes.</text:span></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P10"><text:span text:style-name="T6">Table: Item Intelligence, Wisdom, Charisma, and Capabilities</text:span></text:p>
          </table:table-cell>
          <table:covered-table-cell/>
          <table:covered-table-cell/>
          <table:covered-table-cell/>
          <table:covered-table-cell/>
          <table:covered-table-cell/>
        </table:table-row>
        <table:table-row table:style-name="Table2.1">
          <table:table-cell table:style-name="Table2.A2" office:value-type="string">
            <text:p text:style-name="P22"><text:span text:style-name="T7">d%</text:span></text:p>
          </table:table-cell>
          <table:table-cell table:style-name="Table2.A2" office:value-type="string">
            <text:p text:style-name="P23"><text:span text:style-name="T7">Mental Ability Scores</text:span></text:p>
          </table:table-cell>
          <table:table-cell table:style-name="Table2.A2" office:value-type="string">
            <text:p text:style-name="P23"><text:span text:style-name="T7">Communication</text:span></text:p>
          </table:table-cell>
          <table:table-cell table:style-name="Table2.A2" office:value-type="string">
            <text:h text:style-name="P2" text:outline-level="8"><text:span text:style-name="T1">Capabilities</text:span></text:h>
          </table:table-cell>
          <table:table-cell table:style-name="Table2.A2" office:value-type="string">
            <text:h text:style-name="P2" text:outline-level="8"><text:span text:style-name="T7">Senses</text:span></text:h>
          </table:table-cell>
          <table:table-cell table:style-name="Table2.A2" office:value-type="string">
            <text:h text:style-name="P3" text:outline-level="8"><text:span text:style-name="T7">Base Price Modifier</text:span></text:h>
          </table:table-cell>
        </table:table-row>
        <table:table-row table:style-name="Table2.1">
          <table:table-cell table:style-name="Table2.A3" office:value-type="string">
            <text:p text:style-name="P21"><text:span text:style-name="T4">01–34</text:span></text:p>
          </table:table-cell>
          <table:table-cell table:style-name="Table2.A3" office:value-type="string">
            <text:p text:style-name="P10"><text:span text:style-name="T4">Two at 12,</text:span></text:p>
            <text:p text:style-name="P10"><text:span text:style-name="T4">one at 10</text:span></text:p>
          </table:table-cell>
          <table:table-cell table:style-name="Table2.A3" office:value-type="string">
            <text:p text:style-name="P10"><text:span text:style-name="T4">Empathy</text:span><text:span text:style-name="T8">1</text:span></text:p>
          </table:table-cell>
          <table:table-cell table:style-name="Table2.A3" office:value-type="string">
            <text:p text:style-name="P10"><text:span text:style-name="T4">One lesser power</text:span></text:p>
          </table:table-cell>
          <table:table-cell table:style-name="Table2.A3" office:value-type="string">
            <text:p text:style-name="P10"><text:span text:style-name="T4">30 ft. vision and hearing</text:span></text:p>
          </table:table-cell>
          <table:table-cell table:style-name="Table2.A3" office:value-type="string">
            <text:p text:style-name="P25"><text:span text:style-name="T4">+1,000 gp</text:span></text:p>
          </table:table-cell>
        </table:table-row>
        <table:table-row table:style-name="Table2.1">
          <table:table-cell table:style-name="Table2.A3" office:value-type="string">
            <text:p text:style-name="P20"><text:span text:style-name="T4">35–59</text:span></text:p>
          </table:table-cell>
          <table:table-cell table:style-name="Table2.A3" office:value-type="string">
            <text:p text:style-name="P9"><text:span text:style-name="T4">Two at 13,</text:span></text:p>
            <text:p text:style-name="P9"><text:span text:style-name="T4">one at 10</text:span></text:p>
          </table:table-cell>
          <table:table-cell table:style-name="Table2.A3" office:value-type="string">
            <text:p text:style-name="P9"><text:span text:style-name="T4">Empathy</text:span><text:span text:style-name="T8">1</text:span></text:p>
          </table:table-cell>
          <table:table-cell table:style-name="Table2.A3" office:value-type="string">
            <text:p text:style-name="P9"><text:span text:style-name="T4">Two lesser powers</text:span></text:p>
          </table:table-cell>
          <table:table-cell table:style-name="Table2.A3" office:value-type="string">
            <text:p text:style-name="P9"><text:span text:style-name="T4">60 ft. vision and hearing</text:span></text:p>
          </table:table-cell>
          <table:table-cell table:style-name="Table2.A3" office:value-type="string">
            <text:p text:style-name="P24"><text:span text:style-name="T4">+2,000 gp</text:span></text:p>
          </table:table-cell>
        </table:table-row>
        <table:table-row table:style-name="Table2.1">
          <table:table-cell table:style-name="Table2.A3" office:value-type="string">
            <text:p text:style-name="P20"><text:span text:style-name="T4">60–79</text:span></text:p>
          </table:table-cell>
          <table:table-cell table:style-name="Table2.A3" office:value-type="string">
            <text:p text:style-name="P9"><text:span text:style-name="T4">Two at 14,</text:span></text:p>
            <text:p text:style-name="P9"><text:span text:style-name="T4">one at 10</text:span></text:p>
          </table:table-cell>
          <table:table-cell table:style-name="Table2.A3" office:value-type="string">
            <text:p text:style-name="P9"><text:span text:style-name="T4">Speech</text:span><text:span text:style-name="T8">2</text:span></text:p>
          </table:table-cell>
          <table:table-cell table:style-name="Table2.A3" office:value-type="string">
            <text:p text:style-name="P9"><text:span text:style-name="T4">Two lesser powers</text:span></text:p>
          </table:table-cell>
          <table:table-cell table:style-name="Table2.A3" office:value-type="string">
            <text:p text:style-name="P9"><text:span text:style-name="T4">120 ft. vision and hearing</text:span></text:p>
          </table:table-cell>
          <table:table-cell table:style-name="Table2.A3" office:value-type="string">
            <text:p text:style-name="P24"><text:span text:style-name="T4">+4,000 gp</text:span></text:p>
          </table:table-cell>
        </table:table-row>
        <table:table-row table:style-name="Table2.1">
          <table:table-cell table:style-name="Table2.A3" office:value-type="string">
            <text:p text:style-name="P20"><text:span text:style-name="T4">80–91</text:span></text:p>
          </table:table-cell>
          <table:table-cell table:style-name="Table2.A3" office:value-type="string">
            <text:p text:style-name="P9"><text:span text:style-name="T4">Two at 15,</text:span></text:p>
            <text:p text:style-name="P9"><text:span text:style-name="T4">one at 10</text:span></text:p>
          </table:table-cell>
          <table:table-cell table:style-name="Table2.A3" office:value-type="string">
            <text:p text:style-name="P9"><text:span text:style-name="T4">Speech</text:span><text:span text:style-name="T8">2</text:span></text:p>
          </table:table-cell>
          <table:table-cell table:style-name="Table2.A3" office:value-type="string">
            <text:p text:style-name="P9"><text:span text:style-name="T4">Three lesser powers</text:span></text:p>
          </table:table-cell>
          <table:table-cell table:style-name="Table2.A3" office:value-type="string">
            <text:p text:style-name="P9"><text:span text:style-name="T4">60 ft. darkvision </text:span></text:p>
            <text:p text:style-name="P9"><text:span text:style-name="T4">and hearing</text:span></text:p>
          </table:table-cell>
          <table:table-cell table:style-name="Table2.A3" office:value-type="string">
            <text:p text:style-name="P24"><text:span text:style-name="T4">+5,000 gp</text:span></text:p>
          </table:table-cell>
        </table:table-row>
        <table:table-row table:style-name="Table2.1">
          <table:table-cell table:style-name="Table2.A3" office:value-type="string">
            <text:p text:style-name="P20"><text:span text:style-name="T4">92–97</text:span></text:p>
          </table:table-cell>
          <table:table-cell table:style-name="Table2.A3" office:value-type="string">
            <text:p text:style-name="P9"><text:span text:style-name="T4">Two at 16,</text:span></text:p>
            <text:p text:style-name="P9"><text:span text:style-name="T4">one at 10</text:span></text:p>
          </table:table-cell>
          <table:table-cell table:style-name="Table2.A3" office:value-type="string">
            <text:p text:style-name="P9"><text:span text:style-name="T4">Speech</text:span><text:span text:style-name="T8">2 3</text:span></text:p>
          </table:table-cell>
          <table:table-cell table:style-name="Table2.A3" office:value-type="string">
            <text:p text:style-name="P9"><text:span text:style-name="T4">Three lesser powers</text:span></text:p>
          </table:table-cell>
          <table:table-cell table:style-name="Table2.A3" office:value-type="string">
            <text:p text:style-name="P9"><text:span text:style-name="T4">60 ft. darkvision </text:span></text:p>
            <text:p text:style-name="P9"><text:span text:style-name="T4">and hearing</text:span></text:p>
          </table:table-cell>
          <table:table-cell table:style-name="Table2.A3" office:value-type="string">
            <text:p text:style-name="P24"><text:span text:style-name="T4">+6,000 gp</text:span></text:p>
          </table:table-cell>
        </table:table-row>
        <table:table-row table:style-name="Table2.1">
          <table:table-cell table:style-name="Table2.A3" office:value-type="string">
            <text:p text:style-name="P20"><text:span text:style-name="T4">98</text:span></text:p>
          </table:table-cell>
          <table:table-cell table:style-name="Table2.A3" office:value-type="string">
            <text:p text:style-name="P9"><text:span text:style-name="T4">Two at 17,</text:span></text:p>
            <text:p text:style-name="P9"><text:span text:style-name="T4">one at 10</text:span></text:p>
          </table:table-cell>
          <table:table-cell table:style-name="Table2.A3" office:value-type="string">
            <text:p text:style-name="P9"><text:span text:style-name="T4">Speech, telepathy</text:span><text:span text:style-name="T9"> </text:span><text:span text:style-name="T8">3 4</text:span></text:p>
          </table:table-cell>
          <table:table-cell table:style-name="Table2.A3" office:value-type="string">
            <text:p text:style-name="P9"><text:span text:style-name="T4">Three lesser powers </text:span></text:p>
            <text:p text:style-name="P9"><text:span text:style-name="T4">and one greater power</text:span><text:span text:style-name="T8">6</text:span></text:p>
          </table:table-cell>
          <table:table-cell table:style-name="Table2.A3" office:value-type="string">
            <text:p text:style-name="P9"><text:span text:style-name="T4">120 ft. darkvision </text:span></text:p>
            <text:p text:style-name="P9"><text:span text:style-name="T4">and hearing</text:span></text:p>
          </table:table-cell>
          <table:table-cell table:style-name="Table2.A3" office:value-type="string">
            <text:p text:style-name="P24"><text:span text:style-name="T4">+9,000 gp</text:span></text:p>
          </table:table-cell>
        </table:table-row>
        <table:table-row table:style-name="Table2.1">
          <table:table-cell table:style-name="Table2.A3" office:value-type="string">
            <text:p text:style-name="P20"><text:span text:style-name="T4">99</text:span></text:p>
          </table:table-cell>
          <table:table-cell table:style-name="Table2.A3" office:value-type="string">
            <text:p text:style-name="P9"><text:span text:style-name="T4">Two at 18,</text:span></text:p>
            <text:p text:style-name="P9"><text:span text:style-name="T4">one at 10</text:span></text:p>
          </table:table-cell>
          <table:table-cell table:style-name="Table2.A3" office:value-type="string">
            <text:p text:style-name="P9"><text:span text:style-name="T4">Speech, telepathy</text:span><text:span text:style-name="T9"> </text:span><text:span text:style-name="T8">4 5</text:span></text:p>
          </table:table-cell>
          <table:table-cell table:style-name="Table2.A3" office:value-type="string">
            <text:p text:style-name="P9"><text:span text:style-name="T4">Three lesser powers </text:span></text:p>
            <text:p text:style-name="P9"><text:span text:style-name="T4">and two greater powers</text:span><text:span text:style-name="T8">6</text:span></text:p>
          </table:table-cell>
          <table:table-cell table:style-name="Table2.A3" office:value-type="string">
            <text:p text:style-name="P9"><text:span text:style-name="T4">120 ft. darkvision, blindsense, and hearing</text:span></text:p>
          </table:table-cell>
          <table:table-cell table:style-name="Table2.A3" office:value-type="string">
            <text:p text:style-name="P24"><text:span text:style-name="T4">+12,000 gp</text:span></text:p>
          </table:table-cell>
        </table:table-row>
        <table:table-row table:style-name="Table2.1">
          <table:table-cell table:style-name="Table2.A3" office:value-type="string">
            <text:p text:style-name="P20"><text:span text:style-name="T4">100</text:span></text:p>
          </table:table-cell>
          <table:table-cell table:style-name="Table2.A3" office:value-type="string">
            <text:p text:style-name="P9"><text:span text:style-name="T4">Two at 19,</text:span></text:p>
            <text:p text:style-name="P9"><text:span text:style-name="T4">one at 10</text:span></text:p>
          </table:table-cell>
          <table:table-cell table:style-name="Table2.A3" office:value-type="string">
            <text:p text:style-name="P9"><text:span text:style-name="T4">Speech, telepathy </text:span><text:span text:style-name="T8">4 5</text:span></text:p>
          </table:table-cell>
          <table:table-cell table:style-name="Table2.A3" office:value-type="string">
            <text:p text:style-name="P9"><text:span text:style-name="T4">Four lesser powers </text:span></text:p>
            <text:p text:style-name="P9"><text:span text:style-name="T4">and three greater powers</text:span><text:span text:style-name="T8">6</text:span></text:p>
          </table:table-cell>
          <table:table-cell table:style-name="Table2.A3" office:value-type="string">
            <text:p text:style-name="P9"><text:span text:style-name="T4">120 ft. darkvision, blindsense, and hearing</text:span></text:p>
          </table:table-cell>
          <table:table-cell table:style-name="Table2.A3" office:value-type="string">
            <text:p text:style-name="P24"><text:span text:style-name="T4">+15,000 gp</text:span></text:p>
          </table:table-cell>
        </table:table-row>
        <table:table-row table:style-name="Table2.1">
          <table:table-cell table:style-name="Table2.A3" table:number-columns-spanned="6" office:value-type="string">
            <text:p text:style-name="P10"><text:span text:style-name="T4">1 The possessor feels urges and sometimes emotions from the item that encourage or discourage certain courses of action.</text:span></text:p>
          </table:table-cell>
          <table:covered-table-cell/>
          <table:covered-table-cell/>
          <table:covered-table-cell/>
          <table:covered-table-cell/>
          <table:covered-table-cell/>
        </table:table-row>
        <table:table-row table:style-name="Table2.1">
          <table:table-cell table:style-name="Table2.A3" table:number-columns-spanned="6" office:value-type="string">
            <text:p text:style-name="P9"><text:span text:style-name="T4">2 Like a character, an intelligent item speaks Common plus one language per point of Intelligence bonus. It can communicate telepathically withthe wielder.</text:span></text:p>
          </table:table-cell>
          <table:covered-table-cell/>
          <table:covered-table-cell/>
          <table:covered-table-cell/>
          <table:covered-table-cell/>
          <table:covered-table-cell/>
        </table:table-row>
        <table:table-row table:style-name="Table2.1">
          <table:table-cell table:style-name="Table2.A3" table:number-columns-spanned="6" office:value-type="string">
            <text:p text:style-name="P9"><text:span text:style-name="T4">3 The item can also read any languages it can speak.</text:span></text:p>
          </table:table-cell>
          <table:covered-table-cell/>
          <table:covered-table-cell/>
          <table:covered-table-cell/>
          <table:covered-table-cell/>
          <table:covered-table-cell/>
        </table:table-row>
        <table:table-row table:style-name="Table2.1">
          <table:table-cell table:style-name="Table2.A3" table:number-columns-spanned="6" office:value-type="string">
            <text:p text:style-name="P9"><text:span text:style-name="T4">4 The item can use either communication mode at will, with language use as any speaking item. It can communicate telepathically with the wielder.</text:span></text:p>
          </table:table-cell>
          <table:covered-table-cell/>
          <table:covered-table-cell/>
          <table:covered-table-cell/>
          <table:covered-table-cell/>
          <table:covered-table-cell/>
        </table:table-row>
        <table:table-row table:style-name="Table2.1">
          <table:table-cell table:style-name="Table2.A3" table:number-columns-spanned="6" office:value-type="string">
            <text:p text:style-name="P9"><text:span text:style-name="T4">5 The item can read all languages as well as use </text:span><text:span text:style-name="T5">read magic</text:span><text:span text:style-name="T4">.</text:span></text:p>
          </table:table-cell>
          <table:covered-table-cell/>
          <table:covered-table-cell/>
          <table:covered-table-cell/>
          <table:covered-table-cell/>
          <table:covered-table-cell/>
        </table:table-row>
        <table:table-row table:style-name="Table2.1">
          <table:table-cell table:style-name="Table2.A16" table:number-columns-spanned="6" office:value-type="string">
            <text:p text:style-name="P10"><text:span text:style-name="T4">6 The intelligent item can have a special purpose (and corresponding dedicated power) rather than a greater power, if appropriate.</text:span></text:p>
          </table:table-cell>
          <table:covered-table-cell/>
          <table:covered-table-cell/>
          <table:covered-table-cell/>
          <table:covered-table-cell/>
          <table:covered-table-cell/>
        </table:table-row>
      </table:table>
      <text:p text:style-name="P12"/>
      <text:p text:style-name="P9"><text:span text:style-name="T7">INTELLIGENT ITEM POWERS</text:span></text:p>
      <text:p text:style-name="P9"><text:span text:style-name="T4">The table above determines how many lesser and greater powers an intelligent item has. To find the item’s specific powers, choose or roll on the appropriate tables below.</text:span></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0"><text:span text:style-name="T6">Intelligent Item Lesser Powers</text:span></text:p>
          </table:table-cell>
          <table:covered-table-cell/>
          <table:covered-table-cell/>
        </table:table-row>
        <table:table-row table:style-name="Table3.2">
          <table:table-cell table:style-name="Table3.A2" office:value-type="string">
            <text:p text:style-name="P22"><text:span text:style-name="T7">d%</text:span></text:p>
          </table:table-cell>
          <table:table-cell table:style-name="Table3.A2" office:value-type="string">
            <text:h text:style-name="P2" text:outline-level="8"><text:span text:style-name="T1">Lesser Power</text:span></text:h>
          </table:table-cell>
          <table:table-cell table:style-name="Table3.A2" office:value-type="string">
            <text:h text:style-name="P4" text:outline-level="8"><text:span text:style-name="T7">Base Price</text:span></text:h>
            <text:h text:style-name="P4" text:outline-level="8"><text:span text:style-name="T7">Modifier</text:span></text:h>
          </table:table-cell>
        </table:table-row>
        <table:table-row table:style-name="Table3.2">
          <table:table-cell table:style-name="Table3.A3" office:value-type="string">
            <text:p text:style-name="P21"><text:span text:style-name="T4">01–05</text:span></text:p>
          </table:table-cell>
          <table:table-cell table:style-name="Table3.A3" office:value-type="string">
            <text:p text:style-name="P10"><text:span text:style-name="T4">Item can </text:span><text:span text:style-name="T5">bless </text:span><text:span text:style-name="T4">its allies 3/day</text:span></text:p>
          </table:table-cell>
          <table:table-cell table:style-name="Table3.A3" office:value-type="string">
            <text:p text:style-name="P25"><text:span text:style-name="T4">+1,000 gp</text:span></text:p>
          </table:table-cell>
        </table:table-row>
        <table:table-row table:style-name="Table3.2">
          <table:table-cell table:style-name="Table3.A3" office:value-type="string">
            <text:p text:style-name="P20"><text:span text:style-name="T4">06–10</text:span></text:p>
          </table:table-cell>
          <table:table-cell table:style-name="Table3.A3" office:value-type="string">
            <text:p text:style-name="P9"><text:span text:style-name="T4">Item can use </text:span><text:span text:style-name="T5">faerie fire </text:span><text:span text:style-name="T4">3/day </text:span></text:p>
          </table:table-cell>
          <table:table-cell table:style-name="Table3.A3" office:value-type="string">
            <text:p text:style-name="P24"><text:span text:style-name="T4">+1,100 gp</text:span></text:p>
          </table:table-cell>
        </table:table-row>
        <table:table-row table:style-name="Table3.2">
          <table:table-cell table:style-name="Table3.A3" office:value-type="string">
            <text:p text:style-name="P20"><text:span text:style-name="T4">11–13</text:span></text:p>
          </table:table-cell>
          <table:table-cell table:style-name="Table3.A3" office:value-type="string">
            <text:p text:style-name="P9"><text:span text:style-name="T4">Item can cast </text:span><text:span text:style-name="T5">minor image </text:span><text:span text:style-name="T4">1/day</text:span></text:p>
          </table:table-cell>
          <table:table-cell table:style-name="Table3.A3" office:value-type="string">
            <text:p text:style-name="P24"><text:span text:style-name="T4">+2,200 gp</text:span></text:p>
          </table:table-cell>
        </table:table-row>
        <table:table-row table:style-name="Table3.2">
          <table:table-cell table:style-name="Table3.A3" office:value-type="string">
            <text:p text:style-name="P20"><text:span text:style-name="T4">14–20</text:span></text:p>
          </table:table-cell>
          <table:table-cell table:style-name="Table3.A3" office:value-type="string">
            <text:p text:style-name="P9"><text:span text:style-name="T4">Item has </text:span><text:span text:style-name="T5">deathwatch </text:span><text:span text:style-name="T4">continually active</text:span></text:p>
          </table:table-cell>
          <table:table-cell table:style-name="Table3.A3" office:value-type="string">
            <text:p text:style-name="P24"><text:span text:style-name="T4">+2,700 gp</text:span></text:p>
          </table:table-cell>
        </table:table-row>
        <table:table-row table:style-name="Table3.2">
          <table:table-cell table:style-name="Table3.A3" office:value-type="string">
            <text:p text:style-name="P20"><text:span text:style-name="T4">21–25</text:span></text:p>
          </table:table-cell>
          <table:table-cell table:style-name="Table3.A3" office:value-type="string">
            <text:p text:style-name="P9"><text:span text:style-name="T4">Item can use </text:span><text:span text:style-name="T5">detect magic </text:span><text:span text:style-name="T4">at will</text:span></text:p>
          </table:table-cell>
          <table:table-cell table:style-name="Table3.A3" office:value-type="string">
            <text:p text:style-name="P24"><text:span text:style-name="T4">+3,600 gp</text:span></text:p>
          </table:table-cell>
        </table:table-row>
        <text:soft-page-break/>
        <table:table-row table:style-name="Table3.2">
          <table:table-cell table:style-name="Table3.A3" office:value-type="string">
            <text:p text:style-name="P20"><text:span text:style-name="T4">26–31</text:span></text:p>
          </table:table-cell>
          <table:table-cell table:style-name="Table3.A3" office:value-type="string">
            <text:p text:style-name="P9"><text:span text:style-name="T4">Item has 10 ranks in Intimidate</text:span></text:p>
          </table:table-cell>
          <table:table-cell table:style-name="Table3.A3" office:value-type="string">
            <text:p text:style-name="P24"><text:span text:style-name="T4">+5,000 gp</text:span></text:p>
          </table:table-cell>
        </table:table-row>
        <table:table-row table:style-name="Table3.2">
          <table:table-cell table:style-name="Table3.A3" office:value-type="string">
            <text:p text:style-name="P20"><text:span text:style-name="T4">32–33</text:span></text:p>
          </table:table-cell>
          <table:table-cell table:style-name="Table3.A3" office:value-type="string">
            <text:p text:style-name="P9"><text:span text:style-name="T4">Item has 10 ranks in Decipher Script</text:span></text:p>
          </table:table-cell>
          <table:table-cell table:style-name="Table3.A3" office:value-type="string">
            <text:p text:style-name="P24"><text:span text:style-name="T4">+5,000 gp</text:span></text:p>
          </table:table-cell>
        </table:table-row>
        <table:table-row table:style-name="Table3.2">
          <table:table-cell table:style-name="Table3.A3" office:value-type="string">
            <text:p text:style-name="P20"><text:span text:style-name="T4">34–36</text:span></text:p>
          </table:table-cell>
          <table:table-cell table:style-name="Table3.A3" office:value-type="string">
            <text:p text:style-name="P9"><text:span text:style-name="T4">Item has 10 ranks in Knowledge (choose category)</text:span></text:p>
          </table:table-cell>
          <table:table-cell table:style-name="Table3.A3" office:value-type="string">
            <text:p text:style-name="P24"><text:span text:style-name="T4">+5,000 gp</text:span></text:p>
          </table:table-cell>
        </table:table-row>
        <table:table-row table:style-name="Table3.2">
          <table:table-cell table:style-name="Table3.A3" office:value-type="string">
            <text:p text:style-name="P20"><text:span text:style-name="T4">37–40</text:span></text:p>
          </table:table-cell>
          <table:table-cell table:style-name="Table3.A3" office:value-type="string">
            <text:p text:style-name="P9"><text:span text:style-name="T4">Item has 10 ranks in Search</text:span></text:p>
          </table:table-cell>
          <table:table-cell table:style-name="Table3.A3" office:value-type="string">
            <text:p text:style-name="P24"><text:span text:style-name="T4">+5,000 gp</text:span></text:p>
          </table:table-cell>
        </table:table-row>
        <table:table-row table:style-name="Table3.2">
          <table:table-cell table:style-name="Table3.A3" office:value-type="string">
            <text:p text:style-name="P20"><text:span text:style-name="T4">41–45</text:span></text:p>
          </table:table-cell>
          <table:table-cell table:style-name="Table3.A3" office:value-type="string">
            <text:p text:style-name="P9"><text:span text:style-name="T4">Item has 10 ranks in Spot</text:span></text:p>
          </table:table-cell>
          <table:table-cell table:style-name="Table3.A3" office:value-type="string">
            <text:p text:style-name="P24"><text:span text:style-name="T4">+5,000 gp</text:span></text:p>
          </table:table-cell>
        </table:table-row>
        <table:table-row table:style-name="Table3.2">
          <table:table-cell table:style-name="Table3.A3" office:value-type="string">
            <text:p text:style-name="P20"><text:span text:style-name="T4">46–50</text:span></text:p>
          </table:table-cell>
          <table:table-cell table:style-name="Table3.A3" office:value-type="string">
            <text:p text:style-name="P9"><text:span text:style-name="T4">Item has 10 ranks in Listen</text:span></text:p>
          </table:table-cell>
          <table:table-cell table:style-name="Table3.A3" office:value-type="string">
            <text:p text:style-name="P24"><text:span text:style-name="T4">+5,000 gp</text:span></text:p>
          </table:table-cell>
        </table:table-row>
        <table:table-row table:style-name="Table3.2">
          <table:table-cell table:style-name="Table3.A3" office:value-type="string">
            <text:p text:style-name="P20"><text:span text:style-name="T4">51–54</text:span></text:p>
          </table:table-cell>
          <table:table-cell table:style-name="Table3.A3" office:value-type="string">
            <text:p text:style-name="P9"><text:span text:style-name="T4">Item has 10 ranks in Spellcraft</text:span></text:p>
          </table:table-cell>
          <table:table-cell table:style-name="Table3.A3" office:value-type="string">
            <text:p text:style-name="P24"><text:span text:style-name="T4">+5,000 gp</text:span></text:p>
          </table:table-cell>
        </table:table-row>
        <text:soft-page-break/>
        <table:table-row table:style-name="Table3.2">
          <table:table-cell table:style-name="Table3.A3" office:value-type="string">
            <text:p text:style-name="P20"><text:span text:style-name="T4">55–60</text:span></text:p>
          </table:table-cell>
          <table:table-cell table:style-name="Table3.A3" office:value-type="string">
            <text:p text:style-name="P9"><text:span text:style-name="T4">Item has 10 ranks in Sense Motive</text:span></text:p>
          </table:table-cell>
          <table:table-cell table:style-name="Table3.A3" office:value-type="string">
            <text:p text:style-name="P24"><text:span text:style-name="T4">+5,000 gp</text:span></text:p>
          </table:table-cell>
        </table:table-row>
        <table:table-row table:style-name="Table3.2">
          <table:table-cell table:style-name="Table3.A3" office:value-type="string">
            <text:p text:style-name="P20"><text:span text:style-name="T4">61–66</text:span></text:p>
          </table:table-cell>
          <table:table-cell table:style-name="Table3.A3" office:value-type="string">
            <text:p text:style-name="P9"><text:span text:style-name="T4">Item has 10 ranks in Bluff</text:span></text:p>
          </table:table-cell>
          <table:table-cell table:style-name="Table3.A3" office:value-type="string">
            <text:p text:style-name="P24"><text:span text:style-name="T4">+5,000 gp</text:span></text:p>
          </table:table-cell>
        </table:table-row>
        <table:table-row table:style-name="Table3.2">
          <table:table-cell table:style-name="Table3.A3" office:value-type="string">
            <text:p text:style-name="P20"><text:span text:style-name="T4">67–72</text:span></text:p>
          </table:table-cell>
          <table:table-cell table:style-name="Table3.A3" office:value-type="string">
            <text:p text:style-name="P9"><text:span text:style-name="T4">Item has 10 ranks in Diplomacy</text:span></text:p>
          </table:table-cell>
          <table:table-cell table:style-name="Table3.A3" office:value-type="string">
            <text:p text:style-name="P24"><text:span text:style-name="T4">+5,000 gp</text:span></text:p>
          </table:table-cell>
        </table:table-row>
        <table:table-row table:style-name="Table3.2">
          <table:table-cell table:style-name="Table3.A3" office:value-type="string">
            <text:p text:style-name="P20"><text:span text:style-name="T4">73–77</text:span></text:p>
          </table:table-cell>
          <table:table-cell table:style-name="Table3.A3" office:value-type="string">
            <text:p text:style-name="P9"><text:span text:style-name="T4">Item can cast </text:span><text:span text:style-name="T5">major image </text:span><text:span text:style-name="T4">1/day</text:span></text:p>
          </table:table-cell>
          <table:table-cell table:style-name="Table3.A3" office:value-type="string">
            <text:p text:style-name="P24"><text:span text:style-name="T4">+5,400 gp</text:span></text:p>
          </table:table-cell>
        </table:table-row>
        <table:table-row table:style-name="Table3.2">
          <table:table-cell table:style-name="Table3.A3" office:value-type="string">
            <text:p text:style-name="P20"><text:span text:style-name="T4">78–80</text:span></text:p>
          </table:table-cell>
          <table:table-cell table:style-name="Table3.A3" office:value-type="string">
            <text:p text:style-name="P9"><text:span text:style-name="T4">Item can cast </text:span><text:span text:style-name="T5">darkness </text:span><text:span text:style-name="T4">3/day</text:span></text:p>
          </table:table-cell>
          <table:table-cell table:style-name="Table3.A3" office:value-type="string">
            <text:p text:style-name="P24"><text:span text:style-name="T4">+6,500 gp</text:span></text:p>
          </table:table-cell>
        </table:table-row>
        <table:table-row table:style-name="Table3.2">
          <table:table-cell table:style-name="Table3.A3" office:value-type="string">
            <text:p text:style-name="P20"><text:span text:style-name="T4">81–83</text:span></text:p>
          </table:table-cell>
          <table:table-cell table:style-name="Table3.A3" office:value-type="string">
            <text:p text:style-name="P9"><text:span text:style-name="T4">Item can use </text:span><text:span text:style-name="T5">hold person </text:span><text:span text:style-name="T4">on an enemy 3/day</text:span></text:p>
          </table:table-cell>
          <table:table-cell table:style-name="Table3.A3" office:value-type="string">
            <text:p text:style-name="P24"><text:span text:style-name="T4">+6,500 gp</text:span></text:p>
          </table:table-cell>
        </table:table-row>
        <table:table-row table:style-name="Table3.2">
          <table:table-cell table:style-name="Table3.A3" office:value-type="string">
            <text:p text:style-name="P20"><text:span text:style-name="T4">84–86</text:span></text:p>
          </table:table-cell>
          <table:table-cell table:style-name="Table3.A3" office:value-type="string">
            <text:p text:style-name="P9"><text:span text:style-name="T4">Item can activate </text:span><text:span text:style-name="T5">zone of truth </text:span><text:span text:style-name="T4">3/day</text:span></text:p>
          </table:table-cell>
          <table:table-cell table:style-name="Table3.A3" office:value-type="string">
            <text:p text:style-name="P24"><text:span text:style-name="T4">+6,500 gp</text:span></text:p>
          </table:table-cell>
        </table:table-row>
        <text:soft-page-break/>
        <table:table-row table:style-name="Table3.2">
          <table:table-cell table:style-name="Table3.A3" office:value-type="string">
            <text:p text:style-name="P20"><text:span text:style-name="T4">87–89</text:span></text:p>
          </table:table-cell>
          <table:table-cell table:style-name="Table3.A3" office:value-type="string">
            <text:p text:style-name="P9"><text:span text:style-name="T4">Item can use </text:span><text:span text:style-name="T5">daze monster </text:span><text:span text:style-name="T4">3/day</text:span></text:p>
          </table:table-cell>
          <table:table-cell table:style-name="Table3.A3" office:value-type="string">
            <text:p text:style-name="P24"><text:span text:style-name="T4">+6,500 gp</text:span></text:p>
          </table:table-cell>
        </table:table-row>
        <table:table-row table:style-name="Table3.2">
          <table:table-cell table:style-name="Table3.A3" office:value-type="string">
            <text:p text:style-name="P20"><text:span text:style-name="T4">90–95</text:span></text:p>
          </table:table-cell>
          <table:table-cell table:style-name="Table3.A3" office:value-type="string">
            <text:p text:style-name="P9"><text:span text:style-name="T4">Item can use </text:span><text:span text:style-name="T5">locate object </text:span><text:span text:style-name="T4">3/day</text:span></text:p>
          </table:table-cell>
          <table:table-cell table:style-name="Table3.A3" office:value-type="string">
            <text:p text:style-name="P24"><text:span text:style-name="T4">+6,500 gp</text:span></text:p>
          </table:table-cell>
        </table:table-row>
        <table:table-row table:style-name="Table3.2">
          <table:table-cell table:style-name="Table3.A24" office:value-type="string">
            <text:p text:style-name="P21"><text:span text:style-name="T4">96–100</text:span></text:p>
          </table:table-cell>
          <table:table-cell table:style-name="Table3.A24" office:value-type="string">
            <text:p text:style-name="P10"><text:span text:style-name="T4">Item can use </text:span><text:span text:style-name="T5">cure moderate wounds </text:span><text:span text:style-name="T4">(2d8+3) on wielder 3/day</text:span></text:p>
          </table:table-cell>
          <table:table-cell table:style-name="Table3.A24" office:value-type="string">
            <text:p text:style-name="P25"><text:span text:style-name="T5">+</text:span><text:span text:style-name="T4">6,500 gp</text:span></text:p>
          </table:table-cell>
        </table:table-row>
      </table:table>
      <text:p text:style-name="P8"><text:span text:style-name="T2">All powers function at the direction of the item, although intelligent items generally follow the wishes of their owner. Activating a power or concentrating on an active one is a standard action the item takes.</text:span></text:p>
      <text:p text:style-name="P13"/>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3" office:value-type="string">
            <text:p text:style-name="P10"><text:span text:style-name="T6">Intelligent Item Greater Powers</text:span></text:p>
          </table:table-cell>
          <table:covered-table-cell/>
          <table:covered-table-cell/>
        </table:table-row>
        <table:table-row table:style-name="Table4.2">
          <table:table-cell table:style-name="Table4.A2" office:value-type="string">
            <text:p text:style-name="P22"><text:span text:style-name="T7">d%</text:span></text:p>
          </table:table-cell>
          <table:table-cell table:style-name="Table4.A2" office:value-type="string">
            <text:p text:style-name="P26"><text:span text:style-name="T7">Greater Power</text:span></text:p>
          </table:table-cell>
          <table:table-cell table:style-name="Table4.A2" office:value-type="string">
            <text:p text:style-name="P23"><text:span text:style-name="T7">Base Price</text:span></text:p>
            <text:h text:style-name="P1" text:outline-level="6"><text:span text:style-name="T1">Modifier</text:span></text:h>
          </table:table-cell>
        </table:table-row>
        <table:table-row table:style-name="Table4.2">
          <table:table-cell table:style-name="Table4.A3" office:value-type="string">
            <text:p text:style-name="P21"><text:span text:style-name="T4">01–06</text:span></text:p>
          </table:table-cell>
          <table:table-cell table:style-name="Table4.A3" office:value-type="string">
            <text:p text:style-name="P10"><text:span text:style-name="T4">Item can detect opposing alignment at will</text:span></text:p>
          </table:table-cell>
          <table:table-cell table:style-name="Table4.A3" office:value-type="string">
            <text:p text:style-name="P25"><text:span text:style-name="T4">+7,200 gp</text:span></text:p>
          </table:table-cell>
        </table:table-row>
        <table:table-row table:style-name="Table4.2">
          <table:table-cell table:style-name="Table4.A3" office:value-type="string">
            <text:p text:style-name="P20"><text:span text:style-name="T4">07–10</text:span></text:p>
          </table:table-cell>
          <table:table-cell table:style-name="Table4.A3" office:value-type="string">
            <text:p text:style-name="P9"><text:span text:style-name="T4">Item can </text:span><text:span text:style-name="T5">detect undead </text:span><text:span text:style-name="T4">at will</text:span></text:p>
          </table:table-cell>
          <table:table-cell table:style-name="Table4.A3" office:value-type="string">
            <text:p text:style-name="P24"><text:span text:style-name="T4">+7,200 gp</text:span></text:p>
          </table:table-cell>
        </table:table-row>
        <table:table-row table:style-name="Table4.2">
          <table:table-cell table:style-name="Table4.A3" office:value-type="string">
            <text:p text:style-name="P20"><text:span text:style-name="T4">11–13</text:span></text:p>
          </table:table-cell>
          <table:table-cell table:style-name="Table4.A3" office:value-type="string">
            <text:p text:style-name="P9"><text:span text:style-name="T4">Item can </text:span><text:span text:style-name="T5">cause fear </text:span><text:span text:style-name="T4">in an enemy at will</text:span></text:p>
          </table:table-cell>
          <table:table-cell table:style-name="Table4.A3" office:value-type="string">
            <text:p text:style-name="P24"><text:span text:style-name="T4">+7,200 gp</text:span></text:p>
          </table:table-cell>
        </table:table-row>
        <table:table-row table:style-name="Table4.2">
          <table:table-cell table:style-name="Table4.A3" office:value-type="string">
            <text:p text:style-name="P20"><text:span text:style-name="T4">14–18</text:span></text:p>
          </table:table-cell>
          <table:table-cell table:style-name="Table4.A3" office:value-type="string">
            <text:p text:style-name="P9"><text:span text:style-name="T4">Item can use </text:span><text:span text:style-name="T5">dimensional anchor </text:span><text:span text:style-name="T4">on a foe 1/day</text:span></text:p>
          </table:table-cell>
          <table:table-cell table:style-name="Table4.A3" office:value-type="string">
            <text:p text:style-name="P24"><text:span text:style-name="T4">+10,000 gp</text:span></text:p>
          </table:table-cell>
        </table:table-row>
        <table:table-row table:style-name="Table4.2">
          <table:table-cell table:style-name="Table4.A3" office:value-type="string">
            <text:p text:style-name="P20"><text:span text:style-name="T4">19–23</text:span></text:p>
          </table:table-cell>
          <table:table-cell table:style-name="Table4.A3" office:value-type="string">
            <text:p text:style-name="P9"><text:span text:style-name="T4">Item can use </text:span><text:span text:style-name="T5">dismissal </text:span><text:span text:style-name="T4">on a foe 1/day</text:span></text:p>
          </table:table-cell>
          <table:table-cell table:style-name="Table4.A3" office:value-type="string">
            <text:p text:style-name="P24"><text:span text:style-name="T4">+10,000 gp</text:span></text:p>
          </table:table-cell>
        </table:table-row>
        <table:table-row table:style-name="Table4.2">
          <table:table-cell table:style-name="Table4.A3" office:value-type="string">
            <text:p text:style-name="P20"><text:span text:style-name="T4">24–28</text:span></text:p>
          </table:table-cell>
          <table:table-cell table:style-name="Table4.A3" office:value-type="string">
            <text:p text:style-name="P9"><text:span text:style-name="T4">Item can use </text:span><text:span text:style-name="T5">lesser globe of invulnerability </text:span><text:span text:style-name="T4">1/day</text:span></text:p>
          </table:table-cell>
          <table:table-cell table:style-name="Table4.A3" office:value-type="string">
            <text:p text:style-name="P24"><text:span text:style-name="T5">+</text:span><text:span text:style-name="T4">10,000 gp</text:span></text:p>
          </table:table-cell>
        </table:table-row>
        <table:table-row table:style-name="Table4.2">
          <table:table-cell table:style-name="Table4.A3" office:value-type="string">
            <text:p text:style-name="P20"><text:span text:style-name="T4">29–33</text:span></text:p>
          </table:table-cell>
          <table:table-cell table:style-name="Table4.A3" office:value-type="string">
            <text:p text:style-name="P9"><text:span text:style-name="T4">Item can use </text:span><text:span text:style-name="T5">arcane eye </text:span><text:span text:style-name="T4">1/day</text:span></text:p>
          </table:table-cell>
          <table:table-cell table:style-name="Table4.A3" office:value-type="string">
            <text:p text:style-name="P24"><text:span text:style-name="T4">+10,000 gp</text:span></text:p>
          </table:table-cell>
        </table:table-row>
        <table:table-row table:style-name="Table4.2">
          <table:table-cell table:style-name="Table4.A3" office:value-type="string">
            <text:p text:style-name="P20"><text:span text:style-name="T4">34–37</text:span></text:p>
          </table:table-cell>
          <table:table-cell table:style-name="Table4.A3" office:value-type="string">
            <text:p text:style-name="P9"><text:span text:style-name="T4">Item has continuous </text:span><text:span text:style-name="T5">detect scrying </text:span><text:span text:style-name="T4">effect</text:span></text:p>
          </table:table-cell>
          <table:table-cell table:style-name="Table4.A3" office:value-type="string">
            <text:p text:style-name="P24"><text:span text:style-name="T4">+10,000 gp</text:span></text:p>
          </table:table-cell>
        </table:table-row>
        <table:table-row table:style-name="Table4.2">
          <table:table-cell table:style-name="Table4.A3" office:value-type="string">
            <text:p text:style-name="P20"><text:span text:style-name="T4">38–41</text:span></text:p>
          </table:table-cell>
          <table:table-cell table:style-name="Table4.A3" office:value-type="string">
            <text:p text:style-name="P9"><text:span text:style-name="T4">Item creates </text:span><text:span text:style-name="T5">wall of fire </text:span><text:span text:style-name="T4">in a ring with the wielder at the center 1/day</text:span></text:p>
          </table:table-cell>
          <table:table-cell table:style-name="Table4.A3" office:value-type="string">
            <text:p text:style-name="P24"><text:span text:style-name="T4">+10,000 gp</text:span></text:p>
          </table:table-cell>
        </table:table-row>
        <table:table-row table:style-name="Table4.2">
          <table:table-cell table:style-name="Table4.A3" office:value-type="string">
            <text:p text:style-name="P20"><text:span text:style-name="T4">42–45</text:span></text:p>
          </table:table-cell>
          <table:table-cell table:style-name="Table4.A3" office:value-type="string">
            <text:p text:style-name="P9"><text:span text:style-name="T4">Item can use </text:span><text:span text:style-name="T5">quench </text:span><text:span text:style-name="T4">on fires 3/day</text:span></text:p>
          </table:table-cell>
          <table:table-cell table:style-name="Table4.A3" office:value-type="string">
            <text:p text:style-name="P24"><text:span text:style-name="T4">+16,000 gp</text:span></text:p>
          </table:table-cell>
        </table:table-row>
        <table:table-row table:style-name="Table4.2">
          <table:table-cell table:style-name="Table4.A3" office:value-type="string">
            <text:p text:style-name="P20"><text:span text:style-name="T4">46–50</text:span></text:p>
          </table:table-cell>
          <table:table-cell table:style-name="Table4.A3" office:value-type="string">
            <text:p text:style-name="P9"><text:span text:style-name="T4">Item has </text:span><text:span text:style-name="T5">status </text:span><text:span text:style-name="T4">effect, usable at will</text:span></text:p>
          </table:table-cell>
          <table:table-cell table:style-name="Table4.A3" office:value-type="string">
            <text:p text:style-name="P24"><text:span text:style-name="T4">+11,000 gp</text:span></text:p>
          </table:table-cell>
        </table:table-row>
        <table:table-row table:style-name="Table4.2">
          <table:table-cell table:style-name="Table4.A3" office:value-type="string">
            <text:p text:style-name="P20"><text:span text:style-name="T4">51–54</text:span></text:p>
          </table:table-cell>
          <table:table-cell table:style-name="Table4.A3" office:value-type="string">
            <text:p text:style-name="P9"><text:span text:style-name="T4">Item can use </text:span><text:span text:style-name="T5">gust of wind </text:span><text:span text:style-name="T4">3/day</text:span></text:p>
          </table:table-cell>
          <table:table-cell table:style-name="Table4.A3" office:value-type="string">
            <text:p text:style-name="P24"><text:span text:style-name="T4">+11,000 gp</text:span></text:p>
          </table:table-cell>
        </table:table-row>
        <table:table-row table:style-name="Table4.2">
          <table:table-cell table:style-name="Table4.A3" office:value-type="string">
            <text:p text:style-name="P20"><text:span text:style-name="T4">55–59</text:span></text:p>
          </table:table-cell>
          <table:table-cell table:style-name="Table4.A3" office:value-type="string">
            <text:p text:style-name="P9"><text:span text:style-name="T4">Item can use </text:span><text:span text:style-name="T5">clairvoyance </text:span><text:span text:style-name="T4">3/day</text:span></text:p>
          </table:table-cell>
          <table:table-cell table:style-name="Table4.A3" office:value-type="string">
            <text:p text:style-name="P24"><text:span text:style-name="T4">+16,000 gp</text:span></text:p>
          </table:table-cell>
        </table:table-row>
        <table:table-row table:style-name="Table4.2">
          <table:table-cell table:style-name="Table4.A3" office:value-type="string">
            <text:p text:style-name="P20"><text:span text:style-name="T4">60–64</text:span></text:p>
          </table:table-cell>
          <table:table-cell table:style-name="Table4.A3" office:value-type="string">
            <text:p text:style-name="P9"><text:span text:style-name="T4">Item can create </text:span><text:span text:style-name="T5">magic circle </text:span><text:span text:style-name="T4">against opposing alignment at will</text:span></text:p>
          </table:table-cell>
          <table:table-cell table:style-name="Table4.A3" office:value-type="string">
            <text:p text:style-name="P24"><text:span text:style-name="T4">+16,000 gp</text:span></text:p>
          </table:table-cell>
        </table:table-row>
        <table:table-row table:style-name="Table4.2">
          <table:table-cell table:style-name="Table4.A3" office:value-type="string">
            <text:p text:style-name="P20"><text:span text:style-name="T4">65–68</text:span></text:p>
          </table:table-cell>
          <table:table-cell table:style-name="Table4.A3" office:value-type="string">
            <text:p text:style-name="P9"><text:span text:style-name="T4">Item can use </text:span><text:span text:style-name="T5">haste </text:span><text:span text:style-name="T4">on its owner 3/day</text:span></text:p>
          </table:table-cell>
          <table:table-cell table:style-name="Table4.A3" office:value-type="string">
            <text:p text:style-name="P9"><text:span text:style-name="T4">+16,000 gp</text:span></text:p>
          </table:table-cell>
        </table:table-row>
        <table:table-row table:style-name="Table4.2">
          <table:table-cell table:style-name="Table4.A3" office:value-type="string">
            <text:p text:style-name="P20"><text:span text:style-name="T4">69–73</text:span></text:p>
          </table:table-cell>
          <table:table-cell table:style-name="Table4.A3" office:value-type="string">
            <text:p text:style-name="P9"><text:span text:style-name="T4">Item can create </text:span><text:span text:style-name="T5">daylight </text:span><text:span text:style-name="T4">3/day</text:span></text:p>
          </table:table-cell>
          <table:table-cell table:style-name="Table4.A3" office:value-type="string">
            <text:p text:style-name="P9"><text:span text:style-name="T4">+16,000 gp</text:span></text:p>
          </table:table-cell>
        </table:table-row>
        <table:table-row table:style-name="Table4.2">
          <table:table-cell table:style-name="Table4.A3" office:value-type="string">
            <text:p text:style-name="P20"><text:span text:style-name="T4">74–76</text:span></text:p>
          </table:table-cell>
          <table:table-cell table:style-name="Table4.A3" office:value-type="string">
            <text:p text:style-name="P9"><text:span text:style-name="T4">Item can create </text:span><text:span text:style-name="T5">deeper darkness </text:span><text:span text:style-name="T4">3/day</text:span></text:p>
          </table:table-cell>
          <table:table-cell table:style-name="Table4.A3" office:value-type="string">
            <text:p text:style-name="P9"><text:span text:style-name="T4">+16,000 gp</text:span></text:p>
          </table:table-cell>
        </table:table-row>
        <table:table-row table:style-name="Table4.2">
          <table:table-cell table:style-name="Table4.A3" office:value-type="string">
            <text:p text:style-name="P20"><text:span text:style-name="T4">77–80</text:span></text:p>
          </table:table-cell>
          <table:table-cell table:style-name="Table4.A3" office:value-type="string">
            <text:p text:style-name="P9"><text:span text:style-name="T4">Item can use </text:span><text:span text:style-name="T5">invisibility purge </text:span><text:span text:style-name="T4">(30 ft. range) 3/day</text:span></text:p>
          </table:table-cell>
          <table:table-cell table:style-name="Table4.A3" office:value-type="string">
            <text:p text:style-name="P9"><text:span text:style-name="T4">+16,000 gp</text:span></text:p>
          </table:table-cell>
        </table:table-row>
        <table:table-row table:style-name="Table4.2">
          <table:table-cell table:style-name="Table4.A3" office:value-type="string">
            <text:p text:style-name="P20"><text:span text:style-name="T4">81–85</text:span></text:p>
          </table:table-cell>
          <table:table-cell table:style-name="Table4.A3" office:value-type="string">
            <text:p text:style-name="P9"><text:span text:style-name="T4">Item can use </text:span><text:span text:style-name="T5">slow </text:span><text:span text:style-name="T4">on its enemies 3/day</text:span></text:p>
          </table:table-cell>
          <table:table-cell table:style-name="Table4.A3" office:value-type="string">
            <text:p text:style-name="P9"><text:span text:style-name="T4">+16,000 gp</text:span></text:p>
          </table:table-cell>
        </table:table-row>
        <table:table-row table:style-name="Table4.2">
          <table:table-cell table:style-name="Table4.A3" office:value-type="string">
            <text:p text:style-name="P20"><text:span text:style-name="T4">86–91</text:span></text:p>
          </table:table-cell>
          <table:table-cell table:style-name="Table4.A3" office:value-type="string">
            <text:p text:style-name="P9"><text:span text:style-name="T4">Item can </text:span><text:span text:style-name="T5">locate creature </text:span><text:span text:style-name="T4">3/day</text:span></text:p>
          </table:table-cell>
          <table:table-cell table:style-name="Table4.A3" office:value-type="string">
            <text:p text:style-name="P9"><text:span text:style-name="T4">+30,000 gp</text:span></text:p>
          </table:table-cell>
        </table:table-row>
        <table:table-row table:style-name="Table4.2">
          <table:table-cell table:style-name="Table4.A3" office:value-type="string">
            <text:p text:style-name="P20"><text:span text:style-name="T4">91–97</text:span></text:p>
          </table:table-cell>
          <table:table-cell table:style-name="Table4.A3" office:value-type="string">
            <text:p text:style-name="P9"><text:span text:style-name="T4">Item can use </text:span><text:span text:style-name="T5">fear </text:span><text:span text:style-name="T4">against foes 3/day</text:span></text:p>
          </table:table-cell>
          <table:table-cell table:style-name="Table4.A3" office:value-type="string">
            <text:p text:style-name="P9"><text:span text:style-name="T4">+30,000 gp</text:span></text:p>
          </table:table-cell>
        </table:table-row>
        <table:table-row table:style-name="Table4.2">
          <table:table-cell table:style-name="Table4.A3" office:value-type="string">
            <text:p text:style-name="P20"><text:span text:style-name="T4">98–100</text:span></text:p>
          </table:table-cell>
          <table:table-cell table:style-name="Table4.A3" office:value-type="string">
            <text:p text:style-name="P9"><text:span text:style-name="T4">Item can use </text:span><text:span text:style-name="T5">detect thoughts </text:span><text:span text:style-name="T4">at will</text:span></text:p>
          </table:table-cell>
          <table:table-cell table:style-name="Table4.A3" office:value-type="string">
            <text:p text:style-name="P9"><text:span text:style-name="T4">+44,000 gp</text:span></text:p>
          </table:table-cell>
        </table:table-row>
        <table:table-row table:style-name="Table4.1">
          <table:table-cell table:style-name="Table4.A25" table:number-columns-spanned="3" office:value-type="string">
            <text:p text:style-name="P10"><text:span text:style-name="T4">If the same power is rolled twice, roll again.</text:span></text:p>
          </table:table-cell>
          <table:covered-table-cell/>
          <table:covered-table-cell/>
        </table:table-row>
      </table:table>
      <text:p text:style-name="P12"/>
      <text:p text:style-name="P9"><text:span text:style-name="T7">SPECIAL PURPOSE ITEMS</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10"><text:span text:style-name="T6">Intelligent Item Purpose</text:span></text:p>
          </table:table-cell>
          <table:covered-table-cell/>
        </table:table-row>
        <table:table-row table:style-name="Table5.2">
          <table:table-cell table:style-name="Table5.A2" office:value-type="string">
            <text:p text:style-name="P21"><text:span text:style-name="T6">d%</text:span></text:p>
          </table:table-cell>
          <table:table-cell table:style-name="Table5.A2" office:value-type="string">
            <text:p text:style-name="P10"><text:span text:style-name="T6">Purpose</text:span></text:p>
          </table:table-cell>
        </table:table-row>
        <table:table-row table:style-name="Table5.2">
          <table:table-cell table:style-name="Table5.A2" office:value-type="string">
            <text:p text:style-name="P20"><text:span text:style-name="T4">01–20</text:span></text:p>
          </table:table-cell>
          <table:table-cell table:style-name="Table5.A2" office:value-type="string">
            <text:p text:style-name="P9"><text:span text:style-name="T4">Defeat/slay diametrically opposed alignment*</text:span></text:p>
          </table:table-cell>
        </table:table-row>
        <table:table-row table:style-name="Table5.2">
          <table:table-cell table:style-name="Table5.A2" office:value-type="string">
            <text:p text:style-name="P20"><text:span text:style-name="T4">21–30</text:span></text:p>
          </table:table-cell>
          <table:table-cell table:style-name="Table5.A2" office:value-type="string">
            <text:p text:style-name="P9"><text:span text:style-name="T4">Defeat/slay arcane spellcasters (including spellcasting monsters and those that use spell-like abilities)</text:span></text:p>
          </table:table-cell>
        </table:table-row>
        <table:table-row table:style-name="Table5.2">
          <table:table-cell table:style-name="Table5.A2" office:value-type="string">
            <text:p text:style-name="P20"><text:span text:style-name="T4">31–40</text:span></text:p>
          </table:table-cell>
          <table:table-cell table:style-name="Table5.A2" office:value-type="string">
            <text:p text:style-name="P9"><text:span text:style-name="T4">Defeat/slay divine spellcasters (including divine entities and servitors)</text:span></text:p>
          </table:table-cell>
        </table:table-row>
        <table:table-row table:style-name="Table5.2">
          <table:table-cell table:style-name="Table5.A2" office:value-type="string">
            <text:p text:style-name="P20"><text:span text:style-name="T4">41–50</text:span></text:p>
          </table:table-cell>
          <table:table-cell table:style-name="Table5.A2" office:value-type="string">
            <text:p text:style-name="P9"><text:span text:style-name="T4">Defeat/slay nonspellcasters</text:span></text:p>
          </table:table-cell>
        </table:table-row>
        <table:table-row table:style-name="Table5.2">
          <table:table-cell table:style-name="Table5.A2" office:value-type="string">
            <text:p text:style-name="P20"><text:span text:style-name="T4">51–55</text:span></text:p>
          </table:table-cell>
          <table:table-cell table:style-name="Table5.A2" office:value-type="string">
            <text:p text:style-name="P9"><text:span text:style-name="T4">Defeat/slay a particular creature type (see the bane special ability for choices)</text:span></text:p>
          </table:table-cell>
        </table:table-row>
        <table:table-row table:style-name="Table5.2">
          <table:table-cell table:style-name="Table5.A2" office:value-type="string">
            <text:p text:style-name="P20"><text:span text:style-name="T4">56–60</text:span></text:p>
          </table:table-cell>
          <table:table-cell table:style-name="Table5.A2" office:value-type="string">
            <text:p text:style-name="P9"><text:span text:style-name="T4">Defeat/slay a particular race or kind of creature</text:span></text:p>
          </table:table-cell>
        </table:table-row>
        <table:table-row table:style-name="Table5.2">
          <table:table-cell table:style-name="Table5.A2" office:value-type="string">
            <text:p text:style-name="P20"><text:span text:style-name="T4">61–70</text:span></text:p>
          </table:table-cell>
          <table:table-cell table:style-name="Table5.A2" office:value-type="string">
            <text:p text:style-name="P9"><text:span text:style-name="T4">Defend a particular race or kind of creature</text:span></text:p>
          </table:table-cell>
        </table:table-row>
        <table:table-row table:style-name="Table5.2">
          <table:table-cell table:style-name="Table5.A2" office:value-type="string">
            <text:p text:style-name="P20"><text:span text:style-name="T4">71–80</text:span></text:p>
          </table:table-cell>
          <table:table-cell table:style-name="Table5.A2" office:value-type="string">
            <text:p text:style-name="P9"><text:span text:style-name="T4">Defeat/slay the servants of a specific deity</text:span></text:p>
          </table:table-cell>
        </table:table-row>
        <table:table-row table:style-name="Table5.2">
          <table:table-cell table:style-name="Table5.A2" office:value-type="string">
            <text:p text:style-name="P20"><text:span text:style-name="T4">81–90</text:span></text:p>
          </table:table-cell>
          <table:table-cell table:style-name="Table5.A2" office:value-type="string">
            <text:p text:style-name="P9"><text:span text:style-name="T4">Defend the servants and interests of a specific deity</text:span></text:p>
          </table:table-cell>
        </table:table-row>
        <table:table-row table:style-name="Table5.2">
          <table:table-cell table:style-name="Table5.A2" office:value-type="string">
            <text:p text:style-name="P20"><text:span text:style-name="T4">91–95</text:span></text:p>
          </table:table-cell>
          <table:table-cell table:style-name="Table5.A2" office:value-type="string">
            <text:p text:style-name="P9"><text:span text:style-name="T4">Defeat/slay all (other than the item and the wielder)</text:span></text:p>
          </table:table-cell>
        </table:table-row>
        <table:table-row table:style-name="Table5.2">
          <table:table-cell table:style-name="Table5.A2" office:value-type="string">
            <text:p text:style-name="P20"><text:span text:style-name="T4">96–100</text:span></text:p>
          </table:table-cell>
          <table:table-cell table:style-name="Table5.A2" office:value-type="string">
            <text:p text:style-name="P9"><text:span text:style-name="T4">Choose one</text:span></text:p>
          </table:table-cell>
        </table:table-row>
        <table:table-row table:style-name="Table5.1">
          <table:table-cell table:style-name="Table5.A14" table:number-columns-spanned="2" office:value-type="string">
            <text:p text:style-name="P10"><text:span text:style-name="T4">* The purpose of the neutral (N) version of this item is to preserve the balance by defeating/slaying powerful beings of the extreme alignments (LG, LE, CG, CE).</text:span></text:p>
          </table:table-cell>
          <table:covered-table-cell/>
        </table:table-row>
      </table:table>
      <text:p text:style-name="P15"/>
      <text:p text:style-name="P9"><text:span text:style-name="T7">Purpose</text:span></text:p>
      <text:p text:style-name="P9"><text:span text:style-name="T4">An item’s purpose must suit the type and alignment of the item and should always be treated reasonably. A purpose of “defeat/slay arcane spellcasters” doesn’t mean that the sword forces the wielder to kill every wizard she sees. Nor does it mean that the sword believes it is possible to kill every wizard, sorcerer, and bard in the world. It does mean that the item hates arcane spellcasters and wants to bring the local wizard’s cabal to ruin, as well as end the rule of a sorceress-queen in a nearby land. Likewise, a purpose of “defend elves” doesn’t mean that if the wielder is an elf, he only wants to help himself. It means that the item wants to be used in furthering the cause of elves, stamping out their enemies and aiding their leaders. A purpose of “defeat/slay all” isn’t just a matter of self-preservation. It means that the item won’t rest (or let its wielder rest) until it places itself above all others.</text:span></text:p>
      <text:p text:style-name="P12"/>
      <text:p text:style-name="P9"><text:span text:style-name="T7">DEDICATED POWER</text:span></text:p>
      <text:p text:style-name="P9"><text:span text:style-name="T4">A dedicated power operates only when an intelligent item is in pursuit of its special purpose. This determination is always made by the item. It should always be easy and straightforward to see how the ends justify the means. Unlike its other powers, an intelligent item can refuse to use its dedicated power even if the owner is dominant (see Items against Characters, below).</text:span></text:p>
      <text:p text:style-name="P16"/>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10"><text:span text:style-name="T6">Special Purpose Item Dedicated Powers</text:span></text:p>
          </table:table-cell>
          <table:covered-table-cell/>
          <table:covered-table-cell/>
        </table:table-row>
        <table:table-row table:style-name="Table6.2">
          <table:table-cell table:style-name="Table6.A2" office:value-type="string">
            <text:p text:style-name="P22"><text:span text:style-name="T7">d%</text:span></text:p>
          </table:table-cell>
          <table:table-cell table:style-name="Table6.A2" office:value-type="string">
            <text:p text:style-name="P26"><text:span text:style-name="T7">Dedicated Power</text:span></text:p>
          </table:table-cell>
          <table:table-cell table:style-name="Table6.A2" office:value-type="string">
            <text:h text:style-name="P1" text:outline-level="6"><text:span text:style-name="T1">Base Price Modifier</text:span></text:h>
          </table:table-cell>
        </table:table-row>
        <table:table-row table:style-name="Table6.2">
          <table:table-cell table:style-name="Table6.A2" office:value-type="string">
            <text:p text:style-name="P20"><text:span text:style-name="T4">01–06</text:span></text:p>
          </table:table-cell>
          <table:table-cell table:style-name="Table6.A2" office:value-type="string">
            <text:p text:style-name="P9"><text:span text:style-name="T4">Item can use </text:span><text:span text:style-name="T5">ice storm</text:span></text:p>
          </table:table-cell>
          <table:table-cell table:style-name="Table6.A2" office:value-type="string">
            <text:p text:style-name="P24"><text:span text:style-name="T4">+50,000 gp</text:span></text:p>
          </table:table-cell>
        </table:table-row>
        <table:table-row table:style-name="Table6.2">
          <table:table-cell table:style-name="Table6.A2" office:value-type="string">
            <text:p text:style-name="P20"><text:span text:style-name="T4">07–12</text:span></text:p>
          </table:table-cell>
          <table:table-cell table:style-name="Table6.A2" office:value-type="string">
            <text:p text:style-name="P9"><text:span text:style-name="T4">Item can use </text:span><text:span text:style-name="T5">confusion</text:span></text:p>
          </table:table-cell>
          <table:table-cell table:style-name="Table6.A2" office:value-type="string">
            <text:p text:style-name="P24"><text:span text:style-name="T4">+50,000 gp</text:span></text:p>
          </table:table-cell>
        </table:table-row>
        <table:table-row table:style-name="Table6.2">
          <table:table-cell table:style-name="Table6.A2" office:value-type="string">
            <text:p text:style-name="P20"><text:span text:style-name="T4">13–17</text:span></text:p>
          </table:table-cell>
          <table:table-cell table:style-name="Table6.A2" office:value-type="string">
            <text:p text:style-name="P9"><text:span text:style-name="T4">Item can use </text:span><text:span text:style-name="T5">phantasmal killer</text:span></text:p>
          </table:table-cell>
          <table:table-cell table:style-name="Table6.A2" office:value-type="string">
            <text:p text:style-name="P24"><text:span text:style-name="T4">+50,000 gp</text:span></text:p>
          </table:table-cell>
        </table:table-row>
        <table:table-row table:style-name="Table6.2">
          <table:table-cell table:style-name="Table6.A2" office:value-type="string">
            <text:p text:style-name="P20"><text:span text:style-name="T4">18–24</text:span></text:p>
          </table:table-cell>
          <table:table-cell table:style-name="Table6.A2" office:value-type="string">
            <text:p text:style-name="P9"><text:span text:style-name="T4">Item can use </text:span><text:span text:style-name="T5">crushing despair</text:span></text:p>
          </table:table-cell>
          <table:table-cell table:style-name="Table6.A2" office:value-type="string">
            <text:p text:style-name="P24"><text:span text:style-name="T5">+</text:span><text:span text:style-name="T4">50,000 gp</text:span></text:p>
          </table:table-cell>
        </table:table-row>
        <table:table-row table:style-name="Table6.2">
          <table:table-cell table:style-name="Table6.A2" office:value-type="string">
            <text:p text:style-name="P20"><text:span text:style-name="T4">25–31</text:span></text:p>
          </table:table-cell>
          <table:table-cell table:style-name="Table6.A2" office:value-type="string">
            <text:p text:style-name="P9"><text:span text:style-name="T4">Item can use </text:span><text:span text:style-name="T5">dimension door </text:span><text:span text:style-name="T4">on itself and wielder</text:span></text:p>
          </table:table-cell>
          <table:table-cell table:style-name="Table6.A2" office:value-type="string">
            <text:p text:style-name="P24"><text:span text:style-name="T4">+50,000 gp</text:span></text:p>
          </table:table-cell>
        </table:table-row>
        <text:soft-page-break/>
        <table:table-row table:style-name="Table6.2">
          <table:table-cell table:style-name="Table6.A2" office:value-type="string">
            <text:p text:style-name="P20"><text:span text:style-name="T4">32–36</text:span></text:p>
          </table:table-cell>
          <table:table-cell table:style-name="Table6.A2" office:value-type="string">
            <text:p text:style-name="P9"><text:span text:style-name="T4">Item can use </text:span><text:span text:style-name="T5">contagion </text:span><text:span text:style-name="T4">(heightened to 4th level) as touch attack</text:span></text:p>
          </table:table-cell>
          <table:table-cell table:style-name="Table6.A2" office:value-type="string">
            <text:p text:style-name="P24"><text:span text:style-name="T4">+56,000 gp</text:span></text:p>
          </table:table-cell>
        </table:table-row>
        <table:table-row table:style-name="Table6.2">
          <table:table-cell table:style-name="Table6.A2" office:value-type="string">
            <text:p text:style-name="P20"><text:span text:style-name="T4">37–43</text:span></text:p>
          </table:table-cell>
          <table:table-cell table:style-name="Table6.A2" office:value-type="string">
            <text:p text:style-name="P9"><text:span text:style-name="T4">Item can use </text:span><text:span text:style-name="T5">poison </text:span><text:span text:style-name="T4">(heightened to 4th level) as touch attack</text:span></text:p>
          </table:table-cell>
          <table:table-cell table:style-name="Table6.A2" office:value-type="string">
            <text:p text:style-name="P24"><text:span text:style-name="T4">+56,000 gp</text:span></text:p>
          </table:table-cell>
        </table:table-row>
        <table:table-row table:style-name="Table6.2">
          <table:table-cell table:style-name="Table6.A2" office:value-type="string">
            <text:p text:style-name="P20"><text:span text:style-name="T4">44–50</text:span></text:p>
          </table:table-cell>
          <table:table-cell table:style-name="Table6.A2" office:value-type="string">
            <text:p text:style-name="P9"><text:span text:style-name="T4">Item can use </text:span><text:span text:style-name="T5">rusting grasp </text:span><text:span text:style-name="T4">as touch attack</text:span></text:p>
          </table:table-cell>
          <table:table-cell table:style-name="Table6.A2" office:value-type="string">
            <text:p text:style-name="P24"><text:span text:style-name="T4">+56,000 gp</text:span></text:p>
          </table:table-cell>
        </table:table-row>
        <table:table-row table:style-name="Table6.2">
          <table:table-cell table:style-name="Table6.A2" office:value-type="string">
            <text:p text:style-name="P20"><text:span text:style-name="T4">51–56</text:span></text:p>
          </table:table-cell>
          <table:table-cell table:style-name="Table6.A2" office:value-type="string">
            <text:p text:style-name="P9"><text:span text:style-name="T4">Item can cast 10d6 </text:span><text:span text:style-name="T5">lightning bolt</text:span></text:p>
          </table:table-cell>
          <table:table-cell table:style-name="Table6.A2" office:value-type="string">
            <text:p text:style-name="P24"><text:span text:style-name="T5">+</text:span><text:span text:style-name="T4">60,000 gp</text:span></text:p>
          </table:table-cell>
        </table:table-row>
        <table:table-row table:style-name="Table6.2">
          <table:table-cell table:style-name="Table6.A2" office:value-type="string">
            <text:p text:style-name="P20"><text:span text:style-name="T4">57–62</text:span></text:p>
          </table:table-cell>
          <table:table-cell table:style-name="Table6.A2" office:value-type="string">
            <text:p text:style-name="P9"><text:span text:style-name="T4">Item can cast 10d6 </text:span><text:span text:style-name="T5">fireball</text:span></text:p>
          </table:table-cell>
          <table:table-cell table:style-name="Table6.A2" office:value-type="string">
            <text:p text:style-name="P24"><text:span text:style-name="T5">+</text:span><text:span text:style-name="T4">60,000 gp</text:span></text:p>
          </table:table-cell>
        </table:table-row>
        <table:table-row table:style-name="Table6.2">
          <table:table-cell table:style-name="Table6.A2" office:value-type="string">
            <text:p text:style-name="P20"><text:span text:style-name="T4">63–68</text:span></text:p>
          </table:table-cell>
          <table:table-cell table:style-name="Table6.A2" office:value-type="string">
            <text:p text:style-name="P9"><text:span text:style-name="T4">Wielder gets +2 luck bonus on attacks, saves, and checks</text:span></text:p>
          </table:table-cell>
          <table:table-cell table:style-name="Table6.A2" office:value-type="string">
            <text:p text:style-name="P24"><text:span text:style-name="T4">+80,000 gp</text:span></text:p>
          </table:table-cell>
        </table:table-row>
        <table:table-row table:style-name="Table6.2">
          <table:table-cell table:style-name="Table6.A2" office:value-type="string">
            <text:p text:style-name="P20"><text:span text:style-name="T4">69–74</text:span></text:p>
          </table:table-cell>
          <table:table-cell table:style-name="Table6.A2" office:value-type="string">
            <text:p text:style-name="P9"><text:span text:style-name="T4">Item can use </text:span><text:span text:style-name="T5">mass inflict light wounds</text:span></text:p>
          </table:table-cell>
          <table:table-cell table:style-name="Table6.A2" office:value-type="string">
            <text:p text:style-name="P24"><text:span text:style-name="T5">+</text:span><text:span text:style-name="T4">81,000 gp</text:span></text:p>
          </table:table-cell>
        </table:table-row>
        <text:soft-page-break/>
        <table:table-row table:style-name="Table6.2">
          <table:table-cell table:style-name="Table6.A2" office:value-type="string">
            <text:p text:style-name="P20"><text:span text:style-name="T4">75–81</text:span></text:p>
          </table:table-cell>
          <table:table-cell table:style-name="Table6.A2" office:value-type="string">
            <text:p text:style-name="P9"><text:span text:style-name="T4">Item can use </text:span><text:span text:style-name="T5">song of discord</text:span></text:p>
          </table:table-cell>
          <table:table-cell table:style-name="Table6.A2" office:value-type="string">
            <text:p text:style-name="P24"><text:span text:style-name="T5">+</text:span><text:span text:style-name="T4">81,000 gp</text:span></text:p>
          </table:table-cell>
        </table:table-row>
        <table:table-row table:style-name="Table6.2">
          <table:table-cell table:style-name="Table6.A2" office:value-type="string">
            <text:p text:style-name="P20"><text:span text:style-name="T4">82–87</text:span></text:p>
          </table:table-cell>
          <table:table-cell table:style-name="Table6.A2" office:value-type="string">
            <text:p text:style-name="P9"><text:span text:style-name="T4">Item can use </text:span><text:span text:style-name="T5">prying eyes</text:span></text:p>
          </table:table-cell>
          <table:table-cell table:style-name="Table6.A2" office:value-type="string">
            <text:p text:style-name="P24"><text:span text:style-name="T5">+</text:span><text:span text:style-name="T4">81,000 gp</text:span></text:p>
          </table:table-cell>
        </table:table-row>
        <table:table-row table:style-name="Table6.2">
          <table:table-cell table:style-name="Table6.A2" office:value-type="string">
            <text:p text:style-name="P20"><text:span text:style-name="T4">88–92</text:span></text:p>
          </table:table-cell>
          <table:table-cell table:style-name="Table6.A2" office:value-type="string">
            <text:p text:style-name="P9"><text:span text:style-name="T4">Item can cast 15d6 </text:span><text:span text:style-name="T5">greater shout </text:span><text:span text:style-name="T4">3/day</text:span></text:p>
          </table:table-cell>
          <table:table-cell table:style-name="Table6.A2" office:value-type="string">
            <text:p text:style-name="P24"><text:span text:style-name="T4">+130,000 gp</text:span></text:p>
          </table:table-cell>
        </table:table-row>
        <table:table-row table:style-name="Table6.2">
          <table:table-cell table:style-name="Table6.A2" office:value-type="string">
            <text:p text:style-name="P20"><text:span text:style-name="T4">93–98</text:span></text:p>
          </table:table-cell>
          <table:table-cell table:style-name="Table6.A2" office:value-type="string">
            <text:p text:style-name="P9"><text:span text:style-name="T4">Item can use </text:span><text:span text:style-name="T5">waves of exhaustion</text:span></text:p>
          </table:table-cell>
          <table:table-cell table:style-name="Table6.A2" office:value-type="string">
            <text:p text:style-name="P24"><text:span text:style-name="T5">+</text:span><text:span text:style-name="T4">164,000 gp</text:span></text:p>
          </table:table-cell>
        </table:table-row>
        <table:table-row table:style-name="Table6.2">
          <table:table-cell table:style-name="Table6.A19" office:value-type="string">
            <text:p text:style-name="P21"><text:span text:style-name="T4">99–100</text:span></text:p>
          </table:table-cell>
          <table:table-cell table:style-name="Table6.A19" office:value-type="string">
            <text:p text:style-name="P10"><text:span text:style-name="T4">Item can use </text:span><text:span text:style-name="T5">true resurrection </text:span><text:span text:style-name="T4">on wielder, once per month</text:span></text:p>
          </table:table-cell>
          <table:table-cell table:style-name="Table6.A19" office:value-type="string">
            <text:p text:style-name="P25"><text:span text:style-name="T4">+200,000 gp</text:span></text:p>
          </table:table-cell>
        </table:table-row>
      </table:table>
      <text:p text:style-name="P17"/>
      <text:p text:style-name="P9"><text:span text:style-name="T7">ITEM EGO</text:span></text:p>
      <text:p text:style-name="P9"><text:span text:style-name="T4">Ego is a measure of the total power and force of personality that an item possesses. Only after all aspects of an item have been generated can its Ego score be calculated. An item’s Ego score helps determine whether the item or the character is dominant in their relationship, as detailed below.</text:span></text:p>
      <text:p text:style-name="P13"/>
      <table:table table:name="Table7" table:style-name="Table7">
        <table:table-column table:style-name="Table7.A"/>
        <table:table-column table:style-name="Table7.B"/>
        <table:table-row table:style-name="Table7.1">
          <table:table-cell table:style-name="Table7.A1" table:number-columns-spanned="2" office:value-type="string">
            <text:p text:style-name="P10"><text:span text:style-name="T6">Item Ego</text:span></text:p>
          </table:table-cell>
          <table:covered-table-cell/>
        </table:table-row>
        <table:table-row table:style-name="Table7.2">
          <table:table-cell table:style-name="Table7.A2" office:value-type="string">
            <text:p text:style-name="P26"><text:span text:style-name="T4">Attribute of Item</text:span></text:p>
          </table:table-cell>
          <table:table-cell table:style-name="Table7.A2" office:value-type="string">
            <text:h text:style-name="P7" text:outline-level="3"><text:span text:style-name="T2">Ego Points</text:span></text:h>
          </table:table-cell>
        </table:table-row>
        <table:table-row table:style-name="Table7.2">
          <table:table-cell table:style-name="Table7.A2" office:value-type="string">
            <text:p text:style-name="P9"><text:span text:style-name="T4">Each +1 of item’s enhancement bonus</text:span></text:p>
          </table:table-cell>
          <table:table-cell table:style-name="Table7.A2" office:value-type="string">
            <text:p text:style-name="P20"><text:span text:style-name="T4">1</text:span></text:p>
          </table:table-cell>
        </table:table-row>
        <table:table-row table:style-name="Table7.2">
          <table:table-cell table:style-name="Table7.A2" office:value-type="string">
            <text:p text:style-name="P9"><text:span text:style-name="T4">Each +1 of bonus for special abilities</text:span></text:p>
          </table:table-cell>
          <table:table-cell table:style-name="Table7.A2" office:value-type="string">
            <text:p text:style-name="P20"><text:span text:style-name="T4">1</text:span></text:p>
          </table:table-cell>
        </table:table-row>
        <table:table-row table:style-name="Table7.2">
          <table:table-cell table:style-name="Table7.A2" office:value-type="string">
            <text:p text:style-name="P9"><text:span text:style-name="T4">Each lesser power</text:span></text:p>
          </table:table-cell>
          <table:table-cell table:style-name="Table7.A2" office:value-type="string">
            <text:p text:style-name="P20"><text:span text:style-name="T4">1</text:span></text:p>
          </table:table-cell>
        </table:table-row>
        <table:table-row table:style-name="Table7.2">
          <table:table-cell table:style-name="Table7.A2" office:value-type="string">
            <text:p text:style-name="P9"><text:span text:style-name="T4">Each greater power</text:span></text:p>
          </table:table-cell>
          <table:table-cell table:style-name="Table7.A2" office:value-type="string">
            <text:p text:style-name="P20"><text:span text:style-name="T4">2</text:span></text:p>
          </table:table-cell>
        </table:table-row>
        <table:table-row table:style-name="Table7.2">
          <table:table-cell table:style-name="Table7.A2" office:value-type="string">
            <text:p text:style-name="P9"><text:span text:style-name="T4">Special purpose (and dedicated power)</text:span></text:p>
          </table:table-cell>
          <table:table-cell table:style-name="Table7.A2" office:value-type="string">
            <text:p text:style-name="P20"><text:span text:style-name="T4">4</text:span></text:p>
          </table:table-cell>
        </table:table-row>
        <table:table-row table:style-name="Table7.2">
          <table:table-cell table:style-name="Table7.A2" office:value-type="string">
            <text:p text:style-name="P9"><text:span text:style-name="T4">Telepathic ability</text:span></text:p>
          </table:table-cell>
          <table:table-cell table:style-name="Table7.A2" office:value-type="string">
            <text:p text:style-name="P20"><text:span text:style-name="T4">1</text:span></text:p>
          </table:table-cell>
        </table:table-row>
        <table:table-row table:style-name="Table7.2">
          <table:table-cell table:style-name="Table7.A2" office:value-type="string">
            <text:p text:style-name="P9"><text:span text:style-name="T4">Read languages ability</text:span></text:p>
          </table:table-cell>
          <table:table-cell table:style-name="Table7.A2" office:value-type="string">
            <text:p text:style-name="P20"><text:span text:style-name="T4">1</text:span></text:p>
          </table:table-cell>
        </table:table-row>
        <table:table-row table:style-name="Table7.2">
          <table:table-cell table:style-name="Table7.A2" office:value-type="string">
            <text:p text:style-name="P9"><text:span text:style-name="T5">Read magic </text:span><text:span text:style-name="T4">ability</text:span></text:p>
          </table:table-cell>
          <table:table-cell table:style-name="Table7.A2" office:value-type="string">
            <text:p text:style-name="P20"><text:span text:style-name="T4">1</text:span></text:p>
          </table:table-cell>
        </table:table-row>
        <table:table-row table:style-name="Table7.2">
          <table:table-cell table:style-name="Table7.A2" office:value-type="string">
            <text:p text:style-name="P9"><text:span text:style-name="T4">Each +1 of Intelligence bonus</text:span></text:p>
          </table:table-cell>
          <table:table-cell table:style-name="Table7.A2" office:value-type="string">
            <text:p text:style-name="P20"><text:span text:style-name="T4">1</text:span></text:p>
          </table:table-cell>
        </table:table-row>
        <table:table-row table:style-name="Table7.2">
          <table:table-cell table:style-name="Table7.A2" office:value-type="string">
            <text:p text:style-name="P9"><text:span text:style-name="T4">Each +1 of Wisdom bonus</text:span></text:p>
          </table:table-cell>
          <table:table-cell table:style-name="Table7.A2" office:value-type="string">
            <text:p text:style-name="P20"><text:span text:style-name="T4">1</text:span></text:p>
          </table:table-cell>
        </table:table-row>
        <table:table-row table:style-name="Table7.2">
          <table:table-cell table:style-name="Table7.A13" office:value-type="string">
            <text:p text:style-name="P10"><text:span text:style-name="T4">Each +1 of Charisma bonus</text:span></text:p>
          </table:table-cell>
          <table:table-cell table:style-name="Table7.A13" office:value-type="string">
            <text:p text:style-name="P21"><text:span text:style-name="T4">1</text:span></text:p>
          </table:table-cell>
        </table:table-row>
      </table:table>
      <text:p text:style-name="P12"/>
      <text:p text:style-name="P9"><text:span text:style-name="T7">ITEMS AGAINST CHARACTERS</text:span></text:p>
      <text:p text:style-name="P9"><text:span text:style-name="T4">When an item has an Ego of its own, it has a will of its own. The item is, of course, absolutely true to its alignment. If the character who possesses the item is not true to that alignment’s goals or the item’s special purpose, personality conflict—item against character—results. Similarly, any item with an Ego score of 20 or higher always considers itself superior to any character, and a personality conflict results if the possessor does not always agree with the item.</text:span></text:p>
      <text:p text:style-name="P9"><text:span text:style-name="T4">When a personality conflict occurs, the possessor must make a Will saving throw (DC = item’s Ego). If the possessor succeeds, she is dominant. If she fails, the item is dominant. Dominance lasts for one day or until a critical situation occurs (such as a major battle, a serious threat to either the item or the character, and so on). Should an item gain dominance, it resists the character’s desires and demands concessions such as any of the following.</text:span></text:p>
      <text:p text:style-name="P9"><text:span text:style-name="T4">• Removal of associates or items whose alignment or personality is distasteful to the item.</text:span></text:p>
      <text:p text:style-name="P9"><text:span text:style-name="T4">• The character divesting herself of all other magic items or items of a certain type.</text:span></text:p>
      <text:p text:style-name="P9"><text:soft-page-break/><text:span text:style-name="T4">• Obedience from the character so the item can direct where they go for its own purposes.</text:span></text:p>
      <text:p text:style-name="P9"><text:span text:style-name="T4">• Immediate seeking out and slaying of creatures hateful to the item.</text:span></text:p>
      <text:p text:style-name="P9"><text:span text:style-name="T4">• Magical protections and devices to protect the item from molestation when it is not in use.</text:span></text:p>
      <text:p text:style-name="P9"><text:span text:style-name="T4">• That the character carry the item with her on all occasions.</text:span></text:p>
      <text:p text:style-name="P9"><text:span text:style-name="T4">• That the character relinquish the item in favor of a more suitable possessor due to alignment differences or conduct.</text:span></text:p>
      <text:p text:style-name="P9"><text:span text:style-name="T4">In extreme circumstances, the item can resort to even harsher measures, such as the following acts:</text:span></text:p>
      <text:p text:style-name="P9"><text:span text:style-name="T4">• Force its possessor into combat.</text:span></text:p>
      <text:p text:style-name="P9"><text:span text:style-name="T4">• Refuse to strike opponents.</text:span></text:p>
      <text:p text:style-name="P9"><text:span text:style-name="T4">• Strike at its wielder or her associates.</text:span></text:p>
      <text:p text:style-name="P9"><text:span text:style-name="T4">• Force its possessor to surrender to an opponent.</text:span></text:p>
      <text:p text:style-name="P9"><text:span text:style-name="T4">• Cause itself to drop from the character’s grasp.</text:span></text:p>
      <text:p text:style-name="P17"/>
      <text:p text:style-name="P9"><text:span text:style-name="T4">Naturally, such actions are unlikely when harmony reigns between the character’s and item’s alignments or when their purposes and personalities are well matched. Even so, an item might wish to have a lesser character possess it in order to easily establish and maintain dominance over him, or a higher-level possessor so as to better accomplish its goals.</text:span></text:p>
      <text:p text:style-name="P9"><text:span text:style-name="T4">All magic items with personalities desire to play an important role in whatever activity is under way, particularly combat. Such items are rivals of each other, even if they are of the same alignment. No intelligent item wants to share its wielder with others. An intelligent item is aware of the presence of any other intelligent item within 60 feet, and most intelligent items try their best to mislead or distract their host so that she ignores or destroys the rival. Of course, alignment might change this sort of behavior. </text:span></text:p>
      <text:p text:style-name="P9"><text:span text:style-name="T4">Items with personalities are never totally controlled or silenced by the characters who possess them, even though they may never successfully control their possessors. They may be powerless to force their demands but remain undaunted and continue to air their wishes and demands.</text:span></text:p>
      <text:p text:style-name="P19"/>
      <text:p text:style-name="P9"><text:span text:style-name="T3">CURSED ITEMS</text:span></text:p>
      <text:p text:style-name="P9"><text:span text:style-name="T4">Cursed items are magic items with some sort of potentially negative impact. Sometimes they’re directly bad for the user; sometimes they’re just inconvenient. Occasionally they mix bad with good, forcing characters to make difficult choices. </text:span></text:p>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10"><text:span text:style-name="T6">Cursed Item Common Curses</text:span></text:p>
          </table:table-cell>
          <table:covered-table-cell/>
        </table:table-row>
        <table:table-row table:style-name="Table8.2">
          <table:table-cell table:style-name="Table8.A2" office:value-type="string">
            <text:p text:style-name="P21"><text:span text:style-name="T6">d%</text:span></text:p>
          </table:table-cell>
          <table:table-cell table:style-name="Table8.A2" office:value-type="string">
            <text:p text:style-name="P10"><text:span text:style-name="T6">Curse</text:span></text:p>
          </table:table-cell>
        </table:table-row>
        <table:table-row table:style-name="Table8.2">
          <table:table-cell table:style-name="Table8.A2" office:value-type="string">
            <text:p text:style-name="P20"><text:span text:style-name="T4">01–15</text:span></text:p>
          </table:table-cell>
          <table:table-cell table:style-name="Table8.A2" office:value-type="string">
            <text:p text:style-name="P9"><text:span text:style-name="T4">Delusion</text:span></text:p>
          </table:table-cell>
        </table:table-row>
        <table:table-row table:style-name="Table8.2">
          <table:table-cell table:style-name="Table8.A2" office:value-type="string">
            <text:p text:style-name="P20"><text:span text:style-name="T4">16–35</text:span></text:p>
          </table:table-cell>
          <table:table-cell table:style-name="Table8.A2" office:value-type="string">
            <text:p text:style-name="P9"><text:span text:style-name="T4">Opposite effect or target</text:span></text:p>
          </table:table-cell>
        </table:table-row>
        <table:table-row table:style-name="Table8.2">
          <table:table-cell table:style-name="Table8.A2" office:value-type="string">
            <text:p text:style-name="P20"><text:span text:style-name="T4">36–45</text:span></text:p>
          </table:table-cell>
          <table:table-cell table:style-name="Table8.A2" office:value-type="string">
            <text:p text:style-name="P9"><text:span text:style-name="T4">Intermittent functioning</text:span></text:p>
          </table:table-cell>
        </table:table-row>
        <table:table-row table:style-name="Table8.2">
          <table:table-cell table:style-name="Table8.A2" office:value-type="string">
            <text:p text:style-name="P20"><text:span text:style-name="T4">46–60</text:span></text:p>
          </table:table-cell>
          <table:table-cell table:style-name="Table8.A2" office:value-type="string">
            <text:p text:style-name="P9"><text:span text:style-name="T4">Requirement</text:span></text:p>
          </table:table-cell>
        </table:table-row>
        <table:table-row table:style-name="Table8.2">
          <table:table-cell table:style-name="Table8.A2" office:value-type="string">
            <text:p text:style-name="P20"><text:span text:style-name="T4">61–75</text:span></text:p>
          </table:table-cell>
          <table:table-cell table:style-name="Table8.A2" office:value-type="string">
            <text:p text:style-name="P9"><text:span text:style-name="T4">Drawback</text:span></text:p>
          </table:table-cell>
        </table:table-row>
        <table:table-row table:style-name="Table8.2">
          <table:table-cell table:style-name="Table8.A2" office:value-type="string">
            <text:p text:style-name="P20"><text:span text:style-name="T4">76–90</text:span></text:p>
          </table:table-cell>
          <table:table-cell table:style-name="Table8.A2" office:value-type="string">
            <text:p text:style-name="P9"><text:span text:style-name="T4">Completely different effect</text:span></text:p>
          </table:table-cell>
        </table:table-row>
        <table:table-row table:style-name="Table8.2">
          <table:table-cell table:style-name="Table8.A9" office:value-type="string">
            <text:p text:style-name="P21"><text:span text:style-name="T4">91–100</text:span></text:p>
          </table:table-cell>
          <table:table-cell table:style-name="Table8.A9" office:value-type="string">
            <text:p text:style-name="P10"><text:span text:style-name="T4">Substitute specific cursed item</text:span></text:p>
          </table:table-cell>
        </table:table-row>
      </table:table>
      <text:p text:style-name="P9"><text:span text:style-name="T6">Delusion: </text:span><text:span text:style-name="T4">The user believes the item is what it appears to be, yet it actually has no magical power other than to deceive. The user is mentally fooled into thinking the item is functioning and cannot be convinced otherwise without the help of a </text:span><text:span text:style-name="T5">remove curse </text:span><text:span text:style-name="T4">spell.</text:span></text:p>
      <text:p text:style-name="P9"><text:span text:style-name="T6">Opposite Effect or Target:</text:span><text:span text:style-name="T4"> These cursed items malfunction, so that either they do the opposite of what the creator intended, or they target the user instead of someone else. The interesting point to keep in mind here is that these items aren’t always bad to have. Opposite-effect items include weapons that impose penalties on attack and damage rolls rather than bonuses. Just as a character shouldn’t necessarily immediately know what the enhancement bonus of a noncursed magic item is, she shouldn’t immediately know that a weapon is cursed. Once she knows, however, the item can be discarded unless some sort of compulsion is placed upon it that compels the wielder to keep and use it. In such cases, a </text:span><text:span text:style-name="T5">remove curse </text:span><text:span text:style-name="T4">spell is generally needed to get rid of the item.</text:span></text:p>
      <text:p text:style-name="P9"><text:span text:style-name="T6">Intermittent Functioning:</text:span><text:span text:style-name="T4"> The three varieties of intermittent functioning items all function perfectly as described—at least some of the time. The three varieties are unreliable, dependent, and uncontrolled items.</text:span></text:p>
      <text:p text:style-name="P9"><text:span text:style-name="T5">Unreliable: </text:span><text:span text:style-name="T4">Each time the item is activated, there is a 5% chance (01–05 on d%) that it does not function.</text:span></text:p>
      <text:p text:style-name="P9"><text:span text:style-name="T5">Dependent: </text:span><text:span text:style-name="T4">The item only functions in certain situations. To determine what the situation is, either select a situation or roll on the following table.</text:span></text:p>
      <table:table table:name="Table9" table:style-name="Table9">
        <table:table-column table:style-name="Table9.A"/>
        <table:table-column table:style-name="Table9.B"/>
        <text:soft-page-break/>
        <table:table-row table:style-name="Table9.1">
          <table:table-cell table:style-name="Table9.A1" office:value-type="string">
            <text:p text:style-name="P21"><text:span text:style-name="T6">d%</text:span></text:p>
          </table:table-cell>
          <table:table-cell table:style-name="Table9.A1" office:value-type="string">
            <text:p text:style-name="P10"><text:span text:style-name="T6">Situation</text:span></text:p>
          </table:table-cell>
        </table:table-row>
        <table:table-row table:style-name="Table9.1">
          <table:table-cell table:style-name="Table9.A2" office:value-type="string">
            <text:p text:style-name="P21"><text:span text:style-name="T4">01–03</text:span></text:p>
          </table:table-cell>
          <table:table-cell table:style-name="Table9.A2" office:value-type="string">
            <text:p text:style-name="P10"><text:span text:style-name="T4">Temperature below freezing</text:span></text:p>
          </table:table-cell>
        </table:table-row>
        <table:table-row table:style-name="Table9.1">
          <table:table-cell table:style-name="Table9.A2" office:value-type="string">
            <text:p text:style-name="P20"><text:span text:style-name="T4">04–05</text:span></text:p>
          </table:table-cell>
          <table:table-cell table:style-name="Table9.A2" office:value-type="string">
            <text:p text:style-name="P9"><text:span text:style-name="T4">Temperature above freezing</text:span></text:p>
          </table:table-cell>
        </table:table-row>
        <table:table-row table:style-name="Table9.1">
          <table:table-cell table:style-name="Table9.A2" office:value-type="string">
            <text:p text:style-name="P20"><text:span text:style-name="T4">06–10</text:span></text:p>
          </table:table-cell>
          <table:table-cell table:style-name="Table9.A2" office:value-type="string">
            <text:p text:style-name="P9"><text:span text:style-name="T4">During the day</text:span></text:p>
          </table:table-cell>
        </table:table-row>
        <table:table-row table:style-name="Table9.1">
          <table:table-cell table:style-name="Table9.A2" office:value-type="string">
            <text:p text:style-name="P20"><text:span text:style-name="T4">11–15</text:span></text:p>
          </table:table-cell>
          <table:table-cell table:style-name="Table9.A2" office:value-type="string">
            <text:p text:style-name="P9"><text:span text:style-name="T4">During the night</text:span></text:p>
          </table:table-cell>
        </table:table-row>
        <table:table-row table:style-name="Table9.1">
          <table:table-cell table:style-name="Table9.A2" office:value-type="string">
            <text:p text:style-name="P20"><text:span text:style-name="T4">16–20</text:span></text:p>
          </table:table-cell>
          <table:table-cell table:style-name="Table9.A2" office:value-type="string">
            <text:p text:style-name="P9"><text:span text:style-name="T4">In direct sunlight</text:span></text:p>
          </table:table-cell>
        </table:table-row>
        <table:table-row table:style-name="Table9.1">
          <table:table-cell table:style-name="Table9.A2" office:value-type="string">
            <text:p text:style-name="P20"><text:span text:style-name="T4">21–25</text:span></text:p>
          </table:table-cell>
          <table:table-cell table:style-name="Table9.A2" office:value-type="string">
            <text:p text:style-name="P9"><text:span text:style-name="T4">Out of direct sunlight</text:span></text:p>
          </table:table-cell>
        </table:table-row>
        <table:table-row table:style-name="Table9.1">
          <table:table-cell table:style-name="Table9.A2" office:value-type="string">
            <text:p text:style-name="P20"><text:span text:style-name="T4">26–34</text:span></text:p>
          </table:table-cell>
          <table:table-cell table:style-name="Table9.A2" office:value-type="string">
            <text:p text:style-name="P9"><text:span text:style-name="T4">Underwater</text:span></text:p>
          </table:table-cell>
        </table:table-row>
        <table:table-row table:style-name="Table9.1">
          <table:table-cell table:style-name="Table9.A2" office:value-type="string">
            <text:p text:style-name="P20"><text:span text:style-name="T4">35–37</text:span></text:p>
          </table:table-cell>
          <table:table-cell table:style-name="Table9.A2" office:value-type="string">
            <text:p text:style-name="P9"><text:span text:style-name="T4">Out of water</text:span></text:p>
          </table:table-cell>
        </table:table-row>
        <table:table-row table:style-name="Table9.1">
          <table:table-cell table:style-name="Table9.A2" office:value-type="string">
            <text:p text:style-name="P20"><text:span text:style-name="T4">38–45</text:span></text:p>
          </table:table-cell>
          <table:table-cell table:style-name="Table9.A2" office:value-type="string">
            <text:p text:style-name="P9"><text:span text:style-name="T4">Underground</text:span></text:p>
          </table:table-cell>
        </table:table-row>
        <table:table-row table:style-name="Table9.1">
          <table:table-cell table:style-name="Table9.A2" office:value-type="string">
            <text:p text:style-name="P20"><text:span text:style-name="T4">46–55</text:span></text:p>
          </table:table-cell>
          <table:table-cell table:style-name="Table9.A2" office:value-type="string">
            <text:p text:style-name="P9"><text:span text:style-name="T4">Aboveground</text:span></text:p>
          </table:table-cell>
        </table:table-row>
        <table:table-row table:style-name="Table9.1">
          <table:table-cell table:style-name="Table9.A2" office:value-type="string">
            <text:p text:style-name="P20"><text:span text:style-name="T4">56–60</text:span></text:p>
          </table:table-cell>
          <table:table-cell table:style-name="Table9.A2" office:value-type="string">
            <text:p text:style-name="P9"><text:span text:style-name="T4">Within 10 feet of a random creature type</text:span></text:p>
          </table:table-cell>
        </table:table-row>
        <table:table-row table:style-name="Table9.1">
          <table:table-cell table:style-name="Table9.A2" office:value-type="string">
            <text:p text:style-name="P20"><text:span text:style-name="T4">61–64</text:span></text:p>
          </table:table-cell>
          <table:table-cell table:style-name="Table9.A2" office:value-type="string">
            <text:p text:style-name="P9"><text:span text:style-name="T4">Within 10 feet of a random race or kind of creature</text:span></text:p>
          </table:table-cell>
        </table:table-row>
        <table:table-row table:style-name="Table9.1">
          <table:table-cell table:style-name="Table9.A2" office:value-type="string">
            <text:p text:style-name="P20"><text:span text:style-name="T4">65–72</text:span></text:p>
          </table:table-cell>
          <table:table-cell table:style-name="Table9.A2" office:value-type="string">
            <text:p text:style-name="P9"><text:span text:style-name="T4">Within 10 feet of an arcane spellcaster</text:span></text:p>
          </table:table-cell>
        </table:table-row>
        <table:table-row table:style-name="Table9.1">
          <table:table-cell table:style-name="Table9.A2" office:value-type="string">
            <text:p text:style-name="P20"><text:span text:style-name="T4">73–80</text:span></text:p>
          </table:table-cell>
          <table:table-cell table:style-name="Table9.A2" office:value-type="string">
            <text:p text:style-name="P9"><text:span text:style-name="T4">Within 10 feet of a divine spellcaster</text:span></text:p>
          </table:table-cell>
        </table:table-row>
        <table:table-row table:style-name="Table9.1">
          <table:table-cell table:style-name="Table9.A2" office:value-type="string">
            <text:p text:style-name="P20"><text:span text:style-name="T4">81–85</text:span></text:p>
          </table:table-cell>
          <table:table-cell table:style-name="Table9.A2" office:value-type="string">
            <text:p text:style-name="P9"><text:span text:style-name="T4">In the hands of a nonspellcaster</text:span></text:p>
          </table:table-cell>
        </table:table-row>
        <table:table-row table:style-name="Table9.1">
          <table:table-cell table:style-name="Table9.A2" office:value-type="string">
            <text:p text:style-name="P20"><text:span text:style-name="T4">86–90</text:span></text:p>
          </table:table-cell>
          <table:table-cell table:style-name="Table9.A2" office:value-type="string">
            <text:p text:style-name="P9"><text:span text:style-name="T4">In the hands of a spellcaster</text:span></text:p>
          </table:table-cell>
        </table:table-row>
        <table:table-row table:style-name="Table9.1">
          <table:table-cell table:style-name="Table9.A2" office:value-type="string">
            <text:p text:style-name="P20"><text:span text:style-name="T4">91–95</text:span></text:p>
          </table:table-cell>
          <table:table-cell table:style-name="Table9.A2" office:value-type="string">
            <text:p text:style-name="P9"><text:span text:style-name="T4">In the hands of a creature of a particular alignment</text:span></text:p>
          </table:table-cell>
        </table:table-row>
        <table:table-row table:style-name="Table9.1">
          <table:table-cell table:style-name="Table9.A2" office:value-type="string">
            <text:p text:style-name="P20"><text:span text:style-name="T4">96</text:span></text:p>
          </table:table-cell>
          <table:table-cell table:style-name="Table9.A2" office:value-type="string">
            <text:p text:style-name="P9"><text:span text:style-name="T4">In the hands of a creature of particular gender</text:span></text:p>
          </table:table-cell>
        </table:table-row>
        <table:table-row table:style-name="Table9.1">
          <table:table-cell table:style-name="Table9.A2" office:value-type="string">
            <text:p text:style-name="P20"><text:span text:style-name="T4">97–99</text:span></text:p>
          </table:table-cell>
          <table:table-cell table:style-name="Table9.A2" office:value-type="string">
            <text:p text:style-name="P9"><text:span text:style-name="T4">On nonholy days or during particular astrological events</text:span></text:p>
          </table:table-cell>
        </table:table-row>
        <table:table-row table:style-name="Table9.1">
          <table:table-cell table:style-name="Table9.A21" office:value-type="string">
            <text:p text:style-name="P21"><text:span text:style-name="T4">100</text:span></text:p>
          </table:table-cell>
          <table:table-cell table:style-name="Table9.A21" office:value-type="string">
            <text:p text:style-name="P10"><text:span text:style-name="T4">More than 100 miles from a particular site</text:span></text:p>
          </table:table-cell>
        </table:table-row>
      </table:table>
      <text:p text:style-name="P9"><text:span text:style-name="T5">Uncontrolled: </text:span><text:span text:style-name="T4">An uncontrolled item occasionally activates at random times. Roll d% every day. On a result of 01–05 the item activates at some random point during that day. </text:span></text:p>
      <text:p text:style-name="P9"><text:span text:style-name="T6">Requirement:</text:span><text:span text:style-name="T4"> In a sense, a command word is a requirement. Nevertheless, some items have much more stringent requirements that must be met for them to be usable. To keep an item with this kind of curse functioning, one or more of the following conditions must be met.</text:span></text:p>
      <text:p text:style-name="P9"><text:span text:style-name="T4">• Character must eat twice as much as normal.</text:span></text:p>
      <text:p text:style-name="P9"><text:span text:style-name="T4">• Character must sleep twice as much as normal.</text:span></text:p>
      <text:p text:style-name="P9"><text:span text:style-name="T4">• Character must undergo a specific quest (one time only, and then item functions normally thereafter).</text:span></text:p>
      <text:p text:style-name="P9"><text:span text:style-name="T4">• Character must sacrifice (destroy) 100 gp worth of valuables per day.</text:span></text:p>
      <text:p text:style-name="P9"><text:span text:style-name="T4">• Character must sacrifice (destroy) 2,000 gp worth of magic items each week.</text:span></text:p>
      <text:p text:style-name="P9"><text:span text:style-name="T4">• Character must swear fealty to a particular noble or his family.</text:span></text:p>
      <text:p text:style-name="P9"><text:span text:style-name="T4">• Character must discard all other magic items.</text:span></text:p>
      <text:p text:style-name="P9"><text:span text:style-name="T4">• Character must worship a particular deity.</text:span></text:p>
      <text:p text:style-name="P9"><text:span text:style-name="T4">• Character must change her name to a specific name. (The item only works for characters of that name.)</text:span></text:p>
      <text:p text:style-name="P9"><text:span text:style-name="T4">• Character must add a specific class at the next opportunity if not of that class already.</text:span></text:p>
      <text:p text:style-name="P9"><text:span text:style-name="T4">• Character must have a minimum number of ranks in a particular skill.</text:span></text:p>
      <text:p text:style-name="P9"><text:span text:style-name="T4">• Character must sacrifice some part of her life energy (2 points of Constitution) one time. If the character gets the Constitution points back (such as from a </text:span><text:span text:style-name="T5">restoration </text:span><text:span text:style-name="T4">spell), the item ceases functioning. (The item does not cease functioning if the character receives a Constitution increase caused by level gain, a </text:span><text:span text:style-name="T5">wish, </text:span><text:span text:style-name="T4">or the use of a magic item.)</text:span></text:p>
      <text:p text:style-name="P9"><text:span text:style-name="T4">• Item must be cleansed with holy water each day.</text:span></text:p>
      <text:p text:style-name="P9"><text:span text:style-name="T4">• Item must be used to kill a living creature each day.</text:span></text:p>
      <text:p text:style-name="P9"><text:span text:style-name="T4">• Item must be bathed in volcanic lava once per month.</text:span></text:p>
      <text:p text:style-name="P9"><text:span text:style-name="T4">• Item must be used at least once a day, or it won’t function again for its current possessor.</text:span></text:p>
      <text:p text:style-name="P9"><text:span text:style-name="T4">• Item must draw blood when wielded (weapons only). It can’t be put away or exchanged for another weapon until it has scored a hit.</text:span></text:p>
      <text:p text:style-name="P9"><text:span text:style-name="T4">• Item must have a particular spell cast upon it each day (such as </text:span><text:span text:style-name="T5">bless, atonement, </text:span><text:span text:style-name="T4">or </text:span><text:span text:style-name="T5">animate objects</text:span><text:span text:style-name="T4">).</text:span></text:p>
      <text:p text:style-name="P9"><text:span text:style-name="T4">Requirements are so dependent upon suitability to the item that they should never be determined randomly. An item with a requirement that is also intelligent often imposes its requirement through its personality. If the requirement is not met, the item ceases to function. If it is met, usually the item functions for one day before the requirement must be met again (although some requirements are one time only, others monthly, and still others continuous).</text:span></text:p>
      <text:p text:style-name="P9"><text:span text:style-name="T6">Drawback:</text:span><text:span text:style-name="T4"> Items with drawbacks are usually still beneficial to the possessor but they also carry some negative aspect. Although sometimes drawbacks occur only when the item is used (or held, in the case of some items such as weapons), usually the drawback remains with the character for as long as she has the item.</text:span></text:p>
      <text:p text:style-name="P9"><text:span text:style-name="T4">Roll on the table below to generate a drawback that (unless otherwise indicated) remains in effect as long as the item is in the character’s possession.</text:span></text:p>
      <table:table table:name="Table10" table:style-name="Table10">
        <table:table-column table:style-name="Table10.A"/>
        <table:table-column table:style-name="Table10.B"/>
        <table:table-row table:style-name="Table10.1">
          <table:table-cell table:style-name="Table10.A1" office:value-type="string">
            <text:p text:style-name="P21"><text:span text:style-name="T6">d%</text:span></text:p>
          </table:table-cell>
          <table:table-cell table:style-name="Table10.A1" office:value-type="string">
            <text:p text:style-name="P10"><text:span text:style-name="T6">Drawback</text:span></text:p>
          </table:table-cell>
        </table:table-row>
        <table:table-row table:style-name="Table10.1">
          <table:table-cell table:style-name="Table10.A2" office:value-type="string">
            <text:p text:style-name="P21"><text:span text:style-name="T4">01–04</text:span></text:p>
          </table:table-cell>
          <table:table-cell table:style-name="Table10.A2" office:value-type="string">
            <text:p text:style-name="P10"><text:span text:style-name="T4">Character’s hair grows 1 inch longer. Only happens once.</text:span></text:p>
          </table:table-cell>
        </table:table-row>
        <table:table-row table:style-name="Table10.1">
          <table:table-cell table:style-name="Table10.A2" office:value-type="string">
            <text:p text:style-name="P20"><text:span text:style-name="T4">05–09</text:span></text:p>
          </table:table-cell>
          <table:table-cell table:style-name="Table10.A2" office:value-type="string">
            <text:p text:style-name="P9"><text:span text:style-name="T4">Character either shrinks 1/2 inch (01–50 on d%) or grows that much taller (51–100). Only happens once.</text:span></text:p>
          </table:table-cell>
        </table:table-row>
        <table:table-row table:style-name="Table10.1">
          <table:table-cell table:style-name="Table10.A2" office:value-type="string">
            <text:p text:style-name="P20"><text:span text:style-name="T4">10–13</text:span></text:p>
          </table:table-cell>
          <table:table-cell table:style-name="Table10.A2" office:value-type="string">
            <text:p text:style-name="P9"><text:span text:style-name="T4">Temperature around item is 10°F cooler than normal.</text:span></text:p>
          </table:table-cell>
        </table:table-row>
        <table:table-row table:style-name="Table10.1">
          <table:table-cell table:style-name="Table10.A2" office:value-type="string">
            <text:p text:style-name="P20"><text:span text:style-name="T4">14–17</text:span></text:p>
          </table:table-cell>
          <table:table-cell table:style-name="Table10.A2" office:value-type="string">
            <text:p text:style-name="P9"><text:span text:style-name="T4">Temperature around item is 10°F warmer than normal.</text:span></text:p>
          </table:table-cell>
        </table:table-row>
        <table:table-row table:style-name="Table10.1">
          <table:table-cell table:style-name="Table10.A2" office:value-type="string">
            <text:p text:style-name="P20"><text:span text:style-name="T4">18–21</text:span></text:p>
          </table:table-cell>
          <table:table-cell table:style-name="Table10.A2" office:value-type="string">
            <text:p text:style-name="P9"><text:span text:style-name="T4">Character’s hair color changes.</text:span></text:p>
          </table:table-cell>
        </table:table-row>
        <table:table-row table:style-name="Table10.1">
          <table:table-cell table:style-name="Table10.A2" office:value-type="string">
            <text:p text:style-name="P20"><text:span text:style-name="T4">22–25</text:span></text:p>
          </table:table-cell>
          <table:table-cell table:style-name="Table10.A2" office:value-type="string">
            <text:p text:style-name="P9"><text:span text:style-name="T4">Character’s skin color changes.</text:span></text:p>
          </table:table-cell>
        </table:table-row>
        <table:table-row table:style-name="Table10.1">
          <table:table-cell table:style-name="Table10.A2" office:value-type="string">
            <text:p text:style-name="P20"><text:span text:style-name="T4">26–29</text:span></text:p>
          </table:table-cell>
          <table:table-cell table:style-name="Table10.A2" office:value-type="string">
            <text:p text:style-name="P9"><text:span text:style-name="T4">Character now bears some identifying mark (tattoo, weird glow, or the like).</text:span></text:p>
          </table:table-cell>
        </table:table-row>
        <table:table-row table:style-name="Table10.1">
          <table:table-cell table:style-name="Table10.A2" office:value-type="string">
            <text:p text:style-name="P20"><text:span text:style-name="T4">30–32</text:span></text:p>
          </table:table-cell>
          <table:table-cell table:style-name="Table10.A2" office:value-type="string">
            <text:p text:style-name="P9"><text:span text:style-name="T4">Character’s gender changes.</text:span></text:p>
          </table:table-cell>
        </table:table-row>
        <table:table-row table:style-name="Table10.1">
          <table:table-cell table:style-name="Table10.A2" office:value-type="string">
            <text:p text:style-name="P20"><text:span text:style-name="T4">33–34</text:span></text:p>
          </table:table-cell>
          <table:table-cell table:style-name="Table10.A2" office:value-type="string">
            <text:p text:style-name="P9"><text:span text:style-name="T4">Character’s race or kind changes.</text:span></text:p>
          </table:table-cell>
        </table:table-row>
        <table:table-row table:style-name="Table10.1">
          <table:table-cell table:style-name="Table10.A2" office:value-type="string">
            <text:p text:style-name="P20"><text:span text:style-name="T4">35</text:span></text:p>
          </table:table-cell>
          <table:table-cell table:style-name="Table10.A2" office:value-type="string">
            <text:p text:style-name="P9"><text:span text:style-name="T4">Character is afflicted with a random disease that cannot be cured.</text:span></text:p>
          </table:table-cell>
        </table:table-row>
        <text:soft-page-break/>
        <table:table-row table:style-name="Table10.1">
          <table:table-cell table:style-name="Table10.A2" office:value-type="string">
            <text:p text:style-name="P20"><text:span text:style-name="T4">36–39</text:span></text:p>
          </table:table-cell>
          <table:table-cell table:style-name="Table10.A2" office:value-type="string">
            <text:p text:style-name="P9"><text:span text:style-name="T4">Item continually emits a disturbing sound (moaning, weeping, screaming, cursing, insults).</text:span></text:p>
          </table:table-cell>
        </table:table-row>
        <table:table-row table:style-name="Table10.1">
          <table:table-cell table:style-name="Table10.A2" office:value-type="string">
            <text:p text:style-name="P20"><text:span text:style-name="T4">40</text:span></text:p>
          </table:table-cell>
          <table:table-cell table:style-name="Table10.A2" office:value-type="string">
            <text:p text:style-name="P9"><text:span text:style-name="T4">Item looks ridiculous (garishly colored, silly shape, glows bright pink, . . .).</text:span></text:p>
          </table:table-cell>
        </table:table-row>
        <table:table-row table:style-name="Table10.1">
          <table:table-cell table:style-name="Table10.A2" office:value-type="string">
            <text:p text:style-name="P20"><text:span text:style-name="T4">41–45</text:span></text:p>
          </table:table-cell>
          <table:table-cell table:style-name="Table10.A2" office:value-type="string">
            <text:p text:style-name="P9"><text:span text:style-name="T4">Character becomes selfishly possessive about the item.</text:span></text:p>
          </table:table-cell>
        </table:table-row>
        <table:table-row table:style-name="Table10.1">
          <table:table-cell table:style-name="Table10.A2" office:value-type="string">
            <text:p text:style-name="P20"><text:span text:style-name="T4">46–49</text:span></text:p>
          </table:table-cell>
          <table:table-cell table:style-name="Table10.A2" office:value-type="string">
            <text:p text:style-name="P9"><text:span text:style-name="T4">Character becomes paranoid about losing the item and afraid of damage occurring to it.</text:span></text:p>
          </table:table-cell>
        </table:table-row>
        <table:table-row table:style-name="Table10.1">
          <table:table-cell table:style-name="Table10.A2" office:value-type="string">
            <text:p text:style-name="P20"><text:span text:style-name="T4">50–51</text:span></text:p>
          </table:table-cell>
          <table:table-cell table:style-name="Table10.A2" office:value-type="string">
            <text:p text:style-name="P9"><text:span text:style-name="T4">Character’s alignment changes.</text:span></text:p>
          </table:table-cell>
        </table:table-row>
        <table:table-row table:style-name="Table10.1">
          <table:table-cell table:style-name="Table10.A2" office:value-type="string">
            <text:p text:style-name="P20"><text:span text:style-name="T4">52–54</text:span></text:p>
          </table:table-cell>
          <table:table-cell table:style-name="Table10.A2" office:value-type="string">
            <text:p text:style-name="P9"><text:span text:style-name="T4">Character must attack nearest creature (5% chance [01–05 on d%] each day).</text:span></text:p>
          </table:table-cell>
        </table:table-row>
        <table:table-row table:style-name="Table10.1">
          <table:table-cell table:style-name="Table10.A2" office:value-type="string">
            <text:p text:style-name="P20"><text:span text:style-name="T4">55–57</text:span></text:p>
          </table:table-cell>
          <table:table-cell table:style-name="Table10.A2" office:value-type="string">
            <text:p text:style-name="P9"><text:span text:style-name="T4">Character is stunned for 1d4 rounds once item function is finished (or randomly, 1/day).</text:span></text:p>
          </table:table-cell>
        </table:table-row>
        <table:table-row table:style-name="Table10.1">
          <table:table-cell table:style-name="Table10.A2" office:value-type="string">
            <text:p text:style-name="P20"><text:span text:style-name="T4">58–60</text:span></text:p>
          </table:table-cell>
          <table:table-cell table:style-name="Table10.A2" office:value-type="string">
            <text:p text:style-name="P9"><text:span text:style-name="T4">Character’s vision is blurry (–2 penalty on attack rolls, saves, and skill checks requiring vision).</text:span></text:p>
          </table:table-cell>
        </table:table-row>
        <table:table-row table:style-name="Table10.1">
          <table:table-cell table:style-name="Table10.A2" office:value-type="string">
            <text:p text:style-name="P20"><text:span text:style-name="T4">61–64</text:span></text:p>
          </table:table-cell>
          <table:table-cell table:style-name="Table10.A2" office:value-type="string">
            <text:p text:style-name="P9"><text:span text:style-name="T4">Character gains one negative level.</text:span></text:p>
          </table:table-cell>
        </table:table-row>
        <table:table-row table:style-name="Table10.1">
          <table:table-cell table:style-name="Table10.A2" office:value-type="string">
            <text:p text:style-name="P20"><text:span text:style-name="T4">65</text:span></text:p>
          </table:table-cell>
          <table:table-cell table:style-name="Table10.A2" office:value-type="string">
            <text:p text:style-name="P9"><text:span text:style-name="T4">Character gains two negative levels.</text:span></text:p>
          </table:table-cell>
        </table:table-row>
        <table:table-row table:style-name="Table10.1">
          <table:table-cell table:style-name="Table10.A2" office:value-type="string">
            <text:p text:style-name="P20"><text:span text:style-name="T4">66–70</text:span></text:p>
          </table:table-cell>
          <table:table-cell table:style-name="Table10.A2" office:value-type="string">
            <text:p text:style-name="P9"><text:span text:style-name="T4">Character must make a Will save each day or take 1 point of Intelligence damage.</text:span></text:p>
          </table:table-cell>
        </table:table-row>
        <text:soft-page-break/>
        <table:table-row table:style-name="Table10.1">
          <table:table-cell table:style-name="Table10.A2" office:value-type="string">
            <text:p text:style-name="P20"><text:span text:style-name="T4">71–75</text:span></text:p>
          </table:table-cell>
          <table:table-cell table:style-name="Table10.A2" office:value-type="string">
            <text:p text:style-name="P9"><text:span text:style-name="T4">Character must make a Will save each day or take 1 point of Wisdom damage.</text:span></text:p>
          </table:table-cell>
        </table:table-row>
        <table:table-row table:style-name="Table10.1">
          <table:table-cell table:style-name="Table10.A2" office:value-type="string">
            <text:p text:style-name="P20"><text:span text:style-name="T4">76–80</text:span></text:p>
          </table:table-cell>
          <table:table-cell table:style-name="Table10.A2" office:value-type="string">
            <text:p text:style-name="P9"><text:span text:style-name="T4">Character must make a Will save each day or take 1 point of Charisma damage.</text:span></text:p>
          </table:table-cell>
        </table:table-row>
        <table:table-row table:style-name="Table10.1">
          <table:table-cell table:style-name="Table10.A2" office:value-type="string">
            <text:p text:style-name="P20"><text:span text:style-name="T4">81–85</text:span></text:p>
          </table:table-cell>
          <table:table-cell table:style-name="Table10.A2" office:value-type="string">
            <text:p text:style-name="P9"><text:span text:style-name="T4">Character must make a Fortitude save each day or take 1 point of Constitution damage.</text:span></text:p>
          </table:table-cell>
        </table:table-row>
        <table:table-row table:style-name="Table10.1">
          <table:table-cell table:style-name="Table10.A2" office:value-type="string">
            <text:p text:style-name="P20"><text:span text:style-name="T4">86–90</text:span></text:p>
          </table:table-cell>
          <table:table-cell table:style-name="Table10.A2" office:value-type="string">
            <text:p text:style-name="P9"><text:span text:style-name="T4">Character must make a Fortitude save each day or take 1 point of Strength damage.</text:span></text:p>
          </table:table-cell>
        </table:table-row>
        <table:table-row table:style-name="Table10.1">
          <table:table-cell table:style-name="Table10.A2" office:value-type="string">
            <text:p text:style-name="P20"><text:span text:style-name="T4">91–95</text:span></text:p>
          </table:table-cell>
          <table:table-cell table:style-name="Table10.A2" office:value-type="string">
            <text:p text:style-name="P9"><text:span text:style-name="T4">Character must make a Fortitude save each day or take 1 point of Dexterity damage.</text:span></text:p>
          </table:table-cell>
        </table:table-row>
        <table:table-row table:style-name="Table10.1">
          <table:table-cell table:style-name="Table10.A2" office:value-type="string">
            <text:p text:style-name="P20"><text:span text:style-name="T4">96</text:span></text:p>
          </table:table-cell>
          <table:table-cell table:style-name="Table10.A2" office:value-type="string">
            <text:p text:style-name="P9"><text:span text:style-name="T4">Character is polymorphed into a specific creature (5% chance [01–05 on d%] each day).</text:span></text:p>
          </table:table-cell>
        </table:table-row>
        <table:table-row table:style-name="Table10.1">
          <table:table-cell table:style-name="Table10.A2" office:value-type="string">
            <text:p text:style-name="P20"><text:span text:style-name="T4">97</text:span></text:p>
          </table:table-cell>
          <table:table-cell table:style-name="Table10.A2" office:value-type="string">
            <text:p text:style-name="P9"><text:span text:style-name="T4">Character cannot cast arcane spells.</text:span></text:p>
          </table:table-cell>
        </table:table-row>
        <table:table-row table:style-name="Table10.1">
          <table:table-cell table:style-name="Table10.A2" office:value-type="string">
            <text:p text:style-name="P20"><text:span text:style-name="T4">98</text:span></text:p>
          </table:table-cell>
          <table:table-cell table:style-name="Table10.A2" office:value-type="string">
            <text:p text:style-name="P9"><text:span text:style-name="T4">Character cannot cast divine spells.</text:span></text:p>
          </table:table-cell>
        </table:table-row>
        <table:table-row table:style-name="Table10.1">
          <table:table-cell table:style-name="Table10.A2" office:value-type="string">
            <text:p text:style-name="P20"><text:span text:style-name="T4">99</text:span></text:p>
          </table:table-cell>
          <table:table-cell table:style-name="Table10.A2" office:value-type="string">
            <text:p text:style-name="P9"><text:span text:style-name="T4">Character cannot cast any spells.</text:span></text:p>
          </table:table-cell>
        </table:table-row>
        <table:table-row table:style-name="Table10.1">
          <table:table-cell table:style-name="Table10.A32" office:value-type="string">
            <text:p text:style-name="P21"><text:span text:style-name="T4">100</text:span></text:p>
          </table:table-cell>
          <table:table-cell table:style-name="Table10.A32" office:value-type="string">
            <text:p text:style-name="P10"><text:span text:style-name="T4">Either pick one of the above that’s appropriate or create a drawback specifically for that item.</text:span></text:p>
          </table:table-cell>
        </table:table-row>
      </table:table>
      <text:p text:style-name="P12"/>
      <text:p text:style-name="P9"><text:span text:style-name="T7">SPECIFIC CURSED ITEMS</text:span></text:p>
      <text:p text:style-name="P9"><text:span text:style-name="T4">Specific Cursed Items are provided as examples of cursed items. They are given creation prerequisites, should someone want to intentionally create them (although that does not need to be the origin of the item). Note, however, two exceptions: The </text:span><text:span text:style-name="T5">crystal hypnosis ball </text:span><text:span text:style-name="T4">and the </text:span><text:span text:style-name="T5">bag of devouring </text:span><text:span text:style-name="T4">cannot be created by any known means.</text:span></text:p>
      <text:p text:style-name="P9"><text:span text:style-name="T4">A simple </text:span><text:span text:style-name="T5">detect magic </text:span><text:span text:style-name="T4">spell yields a misleading aura and strength, often indicating that the item is a noncursed item of similar sort. An </text:span><text:span text:style-name="T5">identify </text:span><text:span text:style-name="T4">spell only has a 1% chance per caster level to reveal a cursed item’s true properties, including the cursed aspect. </text:span><text:span text:style-name="T5">Analyze dweomer </text:span><text:span text:style-name="T4">reveals the true nature of a cursed item.</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0"><text:span text:style-name="T6">Table: Specific Cursed Items</text:span></text:p>
          </table:table-cell>
          <table:covered-table-cell/>
          <table:covered-table-cell/>
        </table:table-row>
        <table:table-row table:style-name="Table11.2">
          <table:table-cell table:style-name="Table11.A2" office:value-type="string">
            <text:p text:style-name="P22"><text:span text:style-name="T7">d%</text:span></text:p>
          </table:table-cell>
          <table:table-cell table:style-name="Table11.A2" office:value-type="string">
            <text:p text:style-name="P26"><text:span text:style-name="T7">Item</text:span></text:p>
          </table:table-cell>
          <table:table-cell table:style-name="Table11.A2" office:value-type="string">
            <text:h text:style-name="P1" text:outline-level="6"><text:span text:style-name="T1">Market Price</text:span></text:h>
          </table:table-cell>
        </table:table-row>
        <table:table-row table:style-name="Table11.2">
          <table:table-cell table:style-name="Table11.A2" office:value-type="string">
            <text:p text:style-name="P20"><text:span text:style-name="T4">01–05</text:span></text:p>
          </table:table-cell>
          <table:table-cell table:style-name="Table11.A2" office:value-type="string">
            <text:p text:style-name="P9"><text:span text:style-name="T5">Incense of obsession </text:span></text:p>
          </table:table-cell>
          <table:table-cell table:style-name="Table11.A2" office:value-type="string">
            <text:p text:style-name="P24"><text:span text:style-name="T4">200 gp</text:span></text:p>
          </table:table-cell>
        </table:table-row>
        <table:table-row table:style-name="Table11.2">
          <table:table-cell table:style-name="Table11.A2" office:value-type="string">
            <text:p text:style-name="P20"><text:span text:style-name="T4">06–15</text:span></text:p>
          </table:table-cell>
          <table:table-cell table:style-name="Table11.A2" office:value-type="string">
            <text:p text:style-name="P9"><text:span text:style-name="T5">Ring of clumsiness </text:span></text:p>
          </table:table-cell>
          <table:table-cell table:style-name="Table11.A2" office:value-type="string">
            <text:p text:style-name="P24"><text:span text:style-name="T4">500 gp</text:span></text:p>
          </table:table-cell>
        </table:table-row>
        <table:table-row table:style-name="Table11.2">
          <table:table-cell table:style-name="Table11.A2" office:value-type="string">
            <text:p text:style-name="P20"><text:span text:style-name="T4">16–20</text:span></text:p>
          </table:table-cell>
          <table:table-cell table:style-name="Table11.A2" office:value-type="string">
            <text:p text:style-name="P9"><text:span text:style-name="T5">Amulet of inescapable location </text:span></text:p>
          </table:table-cell>
          <table:table-cell table:style-name="Table11.A2" office:value-type="string">
            <text:p text:style-name="P24"><text:span text:style-name="T4">1,000 gp</text:span></text:p>
          </table:table-cell>
        </table:table-row>
        <table:table-row table:style-name="Table11.2">
          <table:table-cell table:style-name="Table11.A2" office:value-type="string">
            <text:p text:style-name="P20"><text:span text:style-name="T4">21–25</text:span></text:p>
          </table:table-cell>
          <table:table-cell table:style-name="Table11.A2" office:value-type="string">
            <text:p text:style-name="P9"><text:span text:style-name="T5">Stone of weight </text:span></text:p>
          </table:table-cell>
          <table:table-cell table:style-name="Table11.A2" office:value-type="string">
            <text:p text:style-name="P24"><text:span text:style-name="T4">1,000 gp</text:span></text:p>
          </table:table-cell>
        </table:table-row>
        <table:table-row table:style-name="Table11.2">
          <table:table-cell table:style-name="Table11.A2" office:value-type="string">
            <text:p text:style-name="P20"><text:span text:style-name="T4">26–30</text:span></text:p>
          </table:table-cell>
          <table:table-cell table:style-name="Table11.A2" office:value-type="string">
            <text:p text:style-name="P9"><text:span text:style-name="T5">Bracers of defenselessness </text:span></text:p>
          </table:table-cell>
          <table:table-cell table:style-name="Table11.A2" office:value-type="string">
            <text:p text:style-name="P24"><text:span text:style-name="T4">1,200 gp</text:span></text:p>
          </table:table-cell>
        </table:table-row>
        <text:soft-page-break/>
        <table:table-row table:style-name="Table11.2">
          <table:table-cell table:style-name="Table11.A2" office:value-type="string">
            <text:p text:style-name="P20"><text:span text:style-name="T4">31–35</text:span></text:p>
          </table:table-cell>
          <table:table-cell table:style-name="Table11.A2" office:value-type="string">
            <text:p text:style-name="P9"><text:span text:style-name="T5">Gauntlets of fumbling </text:span></text:p>
          </table:table-cell>
          <table:table-cell table:style-name="Table11.A2" office:value-type="string">
            <text:p text:style-name="P24"><text:span text:style-name="T4">1,300 gp</text:span></text:p>
          </table:table-cell>
        </table:table-row>
        <table:table-row table:style-name="Table11.2">
          <table:table-cell table:style-name="Table11.A2" office:value-type="string">
            <text:p text:style-name="P20"><text:span text:style-name="T4">36–40</text:span></text:p>
          </table:table-cell>
          <table:table-cell table:style-name="Table11.A2" office:value-type="string">
            <text:p text:style-name="P9"><text:span text:style-name="T5">–2 sword, cursed </text:span></text:p>
          </table:table-cell>
          <table:table-cell table:style-name="Table11.A2" office:value-type="string">
            <text:p text:style-name="P24"><text:span text:style-name="T4">1,500 gp</text:span></text:p>
          </table:table-cell>
        </table:table-row>
        <table:table-row table:style-name="Table11.2">
          <table:table-cell table:style-name="Table11.A2" office:value-type="string">
            <text:p text:style-name="P20"><text:span text:style-name="T4">41–43</text:span></text:p>
          </table:table-cell>
          <table:table-cell table:style-name="Table11.A2" office:value-type="string">
            <text:p text:style-name="P9"><text:span text:style-name="T5">Armor of rage </text:span></text:p>
          </table:table-cell>
          <table:table-cell table:style-name="Table11.A2" office:value-type="string">
            <text:p text:style-name="P24"><text:span text:style-name="T4">1,600 gp</text:span></text:p>
          </table:table-cell>
        </table:table-row>
        <table:table-row table:style-name="Table11.2">
          <table:table-cell table:style-name="Table11.A2" office:value-type="string">
            <text:p text:style-name="P20"><text:span text:style-name="T4">44–46</text:span></text:p>
          </table:table-cell>
          <table:table-cell table:style-name="Table11.A2" office:value-type="string">
            <text:p text:style-name="P9"><text:span text:style-name="T5">Medallion of thought projection </text:span></text:p>
          </table:table-cell>
          <table:table-cell table:style-name="Table11.A2" office:value-type="string">
            <text:p text:style-name="P24"><text:span text:style-name="T4">1,800 gp</text:span></text:p>
          </table:table-cell>
        </table:table-row>
        <table:table-row table:style-name="Table11.2">
          <table:table-cell table:style-name="Table11.A2" office:value-type="string">
            <text:p text:style-name="P20"><text:span text:style-name="T4">47–52</text:span></text:p>
          </table:table-cell>
          <table:table-cell table:style-name="Table11.A2" office:value-type="string">
            <text:p text:style-name="P9"><text:span text:style-name="T5">Flask of curses </text:span></text:p>
          </table:table-cell>
          <table:table-cell table:style-name="Table11.A2" office:value-type="string">
            <text:p text:style-name="P24"><text:span text:style-name="T4">2,100 gp</text:span></text:p>
          </table:table-cell>
        </table:table-row>
        <table:table-row table:style-name="Table11.2">
          <table:table-cell table:style-name="Table11.A2" office:value-type="string">
            <text:p text:style-name="P20"><text:span text:style-name="T4">53–54</text:span></text:p>
          </table:table-cell>
          <table:table-cell table:style-name="Table11.A2" office:value-type="string">
            <text:p text:style-name="P9"><text:span text:style-name="T5">Dust of sneezing and choking </text:span></text:p>
          </table:table-cell>
          <table:table-cell table:style-name="Table11.A2" office:value-type="string">
            <text:p text:style-name="P24"><text:span text:style-name="T4">2,400 gp</text:span></text:p>
          </table:table-cell>
        </table:table-row>
        <table:table-row table:style-name="Table11.2">
          <table:table-cell table:style-name="Table11.A2" office:value-type="string">
            <text:p text:style-name="P20"><text:span text:style-name="T4">55</text:span></text:p>
          </table:table-cell>
          <table:table-cell table:style-name="Table11.A2" office:value-type="string">
            <text:p text:style-name="P9"><text:span text:style-name="T5">Helm of opposite alignment </text:span></text:p>
          </table:table-cell>
          <table:table-cell table:style-name="Table11.A2" office:value-type="string">
            <text:p text:style-name="P24"><text:span text:style-name="T4">4,000 gp</text:span></text:p>
          </table:table-cell>
        </table:table-row>
        <text:soft-page-break/>
        <table:table-row table:style-name="Table11.2">
          <table:table-cell table:style-name="Table11.A2" office:value-type="string">
            <text:p text:style-name="P20"><text:span text:style-name="T4">56–60</text:span></text:p>
          </table:table-cell>
          <table:table-cell table:style-name="Table11.A2" office:value-type="string">
            <text:p text:style-name="P9"><text:span text:style-name="T5">Potion of poison </text:span></text:p>
          </table:table-cell>
          <table:table-cell table:style-name="Table11.A2" office:value-type="string">
            <text:p text:style-name="P24"><text:span text:style-name="T4">5,000 gp</text:span></text:p>
          </table:table-cell>
        </table:table-row>
        <table:table-row table:style-name="Table11.2">
          <table:table-cell table:style-name="Table11.A2" office:value-type="string">
            <text:p text:style-name="P20"><text:span text:style-name="T4">61</text:span></text:p>
          </table:table-cell>
          <table:table-cell table:style-name="Table11.A2" office:value-type="string">
            <text:p text:style-name="P9"><text:span text:style-name="T5">Broom of animated attack </text:span></text:p>
          </table:table-cell>
          <table:table-cell table:style-name="Table11.A2" office:value-type="string">
            <text:p text:style-name="P24"><text:span text:style-name="T4">5,200 gp</text:span></text:p>
          </table:table-cell>
        </table:table-row>
        <table:table-row table:style-name="Table11.2">
          <table:table-cell table:style-name="Table11.A2" office:value-type="string">
            <text:p text:style-name="P20"><text:span text:style-name="T4">62–63</text:span></text:p>
          </table:table-cell>
          <table:table-cell table:style-name="Table11.A2" office:value-type="string">
            <text:p text:style-name="P9"><text:span text:style-name="T5">Robe of powerlessness </text:span></text:p>
          </table:table-cell>
          <table:table-cell table:style-name="Table11.A2" office:value-type="string">
            <text:p text:style-name="P24"><text:span text:style-name="T4">5,500 gp</text:span></text:p>
          </table:table-cell>
        </table:table-row>
        <table:table-row table:style-name="Table11.2">
          <table:table-cell table:style-name="Table11.A2" office:value-type="string">
            <text:p text:style-name="P20"><text:span text:style-name="T4">64</text:span></text:p>
          </table:table-cell>
          <table:table-cell table:style-name="Table11.A2" office:value-type="string">
            <text:p text:style-name="P9"><text:span text:style-name="T5">Vacuous grimoire </text:span></text:p>
          </table:table-cell>
          <table:table-cell table:style-name="Table11.A2" office:value-type="string">
            <text:p text:style-name="P24"><text:span text:style-name="T4">6,000 gp</text:span></text:p>
          </table:table-cell>
        </table:table-row>
        <table:table-row table:style-name="Table11.2">
          <table:table-cell table:style-name="Table11.A2" office:value-type="string">
            <text:p text:style-name="P20"><text:span text:style-name="T4">65–68</text:span></text:p>
          </table:table-cell>
          <table:table-cell table:style-name="Table11.A2" office:value-type="string">
            <text:p text:style-name="P9"><text:span text:style-name="T5">Spear, cursed backbiter </text:span></text:p>
          </table:table-cell>
          <table:table-cell table:style-name="Table11.A2" office:value-type="string">
            <text:p text:style-name="P24"><text:span text:style-name="T4">7,500 gp</text:span></text:p>
          </table:table-cell>
        </table:table-row>
        <table:table-row table:style-name="Table11.2">
          <table:table-cell table:style-name="Table11.A2" office:value-type="string">
            <text:p text:style-name="P20"><text:span text:style-name="T4">69–70</text:span></text:p>
          </table:table-cell>
          <table:table-cell table:style-name="Table11.A2" office:value-type="string">
            <text:p text:style-name="P9"><text:span text:style-name="T5">Armor of arrow attraction </text:span></text:p>
          </table:table-cell>
          <table:table-cell table:style-name="Table11.A2" office:value-type="string">
            <text:p text:style-name="P24"><text:span text:style-name="T4">9,000 gp</text:span></text:p>
          </table:table-cell>
        </table:table-row>
        <table:table-row table:style-name="Table11.2">
          <table:table-cell table:style-name="Table11.A2" office:value-type="string">
            <text:p text:style-name="P20"><text:span text:style-name="T4">71–72</text:span></text:p>
          </table:table-cell>
          <table:table-cell table:style-name="Table11.A2" office:value-type="string">
            <text:p text:style-name="P9"><text:span text:style-name="T5">Net of snaring </text:span></text:p>
          </table:table-cell>
          <table:table-cell table:style-name="Table11.A2" office:value-type="string">
            <text:p text:style-name="P24"><text:span text:style-name="T4">10,000 gp</text:span></text:p>
          </table:table-cell>
        </table:table-row>
        <text:soft-page-break/>
        <table:table-row table:style-name="Table11.2">
          <table:table-cell table:style-name="Table11.A2" office:value-type="string">
            <text:p text:style-name="P20"><text:span text:style-name="T4">73–75</text:span></text:p>
          </table:table-cell>
          <table:table-cell table:style-name="Table11.A2" office:value-type="string">
            <text:p text:style-name="P9"><text:span text:style-name="T5">Bag of devouring</text:span></text:p>
          </table:table-cell>
          <table:table-cell table:style-name="Table11.A2" office:value-type="string">
            <text:p text:style-name="P24"><text:span text:style-name="T5"><text:s/></text:span><text:span text:style-name="T4">—</text:span></text:p>
          </table:table-cell>
        </table:table-row>
        <table:table-row table:style-name="Table11.2">
          <table:table-cell table:style-name="Table11.A2" office:value-type="string">
            <text:p text:style-name="P20"><text:span text:style-name="T4">76–80</text:span></text:p>
          </table:table-cell>
          <table:table-cell table:style-name="Table11.A2" office:value-type="string">
            <text:p text:style-name="P9"><text:span text:style-name="T5">Mace of blood </text:span></text:p>
          </table:table-cell>
          <table:table-cell table:style-name="Table11.A2" office:value-type="string">
            <text:p text:style-name="P24"><text:span text:style-name="T4">16,000 gp</text:span></text:p>
          </table:table-cell>
        </table:table-row>
        <table:table-row table:style-name="Table11.2">
          <table:table-cell table:style-name="Table11.A2" office:value-type="string">
            <text:p text:style-name="P20"><text:span text:style-name="T4">81–85</text:span></text:p>
          </table:table-cell>
          <table:table-cell table:style-name="Table11.A2" office:value-type="string">
            <text:p text:style-name="P9"><text:span text:style-name="T5">Robe of vermin </text:span></text:p>
          </table:table-cell>
          <table:table-cell table:style-name="Table11.A2" office:value-type="string">
            <text:p text:style-name="P24"><text:span text:style-name="T4">16,500 gp</text:span></text:p>
          </table:table-cell>
        </table:table-row>
        <table:table-row table:style-name="Table11.2">
          <table:table-cell table:style-name="Table11.A2" office:value-type="string">
            <text:p text:style-name="P20"><text:span text:style-name="T4">86–88</text:span></text:p>
          </table:table-cell>
          <table:table-cell table:style-name="Table11.A2" office:value-type="string">
            <text:p text:style-name="P9"><text:span text:style-name="T5">Periapt of foul rotting </text:span></text:p>
          </table:table-cell>
          <table:table-cell table:style-name="Table11.A2" office:value-type="string">
            <text:p text:style-name="P24"><text:span text:style-name="T4">17,000 gp</text:span></text:p>
          </table:table-cell>
        </table:table-row>
        <table:table-row table:style-name="Table11.2">
          <table:table-cell table:style-name="Table11.A2" office:value-type="string">
            <text:p text:style-name="P20"><text:span text:style-name="T4">89–92</text:span></text:p>
          </table:table-cell>
          <table:table-cell table:style-name="Table11.A2" office:value-type="string">
            <text:p text:style-name="P9"><text:span text:style-name="T5">Sword, berserking </text:span></text:p>
          </table:table-cell>
          <table:table-cell table:style-name="Table11.A2" office:value-type="string">
            <text:p text:style-name="P24"><text:span text:style-name="T4">17,500 gp</text:span></text:p>
          </table:table-cell>
        </table:table-row>
        <table:table-row table:style-name="Table11.2">
          <table:table-cell table:style-name="Table11.A2" office:value-type="string">
            <text:p text:style-name="P20"><text:span text:style-name="T4">93–96</text:span></text:p>
          </table:table-cell>
          <table:table-cell table:style-name="Table11.A2" office:value-type="string">
            <text:p text:style-name="P9"><text:span text:style-name="T5">Boots of dancing </text:span></text:p>
          </table:table-cell>
          <table:table-cell table:style-name="Table11.A2" office:value-type="string">
            <text:p text:style-name="P24"><text:span text:style-name="T4">30,000 gp</text:span></text:p>
          </table:table-cell>
        </table:table-row>
        <table:table-row table:style-name="Table11.2">
          <table:table-cell table:style-name="Table11.A2" office:value-type="string">
            <text:p text:style-name="P20"><text:span text:style-name="T4">97</text:span></text:p>
          </table:table-cell>
          <table:table-cell table:style-name="Table11.A2" office:value-type="string">
            <text:p text:style-name="P9"><text:span text:style-name="T5">Crystal hypnosis ball </text:span></text:p>
          </table:table-cell>
          <table:table-cell table:style-name="Table11.A2" office:value-type="string">
            <text:p text:style-name="P24"><text:span text:style-name="T4">—</text:span></text:p>
          </table:table-cell>
        </table:table-row>
        <text:soft-page-break/>
        <table:table-row table:style-name="Table11.2">
          <table:table-cell table:style-name="Table11.A2" office:value-type="string">
            <text:p text:style-name="P20"><text:span text:style-name="T4">98</text:span></text:p>
          </table:table-cell>
          <table:table-cell table:style-name="Table11.A2" office:value-type="string">
            <text:p text:style-name="P9"><text:span text:style-name="T5">Necklace of strangulation </text:span></text:p>
          </table:table-cell>
          <table:table-cell table:style-name="Table11.A2" office:value-type="string">
            <text:p text:style-name="P24"><text:span text:style-name="T4">60,000 gp</text:span></text:p>
          </table:table-cell>
        </table:table-row>
        <table:table-row table:style-name="Table11.2">
          <table:table-cell table:style-name="Table11.A2" office:value-type="string">
            <text:p text:style-name="P20"><text:span text:style-name="T4">99</text:span></text:p>
          </table:table-cell>
          <table:table-cell table:style-name="Table11.A2" office:value-type="string">
            <text:p text:style-name="P9"><text:span text:style-name="T5">Cloak of poisonousness </text:span></text:p>
          </table:table-cell>
          <table:table-cell table:style-name="Table11.A2" office:value-type="string">
            <text:p text:style-name="P24"><text:span text:style-name="T4">62,000 gp</text:span></text:p>
          </table:table-cell>
        </table:table-row>
        <table:table-row table:style-name="Table11.2">
          <table:table-cell table:style-name="Table11.A31" office:value-type="string">
            <text:p text:style-name="P21"><text:span text:style-name="T4">100</text:span></text:p>
          </table:table-cell>
          <table:table-cell table:style-name="Table11.A31" office:value-type="string">
            <text:p text:style-name="P10"><text:span text:style-name="T5">Scarab of death</text:span></text:p>
          </table:table-cell>
          <table:table-cell table:style-name="Table11.A31" office:value-type="string">
            <text:p text:style-name="P25"><text:span text:style-name="T5"><text:s/></text:span><text:span text:style-name="T4">80,000 gp</text:span></text:p>
          </table:table-cell>
        </table:table-row>
      </table:table>
      <text:p text:style-name="P16"/>
      <text:p text:style-name="P9"><text:span text:style-name="T6">Amulet of Inescapable Location:</text:span><text:span text:style-name="T4"> This device is typically worn on a chain or as a brooch. It appears, to magical analysis, to prevent location, scrying or detection or influence by </text:span><text:span text:style-name="T5">detect thoughts </text:span><text:span text:style-name="T4">or telepathy. It seems to be an </text:span><text:span text:style-name="T5">amulet of proof against detection and location</text:span><text:span text:style-name="T4">. Actually, the amulet gives the wearer a –10 penalty on all saves against divination spells.</text:span></text:p>
      <text:p text:style-name="P9"><text:span text:style-name="T4">Moderate abjuration; CL 10th; Create Wondrous Item, </text:span><text:span text:style-name="T5">bestow curse; </text:span><text:span text:style-name="T4">Price 1,000 gp.</text:span></text:p>
      <text:p text:style-name="P9"><text:span text:style-name="T6">Armor of Arrow Attraction:</text:span><text:span text:style-name="T4"> Magical analysis indicates that this armor is a normal suit of </text:span><text:span text:style-name="T5">+3 full plate. </text:span><text:span text:style-name="T4">However, the armor is cursed. It works normally with regard to melee attacks but actually serves to attract ranged weapons. The wearer takes a –15 penalty to AC against any attack by a ranged weapon. The true nature of the armor does not reveal itself until the character is fired upon in earnest.</text:span></text:p>
      <text:p text:style-name="P9"><text:span text:style-name="T4">Strong abjuration; CL 16th; Craft Magic Arms and Armor, </text:span><text:span text:style-name="T5">bestow curse; </text:span><text:span text:style-name="T4">Price 9,000 gp.</text:span></text:p>
      <text:p text:style-name="P9"><text:span text:style-name="T6">Armor of Rage: </text:span><text:span text:style-name="T4">This armor is similar in appearance to </text:span><text:span text:style-name="T5">armor of command </text:span><text:span text:style-name="T4">and functions as a suit of </text:span><text:span text:style-name="T5">+1 full plate</text:span><text:span text:style-name="T4">. However, when it is worn, the armor causes the character to take a –4 penalty to Charisma. All unfriendly characters within 300 feet have a +1 morale bonus on attack rolls against her. The effect is not noticeable to the wearer or those affected. (In other words, the wearer does not immediately notice that donning the armor is the cause of her problems, nor do foes understand the reason for the depth of their enmity.)</text:span></text:p>
      <text:p text:style-name="P9"><text:span text:style-name="T4">Strong necromancy; CL 16th; Craft Magic Arms and Armor, </text:span><text:span text:style-name="T5">bestow curse; </text:span><text:span text:style-name="T4">Price 1,600 gp.</text:span></text:p>
      <text:p text:style-name="P9"><text:span text:style-name="T6">Bag of Devouring: </text:span><text:span text:style-name="T4">This bag appears to be an ordinary sack. Detection for magical properties makes it seem as if it were a </text:span><text:span text:style-name="T5">bag of holding</text:span><text:span text:style-name="T4">. The sack is, however, a lure used by an extradimensional creature—in fact, one of its feeding orifices.</text:span></text:p>
      <text:p text:style-name="P9"><text:span text:style-name="T4">Any substance of animal or vegetable nature is subject to “swallowing’’ if thrust within the bag. The </text:span><text:span text:style-name="T5">bag of devouring </text:span><text:span text:style-name="T4">is 90% likely to ignore any initial intrusion, but any time thereafter that it senses living flesh within (such as if someone reaches into the bag to pull something out), it is 60% likely to close around the offending member and attempt to draw the whole victim in. The bag has a +8 bonus on grapple checks made to pull someone in.</text:span></text:p>
      <text:p text:style-name="P9"><text:span text:style-name="T4">The bag can hold up to 30 cubic feet of matter. It acts as a </text:span><text:span text:style-name="T5">bag of holding type I, </text:span><text:span text:style-name="T4">but each hour it has a 5% cumulative chance of swallowing the contents and then spitting the stuff out in some nonspace or on some other plane. Creatures drawn within are consumed in 1 round. The bag destroys the victim’s body and prevents any form of raising or resurrection that requires part of the corpse. There is a 50% chance that a </text:span><text:span text:style-name="T5">wish, miracle, </text:span><text:span text:style-name="T4">or </text:span><text:span text:style-name="T5">true resurrection </text:span><text:span text:style-name="T4">spell can restore a devoured victim to life. Check once for each destroyed creature. If the check fails, the creature cannot be brought back to life by mortal magic.</text:span></text:p>
      <text:p text:style-name="P9"><text:span text:style-name="T4">Moderate conjuration; CL 17th; In effect, this is a creature and cannot be created; Price n/a.</text:span></text:p>
      <text:p text:style-name="P9"><text:span text:style-name="T6">Boots of Dancing:</text:span><text:span text:style-name="T4"> These boots initially appear and function as one of the other kinds of magic boots. But when the wearer is in (or fleeing from) melee combat, </text:span><text:span text:style-name="T5">boots of dancing </text:span><text:span text:style-name="T4">impede movement, making him behave as if </text:span><text:span text:style-name="T5">irresistible dance </text:span><text:span text:style-name="T4">had been cast upon him. Only a </text:span><text:span text:style-name="T5">remove curse </text:span><text:span text:style-name="T4">spell enables the wearer to be rid of the boots once their true nature is revealed.</text:span></text:p>
      <text:p text:style-name="P9"><text:span text:style-name="T4">Strong enchantment; CL 16th; Create Wondrous Item, </text:span><text:span text:style-name="T5">irresistible dance; </text:span><text:span text:style-name="T4">Price 30,000 gp.</text:span></text:p>
      <text:p text:style-name="P9"><text:span text:style-name="T6">Bracers of Defenselessness: </text:span><text:span text:style-name="T4">These appear to be </text:span><text:span text:style-name="T5">bracers of armor +5 </text:span><text:span text:style-name="T4">and actually serve as such until the wearer is attacked in anger by an enemy with a Challenge Rating equal to or greater than her level. At that moment and thereafter, the bracers cause a –5 penalty to AC. Once their curse is activated, </text:span><text:span text:style-name="T5">bracers of defenselessness </text:span><text:span text:style-name="T4">can be removed only by means of a </text:span><text:span text:style-name="T5">remove curse </text:span><text:span text:style-name="T4">spell.</text:span></text:p>
      <text:p text:style-name="P9"><text:span text:style-name="T4">Moderate conjuration; CL 16th; Create Wondrous Item, </text:span><text:span text:style-name="T5">mage armor, bestow curse; </text:span><text:span text:style-name="T4">Price 1,200 gp.</text:span></text:p>
      <text:p text:style-name="P9"><text:span text:style-name="T6">Broom of Animated Attack:</text:span><text:span text:style-name="T4"> This item is indistinguishable in appearance from a normal broom. It is identical to a </text:span><text:span text:style-name="T5">broom of flying </text:span><text:span text:style-name="T4">by all tests short of attempted use.</text:span></text:p>
      <text:p text:style-name="P9"><text:span text:style-name="T4">If a command is spoken, the broom does a loop-the-loop with its hopeful rider, dumping him on his head from 1d4+5 feet off the ground (no falling damage, since the fall is less than 10 feet). The broom then attacks the victim, swatting the face with the straw or twig end and beating him with the handle end.</text:span></text:p>
      <text:p text:style-name="P9"><text:span text:style-name="T4">The broom gets two attacks per round with each end (two swats with the straw and two with the handle, for a total of four attacks per round). It attacks with a +5 bonus on each attack roll. The straw end causes a victim to be blinded for 1 round when it hits. The handle deals 1d6 points of damage when it hits. The broom has AC 13, 18 hit points, and hardness 4.</text:span></text:p>
      <text:p text:style-name="P9"><text:span text:style-name="T4">Moderate transmutation; CL 10th; Create Wondrous Item, </text:span><text:span text:style-name="T5">fly, animate objects; </text:span><text:span text:style-name="T4">Price 5,200 gp.</text:span></text:p>
      <text:p text:style-name="P9"><text:span text:style-name="T6">Cloak of Poisonousness:</text:span><text:span text:style-name="T4"> This cloak is usually made of a woolen material, although it can be made of leather. A </text:span><text:span text:style-name="T5">detect poison </text:span><text:span text:style-name="T4">spell can reveal the presence of poison impregnated in the cloak’s fabric. The garment can be handled without harm, but as soon as it is actually donned the wearer is killed instantly unless she succeeds on a DC 28 Fortitude save.</text:span></text:p>
      <text:p text:style-name="P9"><text:span text:style-name="T4">Once donned, a </text:span><text:span text:style-name="T5">cloak of poisonousness </text:span><text:span text:style-name="T4">can be removed only with a </text:span><text:span text:style-name="T5">remove curse </text:span><text:span text:style-name="T4">spell; doing this destroys the magical property of the cloak. If a </text:span><text:span text:style-name="T5">neutralize poison </text:span><text:span text:style-name="T4">spell is then used, it is possible to revive the victim with a </text:span><text:span text:style-name="T5">raise dead </text:span><text:span text:style-name="T4">or </text:span><text:span text:style-name="T5">resurrection </text:span><text:span text:style-name="T4">spell, but not before.</text:span></text:p>
      <text:p text:style-name="P9"><text:span text:style-name="T4">Strong abjuration; CL 15th; Create Wondrous Item, </text:span><text:span text:style-name="T5">poison, </text:span><text:span text:style-name="T4">and </text:span><text:span text:style-name="T5">limited wish </text:span><text:span text:style-name="T4">or </text:span><text:span text:style-name="T5">miracle; </text:span><text:span text:style-name="T4">Price 62,000 gp.</text:span></text:p>
      <text:p text:style-name="P9"><text:span text:style-name="T6">Crystal Hypnosis Ball:</text:span><text:span text:style-name="T4"> This cursed item is indistinguishable from a normal </text:span><text:span text:style-name="T5">crystal ball. </text:span><text:span text:style-name="T4">However, anyone attempting to use the scrying device becomes fascinated for 1d6 minutes, and a telepathic </text:span><text:span text:style-name="T5">suggestion </text:span><text:span text:style-name="T4">is implanted in his mind (Will DC 19 negates).</text:span></text:p>
      <text:p text:style-name="P9"><text:soft-page-break/><text:span text:style-name="T4">The user of the device believes that the desired creature or scene was viewed, but actually he came under the influence of a powerful wizard, lich, or even some power or being from another plane. Each further use brings the </text:span><text:span text:style-name="T5">crystal hypnosis ball </text:span><text:span text:style-name="T4">gazer deeper under the influence of the controller, either as a servant or a tool. Note that throughout this time, the user remains unaware of his subjugation.</text:span></text:p>
      <text:p text:style-name="P9"><text:span text:style-name="T4">Moderate divination; CL 17th; In effect, this is a minor artifact and cannot be created; Price n/a.</text:span></text:p>
      <text:p text:style-name="P9"><text:span text:style-name="T6">Dust of Sneezing and Choking:</text:span><text:span text:style-name="T4"> This fine dust appears to be </text:span><text:span text:style-name="T5">dust of appearance. </text:span><text:span text:style-name="T4">If cast into the air, it causes those within a 20- foot spread to fall into fits of sneezing and coughing. Those failing a DC 15 Fortitude save take 2d6 points of Constitution damage immediately. In addition, those failing a second DC 15 Fortitude save 1 minute later are dealt 1d6 points of Constitution damage. Those who succeed on either saving throw are nonetheless disabled by choking (treat as stunned) for 5d4 rounds.</text:span></text:p>
      <text:p text:style-name="P9"><text:span text:style-name="T4">Faint conjuration; CL 7th; Create Wondrous Item, </text:span><text:span text:style-name="T5">poison; </text:span><text:span text:style-name="T4">Price 2,400 gp.</text:span></text:p>
      <text:p text:style-name="P9"><text:span text:style-name="T6">Flask of Curses:</text:span><text:span text:style-name="T4"> This item looks like an ordinary beaker, bottle, container, decanter, flask, or jug. It may contain a liquid, or it may emit smoke. When the flask is first unstoppered, all within 30 feet must make a DC 17 Will save or be cursed, taking a –2 penalty on attack rolls, saving throws, and skill checks until a </text:span><text:span text:style-name="T5">remove curse </text:span><text:span text:style-name="T4">spell is cast upon them.</text:span></text:p>
      <text:p text:style-name="P9"><text:span text:style-name="T4">Moderate conjuration; CL 7th; Create Wondrous Item, </text:span><text:span text:style-name="T5">bestow curse; </text:span><text:span text:style-name="T4">Price 2,100 gp.</text:span></text:p>
      <text:p text:style-name="P9"><text:span text:style-name="T6">Gauntlets of Fumbling:</text:span><text:span text:style-name="T4"> These gauntlets may be of supple leather or heavy protective material suitable for use with armor. In the former instance, they appear to be </text:span><text:span text:style-name="T5">gloves of Dexterity. </text:span><text:span text:style-name="T4">In the latter case, they appear to be </text:span><text:span text:style-name="T5">gauntlets of ogre power. </text:span><text:span text:style-name="T4">The gauntlets perform according to every test as if they were </text:span><text:span text:style-name="T5">gloves of Dexterity </text:span><text:span text:style-name="T4">or </text:span><text:span text:style-name="T5">gauntlets of ogre power </text:span><text:span text:style-name="T4">until the wearer finds herself under attack or in a life-and-death situation. At that time, the curse is activated. The wearer becomes fumble-fingered, with a 50% chance each round of dropping anything held in either hand. The gauntlets also lower Dexterity by 2 points. Once the curse is activated, the gloves can be removed only by means of a </text:span><text:span text:style-name="T5">remove curse </text:span><text:span text:style-name="T4">spell, a </text:span><text:span text:style-name="T5">wish, </text:span><text:span text:style-name="T4">or a </text:span><text:span text:style-name="T5">miracle.</text:span></text:p>
      <text:p text:style-name="P9"><text:span text:style-name="T4">Moderate transmutation; CL 7th; Create Wondrous Item, </text:span><text:span text:style-name="T5">bestow curse; </text:span><text:span text:style-name="T4">Price 1,300 gp.</text:span></text:p>
      <text:p text:style-name="P9"><text:span text:style-name="T6">Helm of Opposite Alignment:</text:span><text:span text:style-name="T4"> This metal hat looks like a typical helmet. When placed upon the head, however, its curse immediately takes effect (Will DC 15 negates). On a failed save, the alignment of the wearer is radically altered to an alignment as different as possible from the former alignment—good to evil, chaotic to lawful, neutral to some extreme commitment (LE, LG, CE, or CG). Alteration in alignment is mental as well as moral, and the individual changed by the magic thoroughly enjoys his new outlook. A character who succeeds on his save can continue to wear the helmet without suffering the effect of the curse, but if he takes it off and later puts it on again, another save is required. The curse only works once; that is, a character whose alignment has been changed cannot change it again by donning the helmet a second time.</text:span></text:p>
      <text:p text:style-name="P9"><text:span text:style-name="T4">Only a </text:span><text:span text:style-name="T5">wish </text:span><text:span text:style-name="T4">or a </text:span><text:span text:style-name="T5">miracle </text:span><text:span text:style-name="T4">can restore former alignment, and the affected individual does not make any attempt to return to the former alignment. (In fact, he views the prospect with horror and avoids it in any way possible.) If a character of a class with an alignment requirement is affected, an </text:span><text:span text:style-name="T5">atonement </text:span><text:span text:style-name="T4">spell is needed as well if the curse is to be obliterated. When a </text:span><text:span text:style-name="T5">helm of opposite alignment </text:span><text:span text:style-name="T4">has functioned once, it loses its magical properties.</text:span></text:p>
      <text:p text:style-name="P9"><text:span text:style-name="T4">Strong transmutation; CL 12th; Create Wondrous Item, creator must be 12th level; Price 4,000 gp;Weight 3 lb.</text:span></text:p>
      <text:p text:style-name="P9"><text:span text:style-name="T6">Incense of Obsession:</text:span><text:span text:style-name="T4"> These blocks of incense appear to be </text:span><text:span text:style-name="T5">incense of meditation. </text:span><text:span text:style-name="T4">If meditation and prayer are conducted while </text:span><text:span text:style-name="T5">incense of obsession </text:span><text:span text:style-name="T4">is burning nearby, its odor and smoke cause the user to become totally confident that her spell ability is superior, due to the magic incense. The user is determined to use her spells at every opportunity, even when not needed or when useless. The user remains obsessed with her abilities and spells until all have been used or cast, or until 24 hours have elapsed.</text:span></text:p>
      <text:p text:style-name="P9"><text:span text:style-name="T4">Moderate enchantment; CL 6th; Create Wondrous Item, </text:span><text:span text:style-name="T5">bestow curse; </text:span><text:span text:style-name="T4">Price 200 gp.</text:span></text:p>
      <text:p text:style-name="P9"><text:span text:style-name="T6">Mace of Blood:</text:span><text:span text:style-name="T4"> This </text:span><text:span text:style-name="T5">+3 heavy mace </text:span><text:span text:style-name="T4">must be coated in blood every day, or its bonus fades away (until the mace is coated again). The character using this mace must make a DC 13 Will save every day it is within his possession or become chaotic evil.</text:span></text:p>
      <text:p text:style-name="P9"><text:span text:style-name="T4">Moderate abjuration; CL 8th; Craft Magic Arms and Armor, creator must be at least 9th level and chaotic evil; Price 16,000 gp.</text:span></text:p>
      <text:p text:style-name="P9"><text:span text:style-name="T6">Medallion of Thought Projection:</text:span><text:span text:style-name="T4"> This device seems like a </text:span><text:span text:style-name="T5">medallion of thoughts</text:span><text:span text:style-name="T4">, even down to the range at which it functions, except that the thoughts overheard are muffled and distorted, requiring a DC 15 Will save to sort out. However, while the user thinks she is picking up the thoughts of others, all she is really hearing are figments created by the medallion itself. These illusory thoughts always seem plausible and thus can seriously mislead any who rely upon them. What’s worse, unknown to her, the cursed medallion actually broadcasts her thoughts to creatures in the path of the beam, thus alerting them to her presence.</text:span></text:p>
      <text:p text:style-name="P9"><text:span text:style-name="T4">Faint divination; CL 7th; Create Wondrous Item, </text:span><text:span text:style-name="T5">detect thoughts, ghost sound; </text:span><text:span text:style-name="T4">Price 1,800 gp.</text:span></text:p>
      <text:p text:style-name="P9"><text:span text:style-name="T6">Necklace of Strangulation:</text:span><text:span text:style-name="T4"> A </text:span><text:span text:style-name="T5">necklace of strangulation </text:span><text:span text:style-name="T4">appears to be a rare and wondrous piece of valuable jewelry and, short of the use of something as powerful as a </text:span><text:span text:style-name="T5">miracle </text:span><text:span text:style-name="T4">or a </text:span><text:span text:style-name="T5">wish</text:span><text:span text:style-name="T4">, can only be identified as a cursed item when placed around a character’s neck. The necklace immediately constricts, dealing 6 points of damage per round. It cannot be removed by any means short of a </text:span><text:span text:style-name="T5">limited wish, wish, </text:span><text:span text:style-name="T4">or </text:span><text:span text:style-name="T5">miracle </text:span><text:span text:style-name="T4">and remains clasped around the victim’s throat even after his death. Only when he has decayed to a dry skeleton (after approximately one month) does the necklace loosen, ready for another victim.</text:span></text:p>
      <text:p text:style-name="P9"><text:span text:style-name="T4">Strong conjuration; CL 18th; Create Wondrous Item, </text:span><text:span text:style-name="T5">slay living; </text:span><text:span text:style-name="T4">Price 60,000 gp.</text:span></text:p>
      <text:p text:style-name="P9"><text:span text:style-name="T6">Net of Snaring: </text:span><text:span text:style-name="T4">This net provides a +3 bonus on attack rolls but can only be used underwater, thus making it a somewhat useful item rather than what most would really call a cursed item. Underwater, it can be commanded to shoot forth up to 30 feet to trap a creature.</text:span></text:p>
      <text:p text:style-name="P9"><text:span text:style-name="T4">Moderate evocation; CL 8th; Craft Magic Arms and Armor, </text:span><text:span text:style-name="T5">freedom of movement; </text:span><text:span text:style-name="T4">Price 10,000 gp.</text:span></text:p>
      <text:p text:style-name="P9"><text:span text:style-name="T6">Periapt of Foul Rotting:</text:span><text:span text:style-name="T4"> This engraved gem appears to be of little value. If any character keeps the periapt in her possession for more than 24 hours, she contracts a terrible rotting affliction that permanently drains 1 point of Dexterity, Constitution, and Charisma every week. The periapt (and the affliction) can be removed only by application of a </text:span><text:span text:style-name="T5">remove curse </text:span><text:span text:style-name="T4">spell followed by a </text:span><text:span text:style-name="T5">cure disease </text:span><text:span text:style-name="T4">and then a </text:span><text:span text:style-name="T5">heal, miracle, limited wish</text:span><text:span text:style-name="T4">, or </text:span><text:span text:style-name="T5">wish </text:span><text:span text:style-name="T4">spell. The rotting can also be countered by crushing a </text:span><text:span text:style-name="T5">periapt of health </text:span><text:span text:style-name="T4">and sprinkling its dust upon the afflicted character (a full-round action), whereupon the periapt of foul rotting likewise crumbles to dust.</text:span></text:p>
      <text:p text:style-name="P9"><text:span text:style-name="T4">Faint abjuration; CL 10th; Create Wondrous Item, </text:span><text:span text:style-name="T5">contagion; </text:span><text:span text:style-name="T4">Price 17,000 gp.</text:span></text:p>
      <text:p text:style-name="P9"><text:span text:style-name="T6">Potion of Poison:</text:span><text:span text:style-name="T4"> This potion has lost its once beneficial magical abilities and has become a potent poison. The imbiber must make a DC 16 Fortitude save or take 1d10 points of Constitution damage. A minute later he must save again (DC 16) or take 1d10 points of Constitution damage.</text:span></text:p>
      <text:p text:style-name="P9"><text:soft-page-break/><text:span text:style-name="T4">Moderate conjuration; CL 12th; Craft Wondrous Item, </text:span><text:span text:style-name="T5">poison; </text:span><text:span text:style-name="T4">Price 5,000 gp.</text:span></text:p>
      <text:p text:style-name="P9"><text:span text:style-name="T6">Robe of Powerlessness: </text:span><text:span text:style-name="T4">A </text:span><text:span text:style-name="T5">robe of powerlessness </text:span><text:span text:style-name="T4">appears to be a magic robe of another sort. As soon as a character dons this garment, she takes a –10 penalty to Strength and Intelligence, forgetting spells and magic knowledge accordingly. The robe can be removed easily, but in order to restore mind and body, the character must receive a </text:span><text:span text:style-name="T5">remove curse </text:span><text:span text:style-name="T4">spell followed by </text:span><text:span text:style-name="T5">heal</text:span><text:span text:style-name="T4">.</text:span></text:p>
      <text:p text:style-name="P9"><text:span text:style-name="T4">Moderate transmutation; CL 13th; Create Wondrous Item, </text:span><text:span text:style-name="T5">bestow curse, permanency; </text:span><text:span text:style-name="T4">Price 5,500 gp.</text:span></text:p>
      <text:p text:style-name="P9"><text:span text:style-name="T6">Robe of Vermin:</text:span><text:span text:style-name="T4"> The wearer notices nothing unusual when the robe is donned, other than that it offers great magical defense (as a </text:span><text:span text:style-name="T5">cloak of protection +4</text:span><text:span text:style-name="T4">). However, as soon as he is in a situation requiring concentration and action against hostile opponents, the true nature of the garment is revealed: The wearer immediately suffers a multitude of bites from the insects that magically infest the garment. He must cease all other activities in order to scratch, shift the robe, and generally show signs of the extreme discomfort caused by the bites and movement of these pests.</text:span></text:p>
      <text:p text:style-name="P9"><text:span text:style-name="T4">The wearer takes a –5 penalty on initiative checks and a –2 penalty on all attack rolls, saves, and skill checks. If he tries to cast a spell, he must make a Concentration check (DC 20 + spell level) or lose the spell.</text:span></text:p>
      <text:p text:style-name="P9"><text:span text:style-name="T4">Moderate abjuration; CL 13th; Create Wondrous Item, </text:span><text:span text:style-name="T5">summon swarm, </text:span><text:span text:style-name="T4">creator must be at least 13th level; Price 16,500 gp.</text:span></text:p>
      <text:p text:style-name="P9"><text:span text:style-name="T6">Ring of Clumsiness:</text:span><text:span text:style-name="T4"> This ring operates exactly like a </text:span><text:span text:style-name="T5">ring of feather falling</text:span><text:span text:style-name="T4">. However, it also makes the wearer clumsy. She takes a –4 penalty to Dexterity and has a 20% chance of spell failure when trying to cast any arcane spell that has a somatic component. (This chance of spell failure stacks with other arcane spell failure chances.)</text:span></text:p>
      <text:p text:style-name="P9"><text:span text:style-name="T4">Strong transmutation; CL 15th; Forge Ring, </text:span><text:span text:style-name="T5">feather fall, bestow curse; </text:span><text:span text:style-name="T4">Price 500 gp.</text:span></text:p>
      <text:p text:style-name="P9"><text:span text:style-name="T6">Scarab of Death: </text:span><text:span text:style-name="T4">This small pin appears to be any one of the various beneficial amulets, brooches, or scarabs. However, if it is held for more than 1 round or carried by a living creature for 1 minute, it changes into a horrible burrowing beetlelike creature. The thing tears through any leather or cloth, burrows into flesh, and reaches the victim’s heart in 1 round, causing death. A DC 25 Reflex save allows the wearer to tear the scarab away before it burrows out of sight, but he still takes 3d6 points of damage. The beetle then returns to its scarab form. Placing the scarab in a container of wood, ceramic, bone, ivory, or metal prevents the monster from coming to life and allows for long-term storage of the item.</text:span></text:p>
      <text:p text:style-name="P9"><text:span text:style-name="T4">Strong abjuration; CL 19th; Create Wondrous Item, </text:span><text:span text:style-name="T5">slay living; </text:span><text:span text:style-name="T4">Price 80,000 gp.</text:span></text:p>
      <text:p text:style-name="P9"><text:span text:style-name="T6">Spear, Cursed Backbiter:</text:span><text:span text:style-name="T4"> This is a </text:span><text:span text:style-name="T5">+2 shortspear, </text:span><text:span text:style-name="T4">but each time it is used in melee against a foe and the attack roll is a natural 1, it damages its wielder instead of her intended target. When the curse takes effect, the spear curls around to strike its wielder in the back, automatically dealing the damage to the wielder. The curse even functions when the spear is hurled, and in such a case the damage to the hurler is doubled.</text:span></text:p>
      <text:p text:style-name="P9"><text:span text:style-name="T4">Moderate evocation; CL 10th; Craft Magic Arms and Armor, </text:span><text:span text:style-name="T5">bestow curse; </text:span><text:span text:style-name="T4">Price 7,500 gp.</text:span></text:p>
      <text:p text:style-name="P9"><text:span text:style-name="T6">Stone of Weight (Loadstone):</text:span><text:span text:style-name="T4"> This stone appears to be a dark, smoothly polished stone. It reduces the possessor’s base land speed to one-half of normal. Once picked up, the stone cannot be disposed of by any nonmagical means—if it is thrown away or smashed, it reappears somewhere on his person. If a </text:span><text:span text:style-name="T5">remove curse </text:span><text:span text:style-name="T4">spell is cast upon a </text:span><text:span text:style-name="T5">loadstone, </text:span><text:span text:style-name="T4">the item may be discarded normally and no longer haunts the individual.</text:span></text:p>
      <text:p text:style-name="P9"><text:span text:style-name="T4">Faint transmutation; CL 5th; Create Wondrous Item, </text:span><text:span text:style-name="T5">slow; </text:span><text:span text:style-name="T4">Price 1,000 gp.</text:span></text:p>
      <text:p text:style-name="P9"><text:span text:style-name="T6">–2 Sword, Cursed:</text:span><text:span text:style-name="T4"> This longsword performs well against targets in practice, but when used against an opponent in combat, it causes its wielder to take a –2 penalty on attack rolls.</text:span></text:p>
      <text:p text:style-name="P9"><text:span text:style-name="T4">All damage dealt is also reduced by 2 points, but never below a minimum of 1 point of damage on any successful hit. After one week in a character’s possession, the sword always forces that character to employ it rather than another weapon. The sword’s owner automatically draws it and fights with it even when she meant to draw or ready some other weapon. The sword can be gotten rid of only by means of </text:span><text:span text:style-name="T5">limited wish</text:span><text:span text:style-name="T4">, </text:span><text:span text:style-name="T5">wish, </text:span><text:span text:style-name="T4">or </text:span><text:span text:style-name="T5">miracle</text:span><text:span text:style-name="T4">.</text:span></text:p>
      <text:p text:style-name="P9"><text:span text:style-name="T4">Strong evocation; CL 15th; Craft Magic Arms and Armor, </text:span><text:span text:style-name="T5">bestow curse, </text:span><text:span text:style-name="T4">and </text:span><text:span text:style-name="T5">limited wish </text:span><text:span text:style-name="T4">or </text:span><text:span text:style-name="T5">miracle; </text:span><text:span text:style-name="T4">Price 1,500 gp.</text:span></text:p>
      <text:p text:style-name="P9"><text:span text:style-name="T6">Sword, Berserking: </text:span><text:span text:style-name="T4">This item appears to have the characteristics of a </text:span><text:span text:style-name="T5">+2 greatsword. </text:span><text:span text:style-name="T4">However, whenever the sword is used in battle, its wielder goes berserk (gaining all the benefits and drawbacks of the barbarian’s rage ability). He attacks the nearest creature and continues to fight until unconscious or dead or until no living thing remains within 30 feet. Although many see this sword as a cursed object, others see it as a boon.</text:span></text:p>
      <text:p text:style-name="P9"><text:span text:style-name="T4">Moderate evocation; CL 8th; Craft Magic Arms and Armor, </text:span><text:span text:style-name="T5">rage, bestow curse; </text:span><text:span text:style-name="T4">Price 17,500 gp.</text:span></text:p>
      <text:p text:style-name="P9"><text:span text:style-name="T6">Vacuous Grimoire: </text:span><text:span text:style-name="T4">A book of this sort looks like a normal one on some mildly interesting topic. Any character who opens the work and reads so much as a single word therein must make two DC 15 Will saves. The first is to determine if the reader takes 1 point of permanent Intelligence drain. The second is to find out if the reader takes 2 points of permanent Wisdom drain. To destroy the book, a character must burn it while casting </text:span><text:span text:style-name="T5">remove curse</text:span><text:span text:style-name="T4">. If the grimoire is placed with other books, its appearance instantly alters to conform to the look of those other works.</text:span></text:p>
      <text:p text:style-name="P9"><text:span text:style-name="T4">Strong enchantment; CL 20th; Create Wondrous Item, </text:span><text:span text:style-name="T5">feeblemind; </text:span><text:span text:style-name="T4">Price 6,000 gp.</text:span></text:p>
      <text:p text:style-name="P14"/>
      <text:p text:style-name="P14"/>
      <text:p text:style-name="P9"><text:span text:style-name="T3">ARTIFACTS</text:span></text:p>
      <text:p text:style-name="P9"><text:soft-page-break/><text:span text:style-name="T4">Artifacts are extremely powerful. Rather than merely another form of magic equipment, they are the sorts of legendary relics that whole campaigns can be based on. Each could be the center of a whole set of adventures—a quest to recover it, a fight against a opponent wielding it, a mission to cause its destruction, and so on.</text:span></text:p>
      <text:p text:style-name="P9"><text:span text:style-name="T4">No table has been included to randomly generate specific artifacts, since these items should only enter a campaign through deliberate choice on your part.</text:span></text:p>
      <text:p text:style-name="P12"/>
      <text:p text:style-name="P9"><text:span text:style-name="T7">MINOR ARTIFACTS</text:span></text:p>
      <text:p text:style-name="P9"><text:span text:style-name="T4">Minor artifacts are not necessarily unique items. Even so, they are magic items that no longer can be created, at least by common mortal means.</text:span></text:p>
      <text:p text:style-name="P14"/>
      <text:p text:style-name="P9"><text:span text:style-name="T7">Minor Artifact Descriptions</text:span></text:p>
      <text:p text:style-name="P9"><text:span text:style-name="T4">Described below is a selection of the most well-known (not necessarily the most numerous) minor artifacts.</text:span></text:p>
      <text:p text:style-name="P16"/>
      <text:p text:style-name="P9"><text:span text:style-name="T6">Book of Infinite Spells:</text:span><text:span text:style-name="T4"> This work bestows upon any character of any class the ability to use the spells within its pages. However, any character not already able to use spells gains one negative level for as long as the book is in her possession or while she uses its power. A </text:span><text:span text:style-name="T5">book of infinite spells </text:span><text:span text:style-name="T4">contains 1d8+22 pages. The nature of each page is determined by a dice roll: 01–50, arcane spell; 51–100, divine spell.</text:span></text:p>
      <text:p text:style-name="P9"><text:span text:style-name="T4">Determine the exact spell by using the tables for determining major scroll spells.</text:span></text:p>
      <text:p text:style-name="P9"><text:span text:style-name="T4">Once a page is turned, it can never be flipped back—paging through a </text:span><text:span text:style-name="T5">book of infinite spells </text:span><text:span text:style-name="T4">is a one-way trip. If the book is closed, it always opens again to the page it was on before the book was closed. When the last page is turned, the book vanishes.</text:span></text:p>
      <text:p text:style-name="P9"><text:span text:style-name="T4">Once per day the owner of the book can cast the spell to which the book is opened. If that spell happens to be one that is on the character’s class spell list, she can cast it up to four times per day. The pages cannot be ripped out without destroying the book. Similarly, the spells cannot be cast as scroll spells, nor can they be copied into a spellbook—their magic is bound up permanently within the book itself.</text:span></text:p>
      <text:p text:style-name="P9"><text:span text:style-name="T4">The owner of the book need not have the book on her person in order to use its power. The book can be stored in a place of safety while the owner is adventuring and still allow its owner to cast spells by means of its power.</text:span></text:p>
      <text:p text:style-name="P9"><text:span text:style-name="T4">Each time a spell is cast, there is a chance that the energy connected with its use causes the page to magically turn despite all precautions. The owner knows this and may even benefit from the turning by gaining access to a new spell. The chance of a page turning depends on the spell the page contains and what sort of spellcaster the owner is.</text:span></text:p>
      <table:table table:name="Table12" table:style-name="Table12">
        <table:table-column table:style-name="Table12.A"/>
        <table:table-column table:style-name="Table12.B"/>
        <table:table-row table:style-name="Table12.1">
          <table:table-cell table:style-name="Table12.A1" office:value-type="string">
            <text:h text:style-name="P2" text:outline-level="8"><text:span text:style-name="T1">Condition</text:span></text:h>
          </table:table-cell>
          <table:table-cell table:style-name="Table12.B1" office:value-type="string">
            <text:h text:style-name="P3" text:outline-level="8"><text:span text:style-name="T7">Chance of Page Turning</text:span></text:h>
          </table:table-cell>
        </table:table-row>
        <table:table-row table:style-name="Table12.1">
          <table:table-cell table:style-name="Table12.A2" office:value-type="string">
            <text:p text:style-name="P10"><text:span text:style-name="T4">Caster employing a spell usable by own class and level</text:span></text:p>
          </table:table-cell>
          <table:table-cell table:style-name="Table12.A2" office:value-type="string">
            <text:p text:style-name="P21"><text:span text:style-name="T4">10%</text:span></text:p>
          </table:table-cell>
        </table:table-row>
        <table:table-row table:style-name="Table12.1">
          <table:table-cell table:style-name="Table12.A2" office:value-type="string">
            <text:p text:style-name="P9"><text:span text:style-name="T4">Caster employing a spell not usable by own class and level</text:span></text:p>
          </table:table-cell>
          <table:table-cell table:style-name="Table12.A2" office:value-type="string">
            <text:p text:style-name="P20"><text:span text:style-name="T4">20%</text:span></text:p>
          </table:table-cell>
        </table:table-row>
        <table:table-row table:style-name="Table12.1">
          <table:table-cell table:style-name="Table12.A2" office:value-type="string">
            <text:p text:style-name="P9"><text:span text:style-name="T4">Nonspellcaster employing divine spell</text:span></text:p>
          </table:table-cell>
          <table:table-cell table:style-name="Table12.A2" office:value-type="string">
            <text:p text:style-name="P20"><text:span text:style-name="T4">25%</text:span></text:p>
          </table:table-cell>
        </table:table-row>
        <table:table-row table:style-name="Table12.1">
          <table:table-cell table:style-name="Table12.A5" office:value-type="string">
            <text:p text:style-name="P10"><text:span text:style-name="T4">Nonspellcaster employing arcane spell</text:span></text:p>
          </table:table-cell>
          <table:table-cell table:style-name="Table12.A5" office:value-type="string">
            <text:p text:style-name="P21"><text:span text:style-name="T4">30%</text:span></text:p>
          </table:table-cell>
        </table:table-row>
      </table:table>
      <text:p text:style-name="P9"><text:span text:style-name="T4">Treat each spell use as if a scroll were being employed, for purposes of determining casting time, spell failure, and so on.</text:span></text:p>
      <text:p text:style-name="P9"><text:span text:style-name="T4">Strong (all schools); CL 18th;Weight 3 lb.</text:span></text:p>
      <text:p text:style-name="P17"/>
      <text:p text:style-name="P9"><text:span text:style-name="T6">Deck of Many Things: </text:span><text:span text:style-name="T4">A </text:span><text:span text:style-name="T5">deck of many things </text:span><text:span text:style-name="T4">(both beneficial and baneful) is usually found in a box or leather pouch. Each deck contains a number of cards or plaques made of ivory or vellum. Each is engraved with glyphs, characters, and sigils. As soon as one of these cards is drawn from the pack, its magic is bestowed upon the person who drew it, for better or worse.</text:span></text:p>
      <text:p text:style-name="P9"><text:soft-page-break/><text:span text:style-name="T4">The character with a </text:span><text:span text:style-name="T5">deck of many things </text:span><text:span text:style-name="T4">who wishes to draw a card must announce how many cards she will draw before she begins. Cards must be drawn within 1 hour of each other, and a character can never again draw from this deck any more cards than she has announced. If the character does not willingly draw her allotted number (or if she is somehow prevented from doing so), the cards flip out of the deck on their own. </text:span><text:span text:style-name="T5">Exception: </text:span><text:span text:style-name="T4">If the jester is drawn, the possessor of the deck may elect to draw two additional cards.</text:span></text:p>
      <text:p text:style-name="P9"><text:span text:style-name="T4">Each time a card is taken from the deck, it is replaced (making it possible to draw the same card twice) unless the draw is the jester or the fool, in which case the card is discarded from the pack. A </text:span><text:span text:style-name="T5">deck of many things </text:span><text:span text:style-name="T4">contains 22 cards. To simulate the magic cards, you may want to use tarot cards, as indicated in the second column of the accompanying table. If no tarot deck is available, substitute ordinary playing cards instead, as indicated in the third column. The effects of each card, summarized on the table, are fully described below.</text:span></text:p>
      <text:p text:style-name="P13"/>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table:number-columns-spanned="4" office:value-type="string">
            <text:h text:style-name="P5" text:outline-level="1"><text:span text:style-name="T2">Deck of Many Things</text:span></text:h>
          </table:table-cell>
          <table:covered-table-cell/>
          <table:covered-table-cell/>
          <table:covered-table-cell/>
        </table:table-row>
        <table:table-row table:style-name="Table13.1">
          <table:table-cell table:style-name="Table13.A2" office:value-type="string">
            <text:p text:style-name="P10"><text:span text:style-name="T6">Plaque</text:span></text:p>
          </table:table-cell>
          <table:table-cell table:style-name="Table13.A2" office:value-type="string">
            <text:p text:style-name="P10"><text:span text:style-name="T6">Tarot Card</text:span></text:p>
          </table:table-cell>
          <table:table-cell table:style-name="Table13.A2" office:value-type="string">
            <text:p text:style-name="P10"><text:span text:style-name="T6">Playing Card</text:span></text:p>
          </table:table-cell>
          <table:table-cell table:style-name="Table13.A2" office:value-type="string">
            <text:p text:style-name="P10"><text:span text:style-name="T6">Summary of Effect</text:span></text:p>
          </table:table-cell>
        </table:table-row>
        <table:table-row table:style-name="Table13.1">
          <table:table-cell table:style-name="Table13.A2" office:value-type="string">
            <text:p text:style-name="P9"><text:span text:style-name="T4">Balance</text:span></text:p>
          </table:table-cell>
          <table:table-cell table:style-name="Table13.A2" office:value-type="string">
            <text:p text:style-name="P9"><text:span text:style-name="T4">XI. Justice</text:span></text:p>
          </table:table-cell>
          <table:table-cell table:style-name="Table13.A2" office:value-type="string">
            <text:p text:style-name="P9"><text:span text:style-name="T4">Two of spades</text:span></text:p>
          </table:table-cell>
          <table:table-cell table:style-name="Table13.A2" office:value-type="string">
            <text:p text:style-name="P9"><text:span text:style-name="T4">Change alignment instantly.</text:span></text:p>
          </table:table-cell>
        </table:table-row>
        <table:table-row table:style-name="Table13.1">
          <table:table-cell table:style-name="Table13.A2" office:value-type="string">
            <text:p text:style-name="P9"><text:span text:style-name="T4">Comet</text:span></text:p>
          </table:table-cell>
          <table:table-cell table:style-name="Table13.A2" office:value-type="string">
            <text:p text:style-name="P9"><text:span text:style-name="T4">Two of swords</text:span></text:p>
          </table:table-cell>
          <table:table-cell table:style-name="Table13.A2" office:value-type="string">
            <text:p text:style-name="P9"><text:span text:style-name="T4">Two of diamonds</text:span></text:p>
          </table:table-cell>
          <table:table-cell table:style-name="Table13.A2" office:value-type="string">
            <text:p text:style-name="P9"><text:span text:style-name="T4">Defeat the next monster you meet to gain one level.</text:span></text:p>
          </table:table-cell>
        </table:table-row>
        <table:table-row table:style-name="Table13.1">
          <table:table-cell table:style-name="Table13.A2" office:value-type="string">
            <text:p text:style-name="P9"><text:span text:style-name="T4">Donjon</text:span></text:p>
          </table:table-cell>
          <table:table-cell table:style-name="Table13.A2" office:value-type="string">
            <text:p text:style-name="P9"><text:span text:style-name="T4">Four of swords</text:span></text:p>
          </table:table-cell>
          <table:table-cell table:style-name="Table13.A2" office:value-type="string">
            <text:p text:style-name="P9"><text:span text:style-name="T4">Ace of spades</text:span></text:p>
          </table:table-cell>
          <table:table-cell table:style-name="Table13.A2" office:value-type="string">
            <text:p text:style-name="P9"><text:span text:style-name="T4">You are </text:span><text:span text:style-name="T5">imprisoned</text:span><text:span text:style-name="T4">.</text:span></text:p>
          </table:table-cell>
        </table:table-row>
        <table:table-row table:style-name="Table13.1">
          <table:table-cell table:style-name="Table13.A2" office:value-type="string">
            <text:p text:style-name="P9"><text:span text:style-name="T4">Euryale</text:span></text:p>
          </table:table-cell>
          <table:table-cell table:style-name="Table13.A2" office:value-type="string">
            <text:p text:style-name="P9"><text:span text:style-name="T4">Ten of swords</text:span></text:p>
          </table:table-cell>
          <table:table-cell table:style-name="Table13.A2" office:value-type="string">
            <text:p text:style-name="P9"><text:span text:style-name="T4">Queen of spades</text:span></text:p>
          </table:table-cell>
          <table:table-cell table:style-name="Table13.A2" office:value-type="string">
            <text:p text:style-name="P9"><text:span text:style-name="T4">–1 penalty on all saving throws henceforth.</text:span></text:p>
          </table:table-cell>
        </table:table-row>
        <table:table-row table:style-name="Table13.1">
          <table:table-cell table:style-name="Table13.A2" office:value-type="string">
            <text:p text:style-name="P9"><text:span text:style-name="T4">The Fates</text:span></text:p>
          </table:table-cell>
          <table:table-cell table:style-name="Table13.A2" office:value-type="string">
            <text:p text:style-name="P9"><text:span text:style-name="T4">Three of cups</text:span></text:p>
          </table:table-cell>
          <table:table-cell table:style-name="Table13.A2" office:value-type="string">
            <text:p text:style-name="P9"><text:span text:style-name="T4">Ace of hearts</text:span></text:p>
          </table:table-cell>
          <table:table-cell table:style-name="Table13.A2" office:value-type="string">
            <text:p text:style-name="P9"><text:span text:style-name="T4">Avoid any situation you choose . . . once.</text:span></text:p>
          </table:table-cell>
        </table:table-row>
        <table:table-row table:style-name="Table13.1">
          <table:table-cell table:style-name="Table13.A2" office:value-type="string">
            <text:p text:style-name="P9"><text:span text:style-name="T4">Flames</text:span></text:p>
          </table:table-cell>
          <table:table-cell table:style-name="Table13.A2" office:value-type="string">
            <text:p text:style-name="P9"><text:span text:style-name="T4">XV. The Devil</text:span></text:p>
          </table:table-cell>
          <table:table-cell table:style-name="Table13.A2" office:value-type="string">
            <text:p text:style-name="P9"><text:span text:style-name="T4">Queen of clubs</text:span></text:p>
          </table:table-cell>
          <table:table-cell table:style-name="Table13.A2" office:value-type="string">
            <text:p text:style-name="P9"><text:span text:style-name="T4">Enmity between you and an outsider.</text:span></text:p>
          </table:table-cell>
        </table:table-row>
        <table:table-row table:style-name="Table13.1">
          <table:table-cell table:style-name="Table13.A2" office:value-type="string">
            <text:p text:style-name="P9"><text:span text:style-name="T4">Fool</text:span></text:p>
          </table:table-cell>
          <table:table-cell table:style-name="Table13.A2" office:value-type="string">
            <text:p text:style-name="P9"><text:span text:style-name="T4">0. The Fool</text:span></text:p>
          </table:table-cell>
          <table:table-cell table:style-name="Table13.A2" office:value-type="string">
            <text:p text:style-name="P9"><text:span text:style-name="T4">Joker (with trademark)</text:span></text:p>
          </table:table-cell>
          <table:table-cell table:style-name="Table13.A2" office:value-type="string">
            <text:p text:style-name="P9"><text:span text:style-name="T4">Lose 10,000 experience points and you must draw again.</text:span></text:p>
          </table:table-cell>
        </table:table-row>
        <table:table-row table:style-name="Table13.1">
          <table:table-cell table:style-name="Table13.A2" office:value-type="string">
            <text:p text:style-name="P9"><text:span text:style-name="T4">Gem</text:span></text:p>
          </table:table-cell>
          <table:table-cell table:style-name="Table13.A2" office:value-type="string">
            <text:p text:style-name="P9"><text:span text:style-name="T4">Seven of cups</text:span></text:p>
          </table:table-cell>
          <table:table-cell table:style-name="Table13.A2" office:value-type="string">
            <text:p text:style-name="P9"><text:span text:style-name="T4">Two of hearts</text:span></text:p>
          </table:table-cell>
          <table:table-cell table:style-name="Table13.A2" office:value-type="string">
            <text:p text:style-name="P9"><text:span text:style-name="T4">Gain your choice of twenty-five pieces of jewelry or fifty gems.</text:span></text:p>
          </table:table-cell>
        </table:table-row>
        <table:table-row table:style-name="Table13.1">
          <table:table-cell table:style-name="Table13.A2" office:value-type="string">
            <text:p text:style-name="P9"><text:span text:style-name="T4">Idiot</text:span></text:p>
          </table:table-cell>
          <table:table-cell table:style-name="Table13.A2" office:value-type="string">
            <text:p text:style-name="P9"><text:span text:style-name="T4">Two of pentacles</text:span></text:p>
          </table:table-cell>
          <table:table-cell table:style-name="Table13.A2" office:value-type="string">
            <text:p text:style-name="P9"><text:span text:style-name="T4">Two of clubs</text:span></text:p>
          </table:table-cell>
          <table:table-cell table:style-name="Table13.A2" office:value-type="string">
            <text:p text:style-name="P9"><text:span text:style-name="T4">Lose Intelligence (permanent drain). You may draw again.</text:span></text:p>
          </table:table-cell>
        </table:table-row>
        <table:table-row table:style-name="Table13.1">
          <table:table-cell table:style-name="Table13.A2" office:value-type="string">
            <text:p text:style-name="P9"><text:span text:style-name="T4">Jester</text:span></text:p>
          </table:table-cell>
          <table:table-cell table:style-name="Table13.A2" office:value-type="string">
            <text:p text:style-name="P9"><text:span text:style-name="T4">XII. The Hanged Man</text:span></text:p>
          </table:table-cell>
          <table:table-cell table:style-name="Table13.A2" office:value-type="string">
            <text:p text:style-name="P9"><text:span text:style-name="T4">Joker (without trademark)</text:span></text:p>
          </table:table-cell>
          <table:table-cell table:style-name="Table13.A2" office:value-type="string">
            <text:p text:style-name="P9"><text:span text:style-name="T4">Gain 10,000 XP or two more draws from the deck.</text:span></text:p>
          </table:table-cell>
        </table:table-row>
        <table:table-row table:style-name="Table13.1">
          <table:table-cell table:style-name="Table13.A2" office:value-type="string">
            <text:p text:style-name="P9"><text:span text:style-name="T4">Key</text:span></text:p>
          </table:table-cell>
          <table:table-cell table:style-name="Table13.A2" office:value-type="string">
            <text:p text:style-name="P9"><text:span text:style-name="T4">V. The Hierophant</text:span></text:p>
          </table:table-cell>
          <table:table-cell table:style-name="Table13.A2" office:value-type="string">
            <text:p text:style-name="P9"><text:span text:style-name="T4">Queen of hearts</text:span></text:p>
          </table:table-cell>
          <table:table-cell table:style-name="Table13.A2" office:value-type="string">
            <text:p text:style-name="P9"><text:span text:style-name="T4">Gain a major magic weapon.</text:span></text:p>
          </table:table-cell>
        </table:table-row>
        <table:table-row table:style-name="Table13.1">
          <table:table-cell table:style-name="Table13.A2" office:value-type="string">
            <text:p text:style-name="P9"><text:span text:style-name="T4">Knight</text:span></text:p>
          </table:table-cell>
          <table:table-cell table:style-name="Table13.A2" office:value-type="string">
            <text:p text:style-name="P9"><text:span text:style-name="T4">Page of swords</text:span></text:p>
          </table:table-cell>
          <table:table-cell table:style-name="Table13.A2" office:value-type="string">
            <text:p text:style-name="P9"><text:span text:style-name="T4">Jack of hearts</text:span></text:p>
          </table:table-cell>
          <table:table-cell table:style-name="Table13.A2" office:value-type="string">
            <text:p text:style-name="P9"><text:span text:style-name="T4">Gain the service of a 4th-level fighter.</text:span></text:p>
          </table:table-cell>
        </table:table-row>
        <table:table-row table:style-name="Table13.1">
          <table:table-cell table:style-name="Table13.A2" office:value-type="string">
            <text:p text:style-name="P9"><text:span text:style-name="T4">Moon</text:span></text:p>
          </table:table-cell>
          <table:table-cell table:style-name="Table13.A2" office:value-type="string">
            <text:p text:style-name="P9"><text:span text:style-name="T4">XVIII. The Moon</text:span></text:p>
          </table:table-cell>
          <table:table-cell table:style-name="Table13.A2" office:value-type="string">
            <text:p text:style-name="P9"><text:span text:style-name="T4">Queen of diamonds</text:span></text:p>
          </table:table-cell>
          <table:table-cell table:style-name="Table13.A2" office:value-type="string">
            <text:p text:style-name="P9"><text:span text:style-name="T4">You are granted 1d4 wishes.</text:span></text:p>
          </table:table-cell>
        </table:table-row>
        <table:table-row table:style-name="Table13.1">
          <table:table-cell table:style-name="Table13.A2" office:value-type="string">
            <text:p text:style-name="P9"><text:span text:style-name="T4">Rogue</text:span></text:p>
          </table:table-cell>
          <table:table-cell table:style-name="Table13.A2" office:value-type="string">
            <text:p text:style-name="P9"><text:span text:style-name="T4">Five of swords</text:span></text:p>
          </table:table-cell>
          <table:table-cell table:style-name="Table13.A2" office:value-type="string">
            <text:p text:style-name="P9"><text:span text:style-name="T4">Jack of spades</text:span></text:p>
          </table:table-cell>
          <table:table-cell table:style-name="Table13.A2" office:value-type="string">
            <text:p text:style-name="P9"><text:span text:style-name="T4">One of your friends turns against you.</text:span></text:p>
          </table:table-cell>
        </table:table-row>
        <table:table-row table:style-name="Table13.1">
          <table:table-cell table:style-name="Table13.A2" office:value-type="string">
            <text:p text:style-name="P9"><text:span text:style-name="T4">Ruin</text:span></text:p>
          </table:table-cell>
          <table:table-cell table:style-name="Table13.A2" office:value-type="string">
            <text:p text:style-name="P9"><text:span text:style-name="T4">XVI. The Tower</text:span></text:p>
          </table:table-cell>
          <table:table-cell table:style-name="Table13.A2" office:value-type="string">
            <text:p text:style-name="P9"><text:span text:style-name="T4">King of spades</text:span></text:p>
          </table:table-cell>
          <table:table-cell table:style-name="Table13.A2" office:value-type="string">
            <text:p text:style-name="P9"><text:span text:style-name="T4">Immediately lose all wealth and real property.</text:span></text:p>
          </table:table-cell>
        </table:table-row>
        <table:table-row table:style-name="Table13.1">
          <table:table-cell table:style-name="Table13.A2" office:value-type="string">
            <text:p text:style-name="P9"><text:span text:style-name="T4">Skull</text:span></text:p>
          </table:table-cell>
          <table:table-cell table:style-name="Table13.A2" office:value-type="string">
            <text:p text:style-name="P9"><text:span text:style-name="T4">XIII. Death</text:span></text:p>
          </table:table-cell>
          <table:table-cell table:style-name="Table13.A2" office:value-type="string">
            <text:p text:style-name="P9"><text:span text:style-name="T4">Jack of clubs</text:span></text:p>
          </table:table-cell>
          <table:table-cell table:style-name="Table13.A2" office:value-type="string">
            <text:p text:style-name="P9"><text:span text:style-name="T4">Defeat dread wraith or be forever destroyed.</text:span></text:p>
          </table:table-cell>
        </table:table-row>
        <table:table-row table:style-name="Table13.1">
          <table:table-cell table:style-name="Table13.A2" office:value-type="string">
            <text:p text:style-name="P9"><text:span text:style-name="T4">Star</text:span></text:p>
          </table:table-cell>
          <table:table-cell table:style-name="Table13.A2" office:value-type="string">
            <text:p text:style-name="P9"><text:span text:style-name="T4">XVII. The Star</text:span></text:p>
          </table:table-cell>
          <table:table-cell table:style-name="Table13.A2" office:value-type="string">
            <text:p text:style-name="P9"><text:span text:style-name="T4">Jack of diamonds</text:span></text:p>
          </table:table-cell>
          <table:table-cell table:style-name="Table13.A2" office:value-type="string">
            <text:p text:style-name="P9"><text:span text:style-name="T4">Immediately gain a +2 inherent bonus to one ability score.</text:span></text:p>
          </table:table-cell>
        </table:table-row>
        <table:table-row table:style-name="Table13.1">
          <table:table-cell table:style-name="Table13.A2" office:value-type="string">
            <text:p text:style-name="P9"><text:span text:style-name="T4">Sun</text:span></text:p>
          </table:table-cell>
          <table:table-cell table:style-name="Table13.A2" office:value-type="string">
            <text:p text:style-name="P9"><text:span text:style-name="T4">XIX. The Sun</text:span></text:p>
          </table:table-cell>
          <table:table-cell table:style-name="Table13.A2" office:value-type="string">
            <text:p text:style-name="P9"><text:span text:style-name="T4">King of diamonds</text:span></text:p>
          </table:table-cell>
          <table:table-cell table:style-name="Table13.A2" office:value-type="string">
            <text:p text:style-name="P9"><text:span text:style-name="T4">Gain beneficial medium wondrous item and 50,000 XP.</text:span></text:p>
          </table:table-cell>
        </table:table-row>
        <table:table-row table:style-name="Table13.1">
          <table:table-cell table:style-name="Table13.A2" office:value-type="string">
            <text:p text:style-name="P9"><text:span text:style-name="T4">Talons</text:span></text:p>
          </table:table-cell>
          <table:table-cell table:style-name="Table13.A2" office:value-type="string">
            <text:p text:style-name="P9"><text:span text:style-name="T4">Queen of pentacles</text:span></text:p>
          </table:table-cell>
          <table:table-cell table:style-name="Table13.A2" office:value-type="string">
            <text:p text:style-name="P9"><text:span text:style-name="T4">Ace of clubs</text:span></text:p>
          </table:table-cell>
          <table:table-cell table:style-name="Table13.A2" office:value-type="string">
            <text:p text:style-name="P9"><text:span text:style-name="T4">All magic items you possess disappear permanently.</text:span></text:p>
          </table:table-cell>
        </table:table-row>
        <table:table-row table:style-name="Table13.1">
          <table:table-cell table:style-name="Table13.A2" office:value-type="string">
            <text:p text:style-name="P9"><text:span text:style-name="T4">Throne</text:span></text:p>
          </table:table-cell>
          <table:table-cell table:style-name="Table13.A2" office:value-type="string">
            <text:p text:style-name="P9"><text:span text:style-name="T4">Four of staves</text:span></text:p>
          </table:table-cell>
          <table:table-cell table:style-name="Table13.A2" office:value-type="string">
            <text:p text:style-name="P9"><text:span text:style-name="T4">King of hearts</text:span></text:p>
          </table:table-cell>
          <table:table-cell table:style-name="Table13.A2" office:value-type="string">
            <text:p text:style-name="P9"><text:span text:style-name="T4">Gain a +6 bonus on Diplomacy checks plus a small keep.</text:span></text:p>
          </table:table-cell>
        </table:table-row>
        <table:table-row table:style-name="Table13.1">
          <table:table-cell table:style-name="Table13.A2" office:value-type="string">
            <text:p text:style-name="P9"><text:span text:style-name="T4">Vizier</text:span></text:p>
          </table:table-cell>
          <table:table-cell table:style-name="Table13.A2" office:value-type="string">
            <text:p text:style-name="P9"><text:span text:style-name="T4">IX. The Hermit</text:span></text:p>
          </table:table-cell>
          <table:table-cell table:style-name="Table13.A2" office:value-type="string">
            <text:p text:style-name="P9"><text:span text:style-name="T4">Ace of diamonds</text:span></text:p>
          </table:table-cell>
          <table:table-cell table:style-name="Table13.A2" office:value-type="string">
            <text:p text:style-name="P9"><text:span text:style-name="T4">Know the answer to your next dilemma.</text:span></text:p>
          </table:table-cell>
        </table:table-row>
        <table:table-row table:style-name="Table13.1">
          <table:table-cell table:style-name="Table13.A24" office:value-type="string">
            <text:p text:style-name="P10"><text:span text:style-name="T4">The Void</text:span></text:p>
          </table:table-cell>
          <table:table-cell table:style-name="Table13.A24" office:value-type="string">
            <text:p text:style-name="P10"><text:span text:style-name="T4">Eight of swords</text:span></text:p>
          </table:table-cell>
          <table:table-cell table:style-name="Table13.A24" office:value-type="string">
            <text:p text:style-name="P10"><text:span text:style-name="T4">King of clubs</text:span></text:p>
          </table:table-cell>
          <table:table-cell table:style-name="Table13.A24" office:value-type="string">
            <text:p text:style-name="P10"><text:span text:style-name="T4">Body functions, but soul is trapped elsewhere.</text:span></text:p>
          </table:table-cell>
        </table:table-row>
      </table:table>
      <text:p text:style-name="P18"/>
      <text:p text:style-name="P9"><text:span text:style-name="T5">Balance: </text:span><text:span text:style-name="T4">The character must change to a radically different alignment. If the character fails to act according to the new alignment, she gains a negative level.</text:span></text:p>
      <text:p text:style-name="P9"><text:span text:style-name="T5">Comet: </text:span><text:span text:style-name="T4">The character must single-handedly defeat the next hostile monster or monsters encountered, or the benefit is lost. If successful, the character gains enough XP to attain the next experience level.</text:span></text:p>
      <text:p text:style-name="P9"><text:span text:style-name="T5">Donjon: </text:span><text:span text:style-name="T4">This card signifies imprisonment— either by the </text:span><text:span text:style-name="T5">imprisonment </text:span><text:span text:style-name="T4">spell or by some powerful being. All gear and spells are stripped from the victim in any case. Draw no more cards.</text:span></text:p>
      <text:p text:style-name="P9"><text:span text:style-name="T5">Euryale: </text:span><text:span text:style-name="T4">The medusalike visage of this card brings a curse that only the fates card or a deity can remove. The –1 penalty on all saving throws is otherwise permanent.</text:span></text:p>
      <text:p text:style-name="P9"><text:span text:style-name="T5">Fates: </text:span><text:span text:style-name="T4">This card enables the character to avoid even an instantaneous occurrence if so desired, for the fabric of reality is unraveled and respun. Note that it does not enable something to happen. It can only stop something from happening or reverse a past occurrence. The reversal is only for the character who drew the card; other party members may have to endure the situation.</text:span></text:p>
      <text:p text:style-name="P9"><text:span text:style-name="T5">Flames: </text:span><text:span text:style-name="T4">Hot anger, jealousy, and envy are but a few of the possible motivational forces for the enmity. The enmity of the outsider can’t be ended until one of the parties has been slain. Determine the outsider randomly, and assume that it attacks the character (or plagues her life in some way) within 1d20 days.</text:span></text:p>
      <text:p text:style-name="P9"><text:span text:style-name="T5">Fool: </text:span><text:span text:style-name="T4">The payment of XP and the redraw are mandatory. This card is always discarded when drawn, unlike all others except the jester.</text:span></text:p>
      <text:p text:style-name="P9"><text:span text:style-name="T5">Gem: </text:span><text:span text:style-name="T4">This card indicates wealth. The jewelry is all gold set with gems, each piece worth 2,000 gp, the gems 1,000 gp value each. </text:span></text:p>
      <text:p text:style-name="P9"><text:span text:style-name="T5">Idiot: </text:span><text:span text:style-name="T4">This card causes the drain of 1d4+1 points of Intelligence immediately. The additional draw is optional.</text:span></text:p>
      <text:p text:style-name="P9"><text:span text:style-name="T5">Jester: </text:span><text:span text:style-name="T4">This card is always discarded when drawn, unlike all others except the fool. The redraws are optional.</text:span></text:p>
      <text:p text:style-name="P9"><text:span text:style-name="T5">Key: </text:span><text:span text:style-name="T4">The magic weapon granted must be one usable by the character. It suddenly appears out of nowhere in the character’s hand.</text:span></text:p>
      <text:p text:style-name="P9"><text:span text:style-name="T5">Knight: </text:span><text:span text:style-name="T4">The fighter appears out of nowhere and serves loyally until death. He or she is of the same race (or kind) and gender as the character.</text:span></text:p>
      <text:p text:style-name="P9"><text:span text:style-name="T5">Moon: </text:span><text:span text:style-name="T4">This card sometimes bears the image of a moonstone gem with the appropriate number of </text:span><text:span text:style-name="T5">wishes </text:span><text:span text:style-name="T4">shown as gleams therein; sometimes it depicts a moon with its phase indicating the number of </text:span><text:span text:style-name="T5">wishes </text:span><text:span text:style-name="T4">(full = four; gibbous = three; half = two; quarter = one). These </text:span><text:span text:style-name="T5">wishes </text:span><text:span text:style-name="T4">are the same as those granted by the 9th-level wizard spell and must be used within a number of minutes equal to the number received.</text:span></text:p>
      <text:p text:style-name="P9"><text:span text:style-name="T5">Rogue: </text:span><text:span text:style-name="T4">When this card is drawn, one of the character’s NPC friends (preferably a cohort) is totally alienated and forever after</text:span></text:p>
      <text:p text:style-name="P9"><text:span text:style-name="T4">hostile. If the character has no cohorts, the enmity of some powerful personage (or community, or religious order) can be substituted. The hatred is secret until the time is ripe for it to be revealed with devastating effect.</text:span></text:p>
      <text:p text:style-name="P9"><text:span text:style-name="T5">Ruin: </text:span><text:span text:style-name="T4">As implied by its name, when this card is drawn, all nonmagical possessions of the drawer are lost.</text:span></text:p>
      <text:p text:style-name="P9"><text:span text:style-name="T5">Skull: </text:span><text:span text:style-name="T4">A dread wraith appears. Treat this creature as an unturnable undead. The character must fight it alone—if others help, they get dread wraiths to fight as well. If the character is slain, she is slain forever and cannot be revived, even with a </text:span><text:span text:style-name="T5">wish </text:span><text:span text:style-name="T4">or a </text:span><text:span text:style-name="T5">miracle</text:span><text:span text:style-name="T4">.</text:span></text:p>
      <text:p text:style-name="P9"><text:span text:style-name="T5">Star: </text:span><text:span text:style-name="T4">The 2 points are added to any ability the character chooses. They cannot be divided among two abilities. </text:span></text:p>
      <text:p text:style-name="P9"><text:span text:style-name="T5">Sun: </text:span><text:span text:style-name="T4">Roll for a medium wondrous item until a useful item is indicated.</text:span></text:p>
      <text:p text:style-name="P9"><text:span text:style-name="T5">Talons: </text:span><text:span text:style-name="T4">When this card is drawn, every magic item owned or possessed by the character is instantly and irrevocably gone.</text:span></text:p>
      <text:p text:style-name="P9"><text:span text:style-name="T5">Throne: </text:span><text:span text:style-name="T4">The character becomes a true leader in people’s eyes. The castle gained appears in any open area she wishes (but the decision where to place it must be made within 1 hour).</text:span></text:p>
      <text:p text:style-name="P9"><text:span text:style-name="T5">Vizier: </text:span><text:span text:style-name="T4">This card empowers the character drawing it with the one-time ability to call upon a source of wisdom to solve any</text:span></text:p>
      <text:p text:style-name="P9"><text:soft-page-break/><text:span text:style-name="T4">single problem or answer fully any question upon her request. The query or request must be made within one year. Whether the information gained can be successfully acted upon is another question entirely.</text:span></text:p>
      <text:p text:style-name="P9"><text:span text:style-name="T5">The Void: </text:span><text:span text:style-name="T4">This black card spells instant disaster. The character’s body continues to function, as though comatose, but her psyche is trapped in a prison somewhere—in an object on a far plane or planet, possibly in the possession of an outsider. A </text:span><text:span text:style-name="T5">wish </text:span><text:span text:style-name="T4">or a </text:span><text:span text:style-name="T5">miracle </text:span><text:span text:style-name="T4">does not bring the character back, instead merely revealing the plane of entrapment. Draw no more cards.</text:span></text:p>
      <text:p text:style-name="P9"><text:span text:style-name="T4">Strong (all schools); CL 20th.</text:span></text:p>
      <text:p text:style-name="P17"/>
      <text:p text:style-name="P9"><text:span text:style-name="T6">Hammer of Thunderbolts:</text:span><text:span text:style-name="T4"> This </text:span><text:span text:style-name="T5">+3 Large returning warhammer </text:span><text:span text:style-name="T4">deals 4d6 points of damage on any hit. Further, if the wielder wears a </text:span><text:span text:style-name="T5">belt of giant Strength </text:span><text:span text:style-name="T4">and </text:span><text:span text:style-name="T5">gauntlets of ogre power </text:span><text:span text:style-name="T4">and he knows that the hammer is a </text:span><text:span text:style-name="T5">hammer of thunderbolts </text:span><text:span text:style-name="T4">(not just a </text:span><text:span text:style-name="T5">+3 warhammer</text:span><text:span text:style-name="T4">), the weapon can be used to full effect: It gains a total +5 enhancement bonus, allows all </text:span><text:span text:style-name="T5">belt </text:span><text:span text:style-name="T4">and </text:span><text:span text:style-name="T5">gauntlet </text:span><text:span text:style-name="T4">bonuses to stack (only when using this weapon), and strikes dead any giant upon whom it scores a hit (Fortitude DC 20 negates the death effect but not the damage).</text:span></text:p>
      <text:p text:style-name="P9"><text:span text:style-name="T4">When hurled, on a successful attack the hammer emits a great noise, like a clap of thunder, causing all creatures within 90 feet to be stunned for 1 round (Fortitude DC 15 negates). The hammer’s range increment is 30 feet.</text:span></text:p>
      <text:p text:style-name="P9"><text:span text:style-name="T4">Strong evocation, necromancy, and transmutation; CL 20th; Weight 15 lb.</text:span></text:p>
      <text:p text:style-name="P17"/>
      <text:p text:style-name="P9"><text:span text:style-name="T6">Philosopher’s Stone:</text:span><text:span text:style-name="T4"> This rare substance appears to be an ordinary, sooty piece of blackish rock. If the stone is broken open (break DC 20), a cavity is revealed at the stone’s heart. This cavity is lined with a magical type of quicksilver that enables any arcane spellcaster to transmute base metals (iron and lead) into silver and gold. A single </text:span><text:span text:style-name="T5">philosopher’s stone </text:span><text:span text:style-name="T4">can turn from up to 5,000 pounds of iron into silver, or up to 1,000 pounds of lead into gold. However, the quicksilver becomes unstable once the stone is opened and loses its potency within 24 hours, so all transmutations must take place within that period.</text:span></text:p>
      <text:p text:style-name="P9"><text:span text:style-name="T4">The quicksilver found in the center of the stone may also be put to another use. If mixed with any </text:span><text:span text:style-name="T5">cure </text:span><text:span text:style-name="T4">potion while the substance is still potent, it creates a special </text:span><text:span text:style-name="T5">oil of life </text:span><text:span text:style-name="T4">that acts as a </text:span><text:span text:style-name="T5">true resurrection </text:span><text:span text:style-name="T4">spell for any dead body it is sprinkled upon.</text:span></text:p>
      <text:p text:style-name="P9"><text:span text:style-name="T4">Strong transmutation; CL 20th;Weight 3 lb.</text:span></text:p>
      <text:p text:style-name="P17"/>
      <text:p text:style-name="P9"><text:span text:style-name="T6">Sphere of Annihilation:</text:span><text:span text:style-name="T4"> A </text:span><text:span text:style-name="T5">sphere of annihilation </text:span><text:span text:style-name="T4">is a globe of absolute blackness, a ball of nothingness 2 feet in diameter. The object is actually a hole in the continuity of the multiverse. Any matter that comes in contact with a sphere is instantly sucked into the void, gone, and utterly destroyed. Only the direct intervention of a deity can restore an annihilated character.</text:span></text:p>
      <text:p text:style-name="P9"><text:span text:style-name="T4">A </text:span><text:span text:style-name="T5">sphere of annihilation </text:span><text:span text:style-name="T4">is static, resting in some spot as if it were a normal hole. It can be caused to move, however, by mental effort (think of this as a mundane form of telekinesis, too weak to move actual objects but a force to which the sphere, being weightless, is sensitive). A character’s ability to gain control of a </text:span><text:span text:style-name="T5">sphere of annihilation </text:span><text:span text:style-name="T4">(or to keep controlling one) is based on the result of a control check against DC 30 (a move action). A control check is 1d20 + character level + character Int modifier. If the check succeeds, the character can move the sphere (perhaps to bring it into contact with an enemy) as a free action.</text:span></text:p>
      <text:p text:style-name="P9"><text:span text:style-name="T4">Control of a sphere can be established from as far away as 40 feet (the character need not approach too closely). Once control is established, it must be maintained by continuing to make control checks (all DC 30) each round. For as long as a character maintains control (does not fail a check) in subsequent rounds, he can control the sphere from a distance of 40 feet + 10 feet per character level. The sphere’s speed in a round is 10 feet +5 feet for every 5 points by which the character’s control check result in that round exceeded 30.</text:span></text:p>
      <text:p text:style-name="P9"><text:span text:style-name="T4">If a control check fails, the sphere slides 10 feet in the direction of the character attempting to move it.</text:span></text:p>
      <text:p text:style-name="P9"><text:span text:style-name="T4">If two or more creatures vie for control of a </text:span><text:span text:style-name="T5">sphere of annihilation, </text:span><text:span text:style-name="T4">the rolls are opposed. If none are successful, the sphere slips toward the one who rolled lowest.</text:span></text:p>
      <text:p text:style-name="P9"><text:span text:style-name="T4">Should a </text:span><text:span text:style-name="T5">gate </text:span><text:span text:style-name="T4">spell be cast upon a </text:span><text:span text:style-name="T5">sphere of annihilation</text:span><text:span text:style-name="T4">, there is a 50% chance (01–50 on d%) that the spell destroys it, a 35% chance (51–85) that the spell does nothing, and a 15% chance (86–100) that a gap is torn in the spatial fabric, catapulting everything within a 180-foot radius into another plane. If a </text:span><text:span text:style-name="T5">rod of cancellation </text:span><text:span text:style-name="T4">touches a </text:span><text:span text:style-name="T5">sphere of annihilation</text:span><text:span text:style-name="T4">,</text:span></text:p>
      <text:p text:style-name="P9"><text:span text:style-name="T4">they negate each other in a tremendous explosion. Everything within a 60-foot radius takes 2d6x10 points of damage. </text:span><text:span text:style-name="T5">Dispel</text:span></text:p>
      <text:p text:style-name="P9"><text:span text:style-name="T5">magic </text:span><text:span text:style-name="T4">and </text:span><text:span text:style-name="T5">mage’s disjunction </text:span><text:span text:style-name="T4">have no effect on a sphere.</text:span></text:p>
      <text:p text:style-name="P9"><text:span text:style-name="T4">See also </text:span><text:span text:style-name="T5">talisman of the sphere </text:span><text:span text:style-name="T4">(below).</text:span></text:p>
      <text:p text:style-name="P9"><text:span text:style-name="T4">Strong transmutation; CL 20th.</text:span></text:p>
      <text:p text:style-name="P17"/>
      <text:p text:style-name="P9"><text:span text:style-name="T6">Staff of the Magi:</text:span><text:span text:style-name="T4"> A long wooden staff, shod in iron and inscribed with sigils and runes of all types, this potent artifact contains many spell powers and other functions. Some of its powers use charges, while others don’t. The following powers do not use charges:</text:span></text:p>
      <text:p text:style-name="P9"><text:soft-page-break/><text:span text:style-name="T4">• </text:span><text:span text:style-name="T5">Detect magic</text:span></text:p>
      <text:p text:style-name="P9"><text:span text:style-name="T4">• </text:span><text:span text:style-name="T5">Enlarge person (</text:span><text:span text:style-name="T4">Fortitude DC 15 negates)</text:span></text:p>
      <text:p text:style-name="P9"><text:span text:style-name="T4">• </text:span><text:span text:style-name="T5">Hold portal</text:span></text:p>
      <text:p text:style-name="P9"><text:span text:style-name="T4">• </text:span><text:span text:style-name="T5">Light</text:span></text:p>
      <text:p text:style-name="P9"><text:span text:style-name="T4">• </text:span><text:span text:style-name="T5">Mage armor</text:span></text:p>
      <text:p text:style-name="P9"><text:span text:style-name="T4">• </text:span><text:span text:style-name="T5">Mage hand</text:span></text:p>
      <text:p text:style-name="P9"><text:span text:style-name="T4">The following powers drain 1 charge per usage:</text:span></text:p>
      <text:p text:style-name="P9"><text:span text:style-name="T4">• </text:span><text:span text:style-name="T5">Dispel magic</text:span></text:p>
      <text:p text:style-name="P9"><text:span text:style-name="T4">• </text:span><text:span text:style-name="T5">Fireball </text:span><text:span text:style-name="T4">(10d6 damage, Reflex DC 17 half )</text:span></text:p>
      <text:p text:style-name="P9"><text:span text:style-name="T4">• </text:span><text:span text:style-name="T5">Ice storm</text:span></text:p>
      <text:p text:style-name="P9"><text:span text:style-name="T4">• </text:span><text:span text:style-name="T5">Invisibility</text:span></text:p>
      <text:p text:style-name="P9"><text:span text:style-name="T4">• </text:span><text:span text:style-name="T5">Knock</text:span></text:p>
      <text:p text:style-name="P9"><text:span text:style-name="T4">• </text:span><text:span text:style-name="T5">Lightning bolt </text:span><text:span text:style-name="T4">(10d6 damage, Reflex DC 17 half )</text:span></text:p>
      <text:p text:style-name="P9"><text:span text:style-name="T4">• </text:span><text:span text:style-name="T5">Passwall</text:span></text:p>
      <text:p text:style-name="P9"><text:span text:style-name="T4">• </text:span><text:span text:style-name="T5">Pyrotechnics </text:span><text:span text:style-name="T4">(Will or Fortitude DC 16 negates)</text:span></text:p>
      <text:p text:style-name="P9"><text:span text:style-name="T4">• </text:span><text:span text:style-name="T5">Wall of fire</text:span></text:p>
      <text:p text:style-name="P9"><text:span text:style-name="T4">• </text:span><text:span text:style-name="T5">Web</text:span></text:p>
      <text:p text:style-name="P9"><text:span text:style-name="T4">These powers drain 2 charges per usage:</text:span></text:p>
      <text:p text:style-name="P9"><text:span text:style-name="T4">• </text:span><text:span text:style-name="T5">Monster summoning IX</text:span></text:p>
      <text:p text:style-name="P9"><text:span text:style-name="T4">• </text:span><text:span text:style-name="T5">Plane shift </text:span><text:span text:style-name="T4">(Will DC 21 negates)</text:span></text:p>
      <text:p text:style-name="P9"><text:span text:style-name="T4">• </text:span><text:span text:style-name="T5">Telekinesis </text:span><text:span text:style-name="T4">(400 lb. maximum weight; Will DC 19 negates)</text:span></text:p>
      <text:p text:style-name="P9"><text:span text:style-name="T4">A </text:span><text:span text:style-name="T5">staff of the magi </text:span><text:span text:style-name="T4">gives the wielder spell resistance 23. If this is willingly lowered, however, the staff can also be used to absorb arcane spell energy directed at its wielder, as a </text:span><text:span text:style-name="T5">rod of absorption</text:span><text:span text:style-name="T4"> does. Unlike the rod, this staff converts spell levels into charges rather than retaining them as spell energy usable by a spellcaster. If the staff absorbs enough spell levels to exceed its limit of 50 charges, it explodes as if a retributive strike had been performed (see below). The wielder has no idea how many spell levels are cast at her, for the staff does not communicate this knowledge as a </text:span><text:span text:style-name="T5">rod of absorption </text:span><text:span text:style-name="T4">does. (Thus, absorbing spells can be risky.)</text:span></text:p>
      <text:p text:style-name="P9"><text:span text:style-name="T5">Retributive Strike: </text:span><text:span text:style-name="T4">A </text:span><text:span text:style-name="T5">staff of the magi </text:span><text:span text:style-name="T4">can be broken for a retributive strike. Such an act must be purposeful and declared by the wielder. All charges in the staff are released in a 30-foot spread. All within 10 feet of the broken staff take hit points of damage equal to 8 times the number of charges in the staff, those between 11 feet and 20 feet away take points equal to 6 times the number of charges, and those 21 feet to 30 feet distant take 4 times the number of charges. A DC 17 Reflex save reduces damage by half. </text:span></text:p>
      <text:p text:style-name="P9"><text:span text:style-name="T4">The character breaking the staff has a 50% chance (01–50 on d%) of traveling to another plane of existence, but if she does not (51–100), the explosive release of spell energy destroys her. Only specific items, including the </text:span><text:span text:style-name="T5">staff of the magi </text:span><text:span text:style-name="T4">and the </text:span><text:span text:style-name="T5">staff of power</text:span><text:span text:style-name="T4"> are capable of a retributive strike.</text:span></text:p>
      <text:p text:style-name="P9"><text:soft-page-break/><text:span text:style-name="T4">Strong (all schools); CL 20th;Weight 5 lb.</text:span></text:p>
      <text:p text:style-name="P17"/>
      <text:p text:style-name="P9"><text:span text:style-name="T6">Talisman of Pure Good:</text:span><text:span text:style-name="T4"> A good (LG, NG, CG) divine spellcaster who possesses this item can cause a flaming crack to open at the feet of an evil (LE, NE, CE) divine spellcaster who is up to 100 feet away. The intended victim is swallowed up forever and sent hurtling to the center of the earth. The wielder of the talisman must be good, and if he is not exceptionally pure in thought and deed the evil character gains a DC 19 Reflex saving throw to leap away from the crack. Obviously, the target must be standing on solid ground for this item to function. </text:span></text:p>
      <text:p text:style-name="P9"><text:span text:style-name="T4">A </text:span><text:span text:style-name="T5">talisman of pure good </text:span><text:span text:style-name="T4">has 6 charges. If a neutral (LN, N, CN) divine spellcaster touches one of these stones, he takes 6d6 points of damage. If an evil divine spellcaster touches one, he takes 8d6 points of damage. All other characters are unaffected by the device.</text:span></text:p>
      <text:p text:style-name="P9"><text:span text:style-name="T4">Strong evocation [good]; CL 18th.</text:span></text:p>
      <text:p text:style-name="P17"/>
      <text:p text:style-name="P9"><text:span text:style-name="T6">Talisman of the Sphere:</text:span><text:span text:style-name="T4"> This small adamantine loop and handle are useless to those unable to cast arcane spells. Characters</text:span></text:p>
      <text:p text:style-name="P9"><text:span text:style-name="T4">who cannot cast arcane spells take 5d6 points of damage merely from picking up and holding a talisman of this sort. However, when held by an arcane spellcaster who is concentrating on control of a </text:span><text:span text:style-name="T5">sphere of annihilation, </text:span><text:span text:style-name="T4">a </text:span><text:span text:style-name="T5">talisman of the sphere </text:span><text:span text:style-name="T4">doubles the character’s modifier on his control check (doubling both his Intelligence bonus and his character level for this purpose).</text:span></text:p>
      <text:p text:style-name="P9"><text:span text:style-name="T4">If the wielder of a talisman establishes control, he need check for maintaining control only every other round thereafter. If control is not established, the sphere moves toward him. Note that while many spells and effects of cancellation have no effect upon a </text:span><text:span text:style-name="T5">sphere of annihilation, </text:span><text:span text:style-name="T4">the talisman’s power of control can be suppressed or canceled.</text:span></text:p>
      <text:p text:style-name="P8"><text:span text:style-name="T2">Strong transmutation; CL 16th;Weight 1 lb.</text:span></text:p>
      <text:p text:style-name="P16"/>
      <text:p text:style-name="P9"><text:span text:style-name="T6">Talisman of Reluctant Wishes: </text:span><text:span text:style-name="T4">A talisman of this sort appears the same as a </text:span><text:span text:style-name="T5">stone of controlling earth elementals. </text:span><text:span text:style-name="T4">Its powers are quite different, however, and dependent on the Charisma of the individual holding the talisman. Whenever a character touches a </text:span><text:span text:style-name="T5">talisman of reluctant wishes, </text:span><text:span text:style-name="T4">he must make a DC 15 Charisma check. </text:span></text:p>
      <text:p text:style-name="P9"><text:span text:style-name="T4">If he fails, the device acts as a </text:span><text:span text:style-name="T5">stone of weight</text:span><text:span text:style-name="T4">. Discarding or destroying it results in 5d6 points of damage to the character and the disappearance of the talisman. </text:span></text:p>
      <text:p text:style-name="P9"><text:span text:style-name="T4">If he succeeds, the talisman remains with the character for 5d6 hours, or until a </text:span><text:span text:style-name="T5">wish </text:span><text:span text:style-name="T4">is made with it, whichever comes first. It then disappears.</text:span></text:p>
      <text:p text:style-name="P9"><text:span text:style-name="T4">If he rolls a natural 20, the character finds it impossible to be rid of the talisman for as many months as he has points of Charisma. In addition, the artifact grants him one </text:span><text:span text:style-name="T5">wish </text:span><text:span text:style-name="T4">for every 6 points of the character’s Charisma. It also grows warm and throbs whenever its possessor comes within 20 feet of a mechanical or magic trap. (If the talisman is not held, its warning heat and pulses are of no avail.)</text:span></text:p>
      <text:p text:style-name="P9"><text:span text:style-name="T4">Regardless of which reaction results, a </text:span><text:span text:style-name="T5">talisman of reluctant wishes </text:span><text:span text:style-name="T4">disappears when its time period expires, leaving behind a 10,000 gp diamond in its stead.</text:span></text:p>
      <text:p text:style-name="P9"><text:span text:style-name="T4">Strong conjuration; CL 20th;Weight 1 lb.</text:span></text:p>
      <text:p text:style-name="P17"/>
      <text:p text:style-name="P9"><text:span text:style-name="T6">Talisman of Ultimate Evil:</text:span><text:span text:style-name="T4"> An evil (LE, NE, CE) divine spellcaster who possesses this item can cause a flaming crack to open at the feet of a good (LG, NG, CG) divine spellcaster who is up to 100 feet away. The intended victim is swallowed up forever and sent hurtling to the center of the earth. The wielder of the talisman must be evil, and if she is not exceptionally foul and perverse in the sights of her evil deity the good character gains a DC 19 Reflex save to leap away from the crack. Obviously, the target must be standing on solid ground for this item to function. </text:span></text:p>
      <text:p text:style-name="P9"><text:span text:style-name="T4">A </text:span><text:span text:style-name="T5">talisman of ultimate evil </text:span><text:span text:style-name="T4">has 6 charges. If a neutral (LN, N, CN) divine spellcaster touches one of these stones, she takes 6d6 points of damage. If a good divine spellcaster touches one, she takes 8d6 points of damage. All other characters are unaffected by the device. </text:span></text:p>
      <text:p text:style-name="P9"><text:span text:style-name="T4">Strong evocation [evil]; CL 18th.</text:span></text:p>
      <text:p text:style-name="P17"/>
      <text:p text:style-name="P9"><text:span text:style-name="T7">MAJOR ARTIFACTS</text:span></text:p>
      <text:p text:style-name="P9"><text:span text:style-name="T4">Major artifacts are unique items—only one of each such item exists. These are the most potent of magic items, capable of altering the balance of a campaign.</text:span></text:p>
      <text:p text:style-name="P9"><text:soft-page-break/><text:span text:style-name="T4">Unlike all other magic items, major artifacts are not easily destroyed. Each should have only a single, specific means of destruction.</text:span></text:p>
      <text:p text:style-name="P14"/>
      <text:p text:style-name="P9"><text:span text:style-name="T7">Major Artifact Descriptions</text:span></text:p>
      <text:p text:style-name="P17"/>
      <text:p text:style-name="P9"><text:span text:style-name="T6">The Moaning Diamond:</text:span><text:span text:style-name="T4"> The </text:span><text:span text:style-name="T5">Moaning Diamond </text:span><text:span text:style-name="T4">appears to be an uncut diamond the size of a human fist. At all times, it gives forth a baleful moaning sound, as if in pain. Despite the noise, the </text:span><text:span text:style-name="T5">Moaning Diamond </text:span><text:span text:style-name="T4">is not evil. The wielder of the stone can, three times per day, call upon it to reshape earth and stone as if by the spell </text:span><text:span text:style-name="T5">stone shape, </text:span><text:span text:style-name="T4">affecting 5,000 cubic feet of material. The </text:span><text:span text:style-name="T5">Moaning Diamond </text:span><text:span text:style-name="T4">can summon an elder earth elemental with maximum hit points that serves the caster until it is slain. Only one such elemental can be summoned at a time; if it is slain, a new creature cannot be summoned for 24 hours. </text:span></text:p>
      <text:p text:style-name="P17"/>
      <text:p text:style-name="P9"><text:span text:style-name="T6">The Orbs of Dragonkind:</text:span><text:span text:style-name="T4"> Each of these fabled orbs contains the essence and personality of an ancient dragon of a different variety (one for each of the major ten different chromatic and metallic dragons). The bearer of an </text:span><text:span text:style-name="T5">Orb </text:span><text:span text:style-name="T4">can </text:span><text:span text:style-name="T5">dominate </text:span><text:span text:style-name="T4">dragons of its particular variety within 500 feet (as </text:span><text:span text:style-name="T5">dominate monster</text:span><text:span text:style-name="T4">), the dragon being forced to make a DC 25 Will save to resist. (Spell resistance is not useful against this effect.) Each </text:span><text:span text:style-name="T5">Orb of Dragonkind </text:span><text:span text:style-name="T4">bestows upon the wielder the AC and saving throw bonuses of the dragon within. These values replace whatever values the character would otherwise have, whether they are better or worse. These values cannot be modified by any means short of ridding the character of the </text:span><text:span text:style-name="T5">Orb. </text:span><text:span text:style-name="T4">A character possessing an </text:span><text:span text:style-name="T5">Orb of Dragonkind </text:span><text:span text:style-name="T4">is immune to the breath weapon—but only the breath weapon—of the dragon variety keyed to the </text:span><text:span text:style-name="T5">Orb. </text:span><text:span text:style-name="T4">Finally, a character possessing an </text:span><text:span text:style-name="T5">Orb </text:span><text:span text:style-name="T4">can herself use the breath weapon of the dragon in the </text:span><text:span text:style-name="T5">Orb </text:span><text:span text:style-name="T4">three times per day.</text:span></text:p>
      <text:p text:style-name="P9"><text:span text:style-name="T4">All </text:span><text:span text:style-name="T5">Orbs of Dragonkind </text:span><text:span text:style-name="T4">can be used to communicate verbally and visually with the possessors of the other </text:span><text:span text:style-name="T5">Orbs. </text:span><text:span text:style-name="T4">The owner of an </text:span><text:span text:style-name="T5">Orb </text:span><text:span text:style-name="T4">knows whether there are dragons within 10 miles at all times. For dragons of the </text:span><text:span text:style-name="T5">Orb</text:span><text:span text:style-name="T4">’s particular variety, the range is 100 miles. If within 1 mile of a dragon of the </text:span><text:span text:style-name="T5">Orb</text:span><text:span text:style-name="T4">’s variety, the wielder can determine the exact location and age of the creature. The bearer of one of these </text:span><text:span text:style-name="T5">Orbs </text:span><text:span text:style-name="T4">earns the enmity forever of all dragonkind for profiting by the enslavement of one of their kin, even if she later loses the item. </text:span></text:p>
      <text:p text:style-name="P9"><text:span text:style-name="T4">Each </text:span><text:span text:style-name="T5">Orb </text:span><text:span text:style-name="T4">also has an individual power that can be invoked once per round at 10th caster level.</text:span></text:p>
      <text:p text:style-name="P9"><text:span text:style-name="T4">• </text:span><text:span text:style-name="T5">Black Dragon Orb: Fly </text:span><text:span text:style-name="T4">(Will DC 17 negates).</text:span></text:p>
      <text:p text:style-name="P9"><text:span text:style-name="T4">• </text:span><text:span text:style-name="T5">Blue Dragon Orb: Haste </text:span><text:span text:style-name="T4">(Fortitude DC 17 negates)</text:span><text:span text:style-name="T5">.</text:span></text:p>
      <text:p text:style-name="P9"><text:span text:style-name="T4">• </text:span><text:span text:style-name="T5">Brass Dragon Orb: Teleport </text:span><text:span text:style-name="T4">(Will DC 19 negates)</text:span><text:span text:style-name="T5">.</text:span></text:p>
      <text:p text:style-name="P9"><text:span text:style-name="T4">• </text:span><text:span text:style-name="T5">Bronze Dragon Orb: Scrying </text:span><text:span text:style-name="T4">(Will DC 18 negates)</text:span><text:span text:style-name="T5">.</text:span></text:p>
      <text:p text:style-name="P9"><text:span text:style-name="T4">• </text:span><text:span text:style-name="T5">Copper Dragon Orb: Suggestion </text:span><text:span text:style-name="T4">(Will DC 17 negates)</text:span><text:span text:style-name="T5">.</text:span></text:p>
      <text:p text:style-name="P9"><text:span text:style-name="T4">• </text:span><text:span text:style-name="T5">Gold Dragon Orb: </text:span><text:span text:style-name="T4">The owner of the gold </text:span><text:span text:style-name="T5">Orb </text:span><text:span text:style-name="T4">can call upon any power possessed by one of the other </text:span><text:span text:style-name="T5">Orbs</text:span><text:span text:style-name="T4">—including the </text:span><text:span text:style-name="T5">dominate </text:span><text:span text:style-name="T4">and breath weapon abilities but not AC, save bonuses, or breath weapon immunity—but can only use an individual</text:span></text:p>
      <text:p text:style-name="P9"><text:span text:style-name="T4">power once per day. She can use </text:span><text:span text:style-name="T5">dominate </text:span><text:span text:style-name="T4">on any other possessor of an </text:span><text:span text:style-name="T5">Orb </text:span><text:span text:style-name="T4">within 1 mile (Will DC 23 negates).</text:span></text:p>
      <text:p text:style-name="P9"><text:span text:style-name="T4">• </text:span><text:span text:style-name="T5">Green Dragon Orb: Spectral hand.</text:span></text:p>
      <text:p text:style-name="P9"><text:span text:style-name="T4">• </text:span><text:span text:style-name="T5">Red Dragon Orb: Wall of fire.</text:span></text:p>
      <text:p text:style-name="P9"><text:span text:style-name="T4">• </text:span><text:span text:style-name="T5">Silver Dragon Orb: Cure critical wounds </text:span><text:span text:style-name="T4">(Will DC 18 half )</text:span><text:span text:style-name="T5">.</text:span></text:p>
      <text:p text:style-name="P9"><text:span text:style-name="T4">• </text:span><text:span text:style-name="T5">White Dragon Orb: Protection from energy (cold) </text:span><text:span text:style-name="T4">(Fortitude DC 17 negates)</text:span><text:span text:style-name="T5">.</text:span></text:p>
      <text:p text:style-name="P16"/>
      <text:p text:style-name="P9"><text:span text:style-name="T6">The Saint’s Mace: </text:span><text:span text:style-name="T4">This relic appears to be a simple, well-used cudgel, but its simple appearance hides great power. The </text:span><text:span text:style-name="T5">saint’s mace </text:span><text:span text:style-name="T4">has a +5 enhancement bonus and functions as a heavy mace with the holy, lawful, and disruption special abilities. The wielder can project </text:span><text:span text:style-name="T5">searing light </text:span><text:span text:style-name="T4">from the mace at will, at caster level 20th.</text:span></text:p>
      <text:p text:style-name="P17"/>
      <text:p text:style-name="P9"><text:span text:style-name="T6">The Shadowstaff:</text:span><text:span text:style-name="T4"> This artifact was crafted centuries ago, weaving together the wispy strands of shadow itself into a twisted black staff. The </text:span><text:span text:style-name="T5">Shadowstaff </text:span><text:span text:style-name="T4">makes the wielder slightly shadowy and incorporeal, granting him a +4 bonus to AC and Reflex saves (which stacks with any other bonuses). However, in bright light (such as that of the sun, but not a torch) or in absolute darkness, the wielder takes a –2 penalty on all attack rolls, saves, and checks. </text:span></text:p>
      <text:p text:style-name="P9"><text:soft-page-break/><text:span text:style-name="T4">The </text:span><text:span text:style-name="T5">Shadowstaff </text:span><text:span text:style-name="T4">also has these powers.</text:span></text:p>
      <text:p text:style-name="P9"><text:span text:style-name="T4">• </text:span><text:span text:style-name="T5">Summon Shadows: </text:span><text:span text:style-name="T4">Three times per day the staff may summon 2d4 shadows. Immune to turning, they serve the wielder as if called by a </text:span><text:span text:style-name="T5">summon monster V </text:span><text:span text:style-name="T4">spell cast at 20th level.</text:span></text:p>
      <text:p text:style-name="P9"><text:span text:style-name="T4">• </text:span><text:span text:style-name="T5">Summon Nightshade: </text:span><text:span text:style-name="T4">Once per month, the staff can summon a nightcrawler nightshade that serves the wielder as if called by a </text:span><text:span text:style-name="T5">summon monster IX </text:span><text:span text:style-name="T4">spell cast at 20th level.</text:span></text:p>
      <text:p text:style-name="P9"><text:span text:style-name="T4">• </text:span><text:span text:style-name="T5">Shadow Form: </text:span><text:span text:style-name="T4">Three times per day the wielder can become a living shadow, with all the movement powers granted by the</text:span></text:p>
      <text:p text:style-name="P9"><text:span text:style-name="T5">gaseous form </text:span><text:span text:style-name="T4">spell. </text:span></text:p>
      <text:p text:style-name="P9"><text:span text:style-name="T4">• </text:span><text:span text:style-name="T5">Shadow Bolt: </text:span><text:span text:style-name="T4">Three times per day the staff can project a ray attack that deals 10d6 points of cold damage to a single target. The shadow bolt has a range of 100 feet.</text:span></text:p>
      <text:p text:style-name="P17"/>
      <text:p text:style-name="P9"><text:span text:style-name="T4">The Shield of the Sun: This </text:span><text:span text:style-name="T5">+5 large shield, </text:span><text:span text:style-name="T4">emblazoned with the symbol of the sun, allows the wielder to cast spells as if she were a 20th-level paladin with a Wisdom score of 20. The spells gained are cumulative with any existing spells per day that the character might have, even if she’s already a paladin. The </text:span><text:span text:style-name="T5">Shield of the Sun </text:span><text:span text:style-name="T4">also grants spell resistance 15 to its wielder. It absorbs the first 10 points of damage from any energy attack (fire, cold, acid, electricity, or sonic). In return for all this, once per year the shield’s owner must undertake a quest (no saving throw to avoid) at the behest of a lawful good deity. </text:span></text:p>
      <text:p text:style-name="P9"><text:span text:style-name="T4">A character who is evil or chaotic (LE, NE, CE, CN, CG) gains four negative levels if she attempts to use this artifact. Although these negative levels never results in actual level loss, they remain as long as the shield is in hand and cannot be overcome in any way (including </text:span><text:span text:style-name="T5">restoration </text:span><text:span text:style-name="T4">spells). The negative levels disappear when the shield is stowed or leaves the wearer’s posse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color="#ff0000" fo:font-size="10pt" fo:language="en" fo:country="US" fo:font-style="italic" style:font-size-asian="10pt" style:language-asian="en" style:country-asian="US" style:font-style-asian="italic"/>
    </style:style>
    <style:style style:name="Heading_20_5" style:display-name="Heading 5" style:family="paragraph" style:parent-style-name="Standard" style:default-outline-level="5" style:list-style-name="" style:class="text">
      <style:paragraph-properties fo:text-align="end"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center"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start" style:justify-single-word="false" fo:orphans="2" fo:widows="2" fo:keep-with-next="always" style:vertical-align="auto"/>
      <style:text-properties fo:color="#ff0000" fo:font-size="18.5pt" fo:language="en" fo:country="US" style:font-size-asian="18.5pt" style:language-asian="en" style:country-asian="US"/>
    </style:style>
    <style:style style:name="Body_20_Text_20_2" style:display-name="Body Text 2" style:family="paragraph" style:parent-style-name="Standard" style:default-outline-level="">
      <style:paragraph-properties fo:text-align="start" style:justify-single-word="false" fo:orphans="2" fo:widows="2"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NDROUS ITEMS</dc:title>
    <meta:initial-creator>AKSmith</meta:initial-creator>
    <meta:creation-date>2003-07-01T15:09:00</meta:creation-date>
    <dc:date>2003-07-02T14:39:00</dc:date>
    <meta:print-date>2003-06-24T16:07:00</meta:print-date>
    <meta:editing-cycles>5</meta:editing-cycles>
    <meta:editing-duration>PT6S</meta:editing-duration>
    <meta:document-statistic meta:table-count="13" meta:image-count="0" meta:object-count="0" meta:page-count="31" meta:paragraph-count="933" meta:word-count="12313" meta:character-count="69083" meta:non-whitespace-character-count="57834"/>
    <meta:generator>LibreOffice/6.1.5.2$Linux_X86_64 LibreOffice_project/10$Build-2</meta:generator>
    <meta:user-defined meta:name="Company">Wizards of the Coast</meta:user-defined>
    <meta:user-defined meta:name="Operator">AKSmith</meta:user-defined>
  </office:meta>
</office:document-meta>
</file>